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6.2953in" svg:height="3.5449in" svg:x="2.0913in" svg:y="0.0732in">
            <draw:object draw:notify-on-update-of-ranges="log.A1:log.A1 log.A2:log.A605 log.B1:log.B1 log.B2:log.B605 log.C1:log.C1 log.C2:log.C6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23" calcext:value-type="float">
            <text:p>0.23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53" calcext:value-type="float">
            <text:p>0.53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8" calcext:value-type="float">
            <text:p>0.8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05" calcext:value-type="float">
            <text:p>1.05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29" calcext:value-type="float">
            <text:p>1.29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53" calcext:value-type="float">
            <text:p>1.53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.75" calcext:value-type="float">
            <text:p>1.75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95" calcext:value-type="float">
            <text:p>1.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.15" calcext:value-type="float">
            <text:p>2.15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34" calcext:value-type="float">
            <text:p>2.3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52" calcext:value-type="float">
            <text:p>2.5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7" calcext:value-type="float">
            <text:p>2.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.87" calcext:value-type="float">
            <text:p>2.87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.02" calcext:value-type="float">
            <text:p>3.0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17" calcext:value-type="float">
            <text:p>3.17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.3" calcext:value-type="float">
            <text:p>3.3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.44" calcext:value-type="float">
            <text:p>3.44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.57" calcext:value-type="float">
            <text:p>3.57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.69" calcext:value-type="float">
            <text:p>3.69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.8" calcext:value-type="float">
            <text:p>3.8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.92" calcext:value-type="float">
            <text:p>3.92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4.02" calcext:value-type="float">
            <text:p>4.02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.12" calcext:value-type="float">
            <text:p>4.12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4.2" calcext:value-type="float">
            <text:p>4.2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.28" calcext:value-type="float">
            <text:p>4.28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.34" calcext:value-type="float">
            <text:p>4.34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4.41" calcext:value-type="float">
            <text:p>4.41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4.47" calcext:value-type="float">
            <text:p>4.47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.54" calcext:value-type="float">
            <text:p>4.54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4.6" calcext:value-type="float">
            <text:p>4.6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.67" calcext:value-type="float">
            <text:p>4.67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72" calcext:value-type="float">
            <text:p>4.72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.76" calcext:value-type="float">
            <text:p>4.76</text:p>
          </table:table-cell>
          <table:table-cell office:value-type="float" office:value="-0.67" calcext:value-type="float">
            <text:p>-0.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82" calcext:value-type="float">
            <text:p>4.82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.86" calcext:value-type="float">
            <text:p>4.86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91" calcext:value-type="float">
            <text:p>4.91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.96" calcext:value-type="float">
            <text:p>4.96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.99" calcext:value-type="float">
            <text:p>4.99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5.05" calcext:value-type="float">
            <text:p>5.05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5.14" calcext:value-type="float">
            <text:p>5.14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.18" calcext:value-type="float">
            <text:p>5.18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5.23" calcext:value-type="float">
            <text:p>5.23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31" calcext:value-type="float">
            <text:p>5.31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.35" calcext:value-type="float">
            <text:p>5.35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.37" calcext:value-type="float">
            <text:p>5.37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5.4" calcext:value-type="float">
            <text:p>5.4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.41" calcext:value-type="float">
            <text:p>5.41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5.44" calcext:value-type="float">
            <text:p>5.44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46" calcext:value-type="float">
            <text:p>5.46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5.5" calcext:value-type="float">
            <text:p>5.5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.52" calcext:value-type="float">
            <text:p>5.52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5.53" calcext:value-type="float">
            <text:p>5.53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.53" calcext:value-type="float">
            <text:p>5.53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5.61" calcext:value-type="float">
            <text:p>5.61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59" calcext:value-type="float">
            <text:p>5.59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.33" calcext:value-type="float">
            <text:p>5.33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.01" calcext:value-type="float">
            <text:p>5.01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5.06" calcext:value-type="float">
            <text:p>5.06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3" calcext:value-type="float">
            <text:p>4.63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.55" calcext:value-type="float">
            <text:p>4.55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82" calcext:value-type="float">
            <text:p>3.82</text:p>
          </table:table-cell>
          <table:table-cell office:value-type="float" office:value="-4.76" calcext:value-type="float">
            <text:p>-4.7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59" calcext:value-type="float">
            <text:p>3.59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98" calcext:value-type="float">
            <text:p>2.98</text:p>
          </table:table-cell>
          <table:table-cell office:value-type="float" office:value="-8.72" calcext:value-type="float">
            <text:p>-8.7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18" calcext:value-type="float">
            <text:p>2.18</text:p>
          </table:table-cell>
          <table:table-cell office:value-type="float" office:value="-11.24" calcext:value-type="float">
            <text:p>-11.24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71" calcext:value-type="float">
            <text:p>0.71</text:p>
          </table:table-cell>
          <table:table-cell office:value-type="float" office:value="-14.38" calcext:value-type="float">
            <text:p>-14.3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0.6" calcext:value-type="float">
            <text:p>-0.6</text:p>
          </table:table-cell>
          <table:table-cell office:value-type="float" office:value="-17.14" calcext:value-type="float">
            <text:p>-17.1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2.53" calcext:value-type="float">
            <text:p>-2.53</text:p>
          </table:table-cell>
          <table:table-cell office:value-type="float" office:value="-21.11" calcext:value-type="float">
            <text:p>-21.1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3.64" calcext:value-type="float">
            <text:p>-3.64</text:p>
          </table:table-cell>
          <table:table-cell office:value-type="float" office:value="-23.39" calcext:value-type="float">
            <text:p>-23.39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-5.51" calcext:value-type="float">
            <text:p>-5.51</text:p>
          </table:table-cell>
          <table:table-cell office:value-type="float" office:value="-26.81" calcext:value-type="float">
            <text:p>-26.8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7.28" calcext:value-type="float">
            <text:p>-7.28</text:p>
          </table:table-cell>
          <table:table-cell office:value-type="float" office:value="-29.83" calcext:value-type="float">
            <text:p>-29.83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-8.42" calcext:value-type="float">
            <text:p>-8.42</text:p>
          </table:table-cell>
          <table:table-cell office:value-type="float" office:value="-31.7" calcext:value-type="float">
            <text:p>-31.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9.72" calcext:value-type="float">
            <text:p>-9.72</text:p>
          </table:table-cell>
          <table:table-cell office:value-type="float" office:value="-33.79" calcext:value-type="float">
            <text:p>-33.79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10.76" calcext:value-type="float">
            <text:p>-10.76</text:p>
          </table:table-cell>
          <table:table-cell office:value-type="float" office:value="-36.07" calcext:value-type="float">
            <text:p>-36.0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11.65" calcext:value-type="float">
            <text:p>-11.65</text:p>
          </table:table-cell>
          <table:table-cell office:value-type="float" office:value="-39.02" calcext:value-type="float">
            <text:p>-39.02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-12.39" calcext:value-type="float">
            <text:p>-12.39</text:p>
          </table:table-cell>
          <table:table-cell office:value-type="float" office:value="-42.46" calcext:value-type="float">
            <text:p>-42.4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13.44" calcext:value-type="float">
            <text:p>-13.44</text:p>
          </table:table-cell>
          <table:table-cell office:value-type="float" office:value="-47.79" calcext:value-type="float">
            <text:p>-47.79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-14.07" calcext:value-type="float">
            <text:p>-14.07</text:p>
          </table:table-cell>
          <table:table-cell office:value-type="float" office:value="-52.11" calcext:value-type="float">
            <text:p>-52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4.42" calcext:value-type="float">
            <text:p>-14.42</text:p>
          </table:table-cell>
          <table:table-cell office:value-type="float" office:value="-54.9" calcext:value-type="float">
            <text:p>-54.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14.49" calcext:value-type="float">
            <text:p>-14.49</text:p>
          </table:table-cell>
          <table:table-cell office:value-type="float" office:value="-57.15" calcext:value-type="float">
            <text:p>-57.1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14.57" calcext:value-type="float">
            <text:p>-14.57</text:p>
          </table:table-cell>
          <table:table-cell office:value-type="float" office:value="-59.09" calcext:value-type="float">
            <text:p>-59.0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14.5" calcext:value-type="float">
            <text:p>-14.5</text:p>
          </table:table-cell>
          <table:table-cell office:value-type="float" office:value="-60.77" calcext:value-type="float">
            <text:p>-60.7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14.94" calcext:value-type="float">
            <text:p>-14.94</text:p>
          </table:table-cell>
          <table:table-cell office:value-type="float" office:value="-61.64" calcext:value-type="float">
            <text:p>-61.64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-15.3" calcext:value-type="float">
            <text:p>-15.3</text:p>
          </table:table-cell>
          <table:table-cell office:value-type="float" office:value="-63.41" calcext:value-type="float">
            <text:p>-63.4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15.66" calcext:value-type="float">
            <text:p>-15.66</text:p>
          </table:table-cell>
          <table:table-cell office:value-type="float" office:value="-66.25" calcext:value-type="float">
            <text:p>-66.2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16.39" calcext:value-type="float">
            <text:p>-16.39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-18.23" calcext:value-type="float">
            <text:p>-18.23</text:p>
          </table:table-cell>
          <table:table-cell office:value-type="float" office:value="-67.16" calcext:value-type="float">
            <text:p>-67.1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18.71" calcext:value-type="float">
            <text:p>-18.71</text:p>
          </table:table-cell>
          <table:table-cell office:value-type="float" office:value="-66.85" calcext:value-type="float">
            <text:p>-66.8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-18.98" calcext:value-type="float">
            <text:p>-18.98</text:p>
          </table:table-cell>
          <table:table-cell office:value-type="float" office:value="-65.25" calcext:value-type="float">
            <text:p>-65.2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19.06" calcext:value-type="float">
            <text:p>-19.06</text:p>
          </table:table-cell>
          <table:table-cell office:value-type="float" office:value="-62.85" calcext:value-type="float">
            <text:p>-62.85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19.77" calcext:value-type="float">
            <text:p>-19.77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20.59" calcext:value-type="float">
            <text:p>-20.59</text:p>
          </table:table-cell>
          <table:table-cell office:value-type="float" office:value="-51.47" calcext:value-type="float">
            <text:p>-51.4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-21.26" calcext:value-type="float">
            <text:p>-21.26</text:p>
          </table:table-cell>
          <table:table-cell office:value-type="float" office:value="-45.26" calcext:value-type="float">
            <text:p>-45.2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21.65" calcext:value-type="float">
            <text:p>-21.65</text:p>
          </table:table-cell>
          <table:table-cell office:value-type="float" office:value="-40.46" calcext:value-type="float">
            <text:p>-40.46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-21.52" calcext:value-type="float">
            <text:p>-21.52</text:p>
          </table:table-cell>
          <table:table-cell office:value-type="float" office:value="-38.75" calcext:value-type="float">
            <text:p>-38.7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21.86" calcext:value-type="float">
            <text:p>-21.86</text:p>
          </table:table-cell>
          <table:table-cell office:value-type="float" office:value="-32.84" calcext:value-type="float">
            <text:p>-32.84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21.28" calcext:value-type="float">
            <text:p>-21.28</text:p>
          </table:table-cell>
          <table:table-cell office:value-type="float" office:value="-26.88" calcext:value-type="float">
            <text:p>-26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.69" calcext:value-type="float">
            <text:p>-19.69</text:p>
          </table:table-cell>
          <table:table-cell office:value-type="float" office:value="-24.41" calcext:value-type="float">
            <text:p>-24.41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-17.98" calcext:value-type="float">
            <text:p>-17.98</text:p>
          </table:table-cell>
          <table:table-cell office:value-type="float" office:value="-17.63" calcext:value-type="float">
            <text:p>-17.6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16.43" calcext:value-type="float">
            <text:p>-16.43</text:p>
          </table:table-cell>
          <table:table-cell office:value-type="float" office:value="-12.77" calcext:value-type="float">
            <text:p>-12.77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-15.12" calcext:value-type="float">
            <text:p>-15.12</text:p>
          </table:table-cell>
          <table:table-cell office:value-type="float" office:value="-8.41" calcext:value-type="float">
            <text:p>-8.4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14.2" calcext:value-type="float">
            <text:p>-14.2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12.6" calcext:value-type="float">
            <text:p>-12.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12.22" calcext:value-type="float">
            <text:p>-12.22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12.23" calcext:value-type="float">
            <text:p>-12.2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11.84" calcext:value-type="float">
            <text:p>-11.84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13.55" calcext:value-type="float">
            <text:p>-13.55</text:p>
          </table:table-cell>
          <table:table-cell office:value-type="float" office:value="20.98" calcext:value-type="float">
            <text:p>20.9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15.77" calcext:value-type="float">
            <text:p>-15.77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16.15" calcext:value-type="float">
            <text:p>-16.15</text:p>
          </table:table-cell>
          <table:table-cell office:value-type="float" office:value="27.48" calcext:value-type="float">
            <text:p>27.4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17" calcext:value-type="float">
            <text:p>-17</text:p>
          </table:table-cell>
          <table:table-cell office:value-type="float" office:value="30.98" calcext:value-type="float">
            <text:p>30.9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-18.12" calcext:value-type="float">
            <text:p>-18.12</text:p>
          </table:table-cell>
          <table:table-cell office:value-type="float" office:value="33.63" calcext:value-type="float">
            <text:p>33.6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18.44" calcext:value-type="float">
            <text:p>-18.44</text:p>
          </table:table-cell>
          <table:table-cell office:value-type="float" office:value="35.87" calcext:value-type="float">
            <text:p>35.8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19.44" calcext:value-type="float">
            <text:p>-19.44</text:p>
          </table:table-cell>
          <table:table-cell office:value-type="float" office:value="40.46" calcext:value-type="float">
            <text:p>40.46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-19.17" calcext:value-type="float">
            <text:p>-19.17</text:p>
          </table:table-cell>
          <table:table-cell office:value-type="float" office:value="41.31" calcext:value-type="float">
            <text:p>41.3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18.74" calcext:value-type="float">
            <text:p>-18.74</text:p>
          </table:table-cell>
          <table:table-cell office:value-type="float" office:value="41.53" calcext:value-type="float">
            <text:p>41.53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-18.65" calcext:value-type="float">
            <text:p>-18.65</text:p>
          </table:table-cell>
          <table:table-cell office:value-type="float" office:value="41.85" calcext:value-type="float">
            <text:p>41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8.44" calcext:value-type="float">
            <text:p>-18.44</text:p>
          </table:table-cell>
          <table:table-cell office:value-type="float" office:value="41.56" calcext:value-type="float">
            <text:p>41.56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-18.09" calcext:value-type="float">
            <text:p>-18.09</text:p>
          </table:table-cell>
          <table:table-cell office:value-type="float" office:value="39.83" calcext:value-type="float">
            <text:p>39.8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18.4" calcext:value-type="float">
            <text:p>-18.4</text:p>
          </table:table-cell>
          <table:table-cell office:value-type="float" office:value="38.41" calcext:value-type="float">
            <text:p>38.41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-18.33" calcext:value-type="float">
            <text:p>-18.33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17.59" calcext:value-type="float">
            <text:p>-17.59</text:p>
          </table:table-cell>
          <table:table-cell office:value-type="float" office:value="36.62" calcext:value-type="float">
            <text:p>36.62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-16.87" calcext:value-type="float">
            <text:p>-16.87</text:p>
          </table:table-cell>
          <table:table-cell office:value-type="float" office:value="34.81" calcext:value-type="float">
            <text:p>34.8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15.99" calcext:value-type="float">
            <text:p>-15.99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-15.75" calcext:value-type="float">
            <text:p>-15.75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15.32" calcext:value-type="float">
            <text:p>-15.32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15.27" calcext:value-type="float">
            <text:p>-15.27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15.63" calcext:value-type="float">
            <text:p>-15.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-15.45" calcext:value-type="float">
            <text:p>-15.45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14.79" calcext:value-type="float">
            <text:p>-14.79</text:p>
          </table:table-cell>
          <table:table-cell office:value-type="float" office:value="19.43" calcext:value-type="float">
            <text:p>19.43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-14.89" calcext:value-type="float">
            <text:p>-14.89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15.44" calcext:value-type="float">
            <text:p>-15.44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16.15" calcext:value-type="float">
            <text:p>-16.15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16.58" calcext:value-type="float">
            <text:p>-16.58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-15.91" calcext:value-type="float">
            <text:p>-15.91</text:p>
          </table:table-cell>
          <table:table-cell office:value-type="float" office:value="-5.62" calcext:value-type="float">
            <text:p>-5.6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14.78" calcext:value-type="float">
            <text:p>-14.78</text:p>
          </table:table-cell>
          <table:table-cell office:value-type="float" office:value="-9.63" calcext:value-type="float">
            <text:p>-9.63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13.42" calcext:value-type="float">
            <text:p>-13.42</text:p>
          </table:table-cell>
          <table:table-cell office:value-type="float" office:value="-13.68" calcext:value-type="float">
            <text:p>-13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.53" calcext:value-type="float">
            <text:p>-11.53</text:p>
          </table:table-cell>
          <table:table-cell office:value-type="float" office:value="-16.75" calcext:value-type="float">
            <text:p>-16.75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9.81" calcext:value-type="float">
            <text:p>-9.81</text:p>
          </table:table-cell>
          <table:table-cell office:value-type="float" office:value="-20.86" calcext:value-type="float">
            <text:p>-20.86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-4.11" calcext:value-type="float">
            <text:p>-4.11</text:p>
          </table:table-cell>
          <table:table-cell office:value-type="float" office:value="-30.61" calcext:value-type="float">
            <text:p>-30.61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-2.6" calcext:value-type="float">
            <text:p>-2.6</text:p>
          </table:table-cell>
          <table:table-cell office:value-type="float" office:value="-36.28" calcext:value-type="float">
            <text:p>-36.28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-1.28" calcext:value-type="float">
            <text:p>-1.28</text:p>
          </table:table-cell>
          <table:table-cell office:value-type="float" office:value="-41.8" calcext:value-type="float">
            <text:p>-41.8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-0.72" calcext:value-type="float">
            <text:p>-0.72</text:p>
          </table:table-cell>
          <table:table-cell office:value-type="float" office:value="-45.82" calcext:value-type="float">
            <text:p>-45.8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-0.48" calcext:value-type="float">
            <text:p>-0.48</text:p>
          </table:table-cell>
          <table:table-cell office:value-type="float" office:value="-48.67" calcext:value-type="float">
            <text:p>-48.67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0.06" calcext:value-type="float">
            <text:p>0.06</text:p>
          </table:table-cell>
          <table:table-cell office:value-type="float" office:value="-52.23" calcext:value-type="float">
            <text:p>-52.23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44" calcext:value-type="float">
            <text:p>0.44</text:p>
          </table:table-cell>
          <table:table-cell office:value-type="float" office:value="-53.7" calcext:value-type="float">
            <text:p>-53.7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0.87" calcext:value-type="float">
            <text:p>0.87</text:p>
          </table:table-cell>
          <table:table-cell office:value-type="float" office:value="-53.21" calcext:value-type="float">
            <text:p>-53.2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.04" calcext:value-type="float">
            <text:p>2.04</text:p>
          </table:table-cell>
          <table:table-cell office:value-type="float" office:value="-53.05" calcext:value-type="float">
            <text:p>-53.05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2.51" calcext:value-type="float">
            <text:p>2.51</text:p>
          </table:table-cell>
          <table:table-cell office:value-type="float" office:value="-52.43" calcext:value-type="float">
            <text:p>-52.43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.52" calcext:value-type="float">
            <text:p>2.52</text:p>
          </table:table-cell>
          <table:table-cell office:value-type="float" office:value="-51.92" calcext:value-type="float">
            <text:p>-51.92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2.48" calcext:value-type="float">
            <text:p>2.48</text:p>
          </table:table-cell>
          <table:table-cell office:value-type="float" office:value="-50.18" calcext:value-type="float">
            <text:p>-50.18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3.72" calcext:value-type="float">
            <text:p>3.72</text:p>
          </table:table-cell>
          <table:table-cell office:value-type="float" office:value="-48.64" calcext:value-type="float">
            <text:p>-48.64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4.76" calcext:value-type="float">
            <text:p>4.76</text:p>
          </table:table-cell>
          <table:table-cell office:value-type="float" office:value="-45.47" calcext:value-type="float">
            <text:p>-45.47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5" calcext:value-type="float">
            <text:p>5</text:p>
          </table:table-cell>
          <table:table-cell office:value-type="float" office:value="-42.9" calcext:value-type="float">
            <text:p>-42.9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5.36" calcext:value-type="float">
            <text:p>5.36</text:p>
          </table:table-cell>
          <table:table-cell office:value-type="float" office:value="-39.71" calcext:value-type="float">
            <text:p>-39.71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5.15" calcext:value-type="float">
            <text:p>5.15</text:p>
          </table:table-cell>
          <table:table-cell office:value-type="float" office:value="-37.75" calcext:value-type="float">
            <text:p>-37.75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4.67" calcext:value-type="float">
            <text:p>4.67</text:p>
          </table:table-cell>
          <table:table-cell office:value-type="float" office:value="-35.44" calcext:value-type="float">
            <text:p>-35.4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3.3" calcext:value-type="float">
            <text:p>3.3</text:p>
          </table:table-cell>
          <table:table-cell office:value-type="float" office:value="-30.9" calcext:value-type="float">
            <text:p>-30.9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2.27" calcext:value-type="float">
            <text:p>2.27</text:p>
          </table:table-cell>
          <table:table-cell office:value-type="float" office:value="-25.73" calcext:value-type="float">
            <text:p>-25.7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.37" calcext:value-type="float">
            <text:p>1.37</text:p>
          </table:table-cell>
          <table:table-cell office:value-type="float" office:value="-17.93" calcext:value-type="float">
            <text:p>-17.93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39" calcext:value-type="float">
            <text:p>0.39</text:p>
          </table:table-cell>
          <table:table-cell office:value-type="float" office:value="-12.98" calcext:value-type="float">
            <text:p>-12.98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-0.47" calcext:value-type="float">
            <text:p>-0.47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-1.88" calcext:value-type="float">
            <text:p>-1.88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-4.08" calcext:value-type="float">
            <text:p>-4.08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-5.69" calcext:value-type="float">
            <text:p>-5.69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-6.88" calcext:value-type="float">
            <text:p>-6.88</text:p>
          </table:table-cell>
          <table:table-cell office:value-type="float" office:value="14.23" calcext:value-type="float">
            <text:p>14.23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-9.09" calcext:value-type="float">
            <text:p>-9.09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-12.11" calcext:value-type="float">
            <text:p>-12.1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-14.85" calcext:value-type="float">
            <text:p>-14.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-17.37" calcext:value-type="float">
            <text:p>-17.37</text:p>
          </table:table-cell>
          <table:table-cell office:value-type="float" office:value="30.74" calcext:value-type="float">
            <text:p>30.74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-17.29" calcext:value-type="float">
            <text:p>-17.29</text:p>
          </table:table-cell>
          <table:table-cell office:value-type="float" office:value="29.77" calcext:value-type="float">
            <text:p>29.77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-13.45" calcext:value-type="float">
            <text:p>-13.45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-12.36" calcext:value-type="float">
            <text:p>-12.36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-12.28" calcext:value-type="float">
            <text:p>-12.28</text:p>
          </table:table-cell>
          <table:table-cell office:value-type="float" office:value="16.48" calcext:value-type="float">
            <text:p>16.48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-14.44" calcext:value-type="float">
            <text:p>-14.44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-18.22" calcext:value-type="float">
            <text:p>-18.22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-18.85" calcext:value-type="float">
            <text:p>-18.85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-19.59" calcext:value-type="float">
            <text:p>-19.59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-21" calcext:value-type="float">
            <text:p>-21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-21.92" calcext:value-type="float">
            <text:p>-21.92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-25.12" calcext:value-type="float">
            <text:p>-25.12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-32.45" calcext:value-type="float">
            <text:p>-32.45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-32.18" calcext:value-type="float">
            <text:p>-32.18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-32.84" calcext:value-type="float">
            <text:p>-32.84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-34.72" calcext:value-type="float">
            <text:p>-34.72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-36.91" calcext:value-type="float">
            <text:p>-36.9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-41.1" calcext:value-type="float">
            <text:p>-41.1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-45.04" calcext:value-type="float">
            <text:p>-45.04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-47.61" calcext:value-type="float">
            <text:p>-47.61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-49.13" calcext:value-type="float">
            <text:p>-49.13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-51.3" calcext:value-type="float">
            <text:p>-51.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-54.53" calcext:value-type="float">
            <text:p>-54.53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-55.45" calcext:value-type="float">
            <text:p>-55.45</text:p>
          </table:table-cell>
          <table:table-cell office:value-type="float" office:value="13.58" calcext:value-type="float">
            <text:p>13.58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-59.13" calcext:value-type="float">
            <text:p>-59.13</text:p>
          </table:table-cell>
          <table:table-cell office:value-type="float" office:value="14.84" calcext:value-type="float">
            <text:p>14.84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-64.39" calcext:value-type="float">
            <text:p>-64.39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-66.02" calcext:value-type="float">
            <text:p>-66.02</text:p>
          </table:table-cell>
          <table:table-cell office:value-type="float" office:value="20.94" calcext:value-type="float">
            <text:p>20.94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-67.2" calcext:value-type="float">
            <text:p>-67.2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-68.63" calcext:value-type="float">
            <text:p>-68.63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-69.36" calcext:value-type="float">
            <text:p>-69.36</text:p>
          </table:table-cell>
          <table:table-cell office:value-type="float" office:value="28.34" calcext:value-type="float">
            <text:p>28.34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-68.91" calcext:value-type="float">
            <text:p>-68.91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-68.15" calcext:value-type="float">
            <text:p>-68.15</text:p>
          </table:table-cell>
          <table:table-cell office:value-type="float" office:value="31.47" calcext:value-type="float">
            <text:p>31.47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-67.09" calcext:value-type="float">
            <text:p>-67.09</text:p>
          </table:table-cell>
          <table:table-cell office:value-type="float" office:value="32.94" calcext:value-type="float">
            <text:p>32.94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-67.69" calcext:value-type="float">
            <text:p>-67.69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-67.82" calcext:value-type="float">
            <text:p>-67.82</text:p>
          </table:table-cell>
          <table:table-cell office:value-type="float" office:value="41.12" calcext:value-type="float">
            <text:p>41.12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-57.5" calcext:value-type="float">
            <text:p>-57.5</text:p>
          </table:table-cell>
          <table:table-cell office:value-type="float" office:value="44.49" calcext:value-type="float">
            <text:p>44.49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-55.84" calcext:value-type="float">
            <text:p>-55.84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-53.89" calcext:value-type="float">
            <text:p>-53.89</text:p>
          </table:table-cell>
          <table:table-cell office:value-type="float" office:value="47.25" calcext:value-type="float">
            <text:p>47.25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51.25" calcext:value-type="float">
            <text:p>-51.25</text:p>
          </table:table-cell>
          <table:table-cell office:value-type="float" office:value="47.36" calcext:value-type="float">
            <text:p>47.36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-47.5" calcext:value-type="float">
            <text:p>-47.5</text:p>
          </table:table-cell>
          <table:table-cell office:value-type="float" office:value="45.16" calcext:value-type="float">
            <text:p>45.16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-43.72" calcext:value-type="float">
            <text:p>-43.72</text:p>
          </table:table-cell>
          <table:table-cell office:value-type="float" office:value="43.44" calcext:value-type="float">
            <text:p>43.44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-33.36" calcext:value-type="float">
            <text:p>-33.36</text:p>
          </table:table-cell>
          <table:table-cell office:value-type="float" office:value="44.85" calcext:value-type="float">
            <text:p>44.85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-26.95" calcext:value-type="float">
            <text:p>-26.95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-22.56" calcext:value-type="float">
            <text:p>-22.56</text:p>
          </table:table-cell>
          <table:table-cell office:value-type="float" office:value="39.31" calcext:value-type="float">
            <text:p>39.31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18.4" calcext:value-type="float">
            <text:p>-18.4</text:p>
          </table:table-cell>
          <table:table-cell office:value-type="float" office:value="34.85" calcext:value-type="float">
            <text:p>34.85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-14.75" calcext:value-type="float">
            <text:p>-14.75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-10.32" calcext:value-type="float">
            <text:p>-10.32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-9.07" calcext:value-type="float">
            <text:p>-9.07</text:p>
          </table:table-cell>
          <table:table-cell office:value-type="float" office:value="15.96" calcext:value-type="float">
            <text:p>15.96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-10.37" calcext:value-type="float">
            <text:p>-10.37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-11.05" calcext:value-type="float">
            <text:p>-11.05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-5.77" calcext:value-type="float">
            <text:p>-5.7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-3.08" calcext:value-type="float">
            <text:p>-3.08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0.37" calcext:value-type="float">
            <text:p>0.37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2.66" calcext:value-type="float">
            <text:p>2.66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4.89" calcext:value-type="float">
            <text:p>4.89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5.85" calcext:value-type="float">
            <text:p>5.85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7.2" calcext:value-type="float">
            <text:p>7.2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8.2" calcext:value-type="float">
            <text:p>8.2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8.51" calcext:value-type="float">
            <text:p>8.51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7.73" calcext:value-type="float">
            <text:p>7.73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6.66" calcext:value-type="float">
            <text:p>6.66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3.2" calcext:value-type="float">
            <text:p>3.2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-2.27" calcext:value-type="float">
            <text:p>-2.27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-3.8" calcext:value-type="float">
            <text:p>-3.8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-6.87" calcext:value-type="float">
            <text:p>-6.87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2.108" calcext:value-type="float">
            <text:p>12.108</text:p>
          </table:table-cell>
          <table:table-cell office:value-type="float" office:value="-9.63" calcext:value-type="float">
            <text:p>-9.6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2.158" calcext:value-type="float">
            <text:p>12.158</text:p>
          </table:table-cell>
          <table:table-cell office:value-type="float" office:value="-12.4" calcext:value-type="float">
            <text:p>-12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.208" calcext:value-type="float">
            <text:p>12.208</text:p>
          </table:table-cell>
          <table:table-cell office:value-type="float" office:value="-15.04" calcext:value-type="float">
            <text:p>-15.04</text:p>
          </table:table-cell>
          <table:table-cell office:value-type="float" office:value="-4.31" calcext:value-type="float">
            <text:p>-4.31</text:p>
          </table:table-cell>
        </table:table-row>
        <table:table-row table:style-name="ro1">
          <table:table-cell office:value-type="float" office:value="12.258" calcext:value-type="float">
            <text:p>12.258</text:p>
          </table:table-cell>
          <table:table-cell office:value-type="float" office:value="-17.54" calcext:value-type="float">
            <text:p>-17.54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12.308" calcext:value-type="float">
            <text:p>12.308</text:p>
          </table:table-cell>
          <table:table-cell office:value-type="float" office:value="-19.96" calcext:value-type="float">
            <text:p>-19.96</text:p>
          </table:table-cell>
          <table:table-cell office:value-type="float" office:value="-8.61" calcext:value-type="float">
            <text:p>-8.61</text:p>
          </table:table-cell>
        </table:table-row>
        <table:table-row table:style-name="ro1">
          <table:table-cell office:value-type="float" office:value="12.358" calcext:value-type="float">
            <text:p>12.358</text:p>
          </table:table-cell>
          <table:table-cell office:value-type="float" office:value="-22.18" calcext:value-type="float">
            <text:p>-22.18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-24.33" calcext:value-type="float">
            <text:p>-24.33</text:p>
          </table:table-cell>
          <table:table-cell office:value-type="float" office:value="-12.44" calcext:value-type="float">
            <text:p>-12.44</text:p>
          </table:table-cell>
        </table:table-row>
        <table:table-row table:style-name="ro1">
          <table:table-cell office:value-type="float" office:value="12.458" calcext:value-type="float">
            <text:p>12.458</text:p>
          </table:table-cell>
          <table:table-cell office:value-type="float" office:value="-26.37" calcext:value-type="float">
            <text:p>-26.37</text:p>
          </table:table-cell>
          <table:table-cell office:value-type="float" office:value="-14.23" calcext:value-type="float">
            <text:p>-14.23</text:p>
          </table:table-cell>
        </table:table-row>
        <table:table-row table:style-name="ro1">
          <table:table-cell office:value-type="float" office:value="12.508" calcext:value-type="float">
            <text:p>12.508</text:p>
          </table:table-cell>
          <table:table-cell office:value-type="float" office:value="-28.31" calcext:value-type="float">
            <text:p>-28.31</text:p>
          </table:table-cell>
          <table:table-cell office:value-type="float" office:value="-15.93" calcext:value-type="float">
            <text:p>-15.93</text:p>
          </table:table-cell>
        </table:table-row>
        <table:table-row table:style-name="ro1">
          <table:table-cell office:value-type="float" office:value="12.558" calcext:value-type="float">
            <text:p>12.558</text:p>
          </table:table-cell>
          <table:table-cell office:value-type="float" office:value="-30.16" calcext:value-type="float">
            <text:p>-30.16</text:p>
          </table:table-cell>
          <table:table-cell office:value-type="float" office:value="-17.55" calcext:value-type="float">
            <text:p>-17.55</text:p>
          </table:table-cell>
        </table:table-row>
        <table:table-row table:style-name="ro1">
          <table:table-cell office:value-type="float" office:value="12.608" calcext:value-type="float">
            <text:p>12.608</text:p>
          </table:table-cell>
          <table:table-cell office:value-type="float" office:value="-31.9" calcext:value-type="float">
            <text:p>-31.9</text:p>
          </table:table-cell>
          <table:table-cell office:value-type="float" office:value="-19.07" calcext:value-type="float">
            <text:p>-19.07</text:p>
          </table:table-cell>
        </table:table-row>
        <table:table-row table:style-name="ro1">
          <table:table-cell office:value-type="float" office:value="12.658" calcext:value-type="float">
            <text:p>12.658</text:p>
          </table:table-cell>
          <table:table-cell office:value-type="float" office:value="-33.56" calcext:value-type="float">
            <text:p>-33.56</text:p>
          </table:table-cell>
          <table:table-cell office:value-type="float" office:value="-20.53" calcext:value-type="float">
            <text:p>-20.53</text:p>
          </table:table-cell>
        </table:table-row>
        <table:table-row table:style-name="ro1">
          <table:table-cell office:value-type="float" office:value="12.828" calcext:value-type="float">
            <text:p>12.828</text:p>
          </table:table-cell>
          <table:table-cell office:value-type="float" office:value="-41.92" calcext:value-type="float">
            <text:p>-41.92</text:p>
          </table:table-cell>
          <table:table-cell office:value-type="float" office:value="-27.57" calcext:value-type="float">
            <text:p>-27.57</text:p>
          </table:table-cell>
        </table:table-row>
        <table:table-row table:style-name="ro1">
          <table:table-cell office:value-type="float" office:value="12.878" calcext:value-type="float">
            <text:p>12.878</text:p>
          </table:table-cell>
          <table:table-cell office:value-type="float" office:value="-43.08" calcext:value-type="float">
            <text:p>-43.08</text:p>
          </table:table-cell>
          <table:table-cell office:value-type="float" office:value="-28.59" calcext:value-type="float">
            <text:p>-28.59</text:p>
          </table:table-cell>
        </table:table-row>
        <table:table-row table:style-name="ro1">
          <table:table-cell office:value-type="float" office:value="12.928" calcext:value-type="float">
            <text:p>12.928</text:p>
          </table:table-cell>
          <table:table-cell office:value-type="float" office:value="-44.2" calcext:value-type="float">
            <text:p>-44.2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12.978" calcext:value-type="float">
            <text:p>12.978</text:p>
          </table:table-cell>
          <table:table-cell office:value-type="float" office:value="-45.23" calcext:value-type="float">
            <text:p>-45.23</text:p>
          </table:table-cell>
          <table:table-cell office:value-type="float" office:value="-30.5" calcext:value-type="float">
            <text:p>-30.5</text:p>
          </table:table-cell>
        </table:table-row>
        <table:table-row table:style-name="ro1">
          <table:table-cell office:value-type="float" office:value="13.028" calcext:value-type="float">
            <text:p>13.028</text:p>
          </table:table-cell>
          <table:table-cell office:value-type="float" office:value="-46.22" calcext:value-type="float">
            <text:p>-46.22</text:p>
          </table:table-cell>
          <table:table-cell office:value-type="float" office:value="-31.39" calcext:value-type="float">
            <text:p>-31.39</text:p>
          </table:table-cell>
        </table:table-row>
        <table:table-row table:style-name="ro1">
          <table:table-cell office:value-type="float" office:value="13.078" calcext:value-type="float">
            <text:p>13.078</text:p>
          </table:table-cell>
          <table:table-cell office:value-type="float" office:value="-47.17" calcext:value-type="float">
            <text:p>-47.17</text:p>
          </table:table-cell>
          <table:table-cell office:value-type="float" office:value="-32.23" calcext:value-type="float">
            <text:p>-32.2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-48.07" calcext:value-type="float">
            <text:p>-48.07</text:p>
          </table:table-cell>
          <table:table-cell office:value-type="float" office:value="-33.02" calcext:value-type="float">
            <text:p>-33.02</text:p>
          </table:table-cell>
        </table:table-row>
        <table:table-row table:style-name="ro1">
          <table:table-cell office:value-type="float" office:value="13.178" calcext:value-type="float">
            <text:p>13.178</text:p>
          </table:table-cell>
          <table:table-cell office:value-type="float" office:value="-48.93" calcext:value-type="float">
            <text:p>-48.93</text:p>
          </table:table-cell>
          <table:table-cell office:value-type="float" office:value="-33.79" calcext:value-type="float">
            <text:p>-33.79</text:p>
          </table:table-cell>
        </table:table-row>
        <table:table-row table:style-name="ro1">
          <table:table-cell office:value-type="float" office:value="13.228" calcext:value-type="float">
            <text:p>13.228</text:p>
          </table:table-cell>
          <table:table-cell office:value-type="float" office:value="-49.73" calcext:value-type="float">
            <text:p>-49.73</text:p>
          </table:table-cell>
          <table:table-cell office:value-type="float" office:value="-34.5" calcext:value-type="float">
            <text:p>-34.5</text:p>
          </table:table-cell>
        </table:table-row>
        <table:table-row table:style-name="ro1">
          <table:table-cell office:value-type="float" office:value="13.278" calcext:value-type="float">
            <text:p>13.278</text:p>
          </table:table-cell>
          <table:table-cell office:value-type="float" office:value="-50.5" calcext:value-type="float">
            <text:p>-50.5</text:p>
          </table:table-cell>
          <table:table-cell office:value-type="float" office:value="-35.18" calcext:value-type="float">
            <text:p>-35.18</text:p>
          </table:table-cell>
        </table:table-row>
        <table:table-row table:style-name="ro1">
          <table:table-cell office:value-type="float" office:value="13.328" calcext:value-type="float">
            <text:p>13.328</text:p>
          </table:table-cell>
          <table:table-cell office:value-type="float" office:value="-51.23" calcext:value-type="float">
            <text:p>-51.23</text:p>
          </table:table-cell>
          <table:table-cell office:value-type="float" office:value="-35.83" calcext:value-type="float">
            <text:p>-35.83</text:p>
          </table:table-cell>
        </table:table-row>
        <table:table-row table:style-name="ro1">
          <table:table-cell office:value-type="float" office:value="13.378" calcext:value-type="float">
            <text:p>13.378</text:p>
          </table:table-cell>
          <table:table-cell office:value-type="float" office:value="-51.93" calcext:value-type="float">
            <text:p>-51.93</text:p>
          </table:table-cell>
          <table:table-cell office:value-type="float" office:value="-36.45" calcext:value-type="float">
            <text:p>-36.45</text:p>
          </table:table-cell>
        </table:table-row>
        <table:table-row table:style-name="ro1">
          <table:table-cell office:value-type="float" office:value="13.428" calcext:value-type="float">
            <text:p>13.428</text:p>
          </table:table-cell>
          <table:table-cell office:value-type="float" office:value="-52.6" calcext:value-type="float">
            <text:p>-52.6</text:p>
          </table:table-cell>
          <table:table-cell office:value-type="float" office:value="-37.05" calcext:value-type="float">
            <text:p>-37.05</text:p>
          </table:table-cell>
        </table:table-row>
        <table:table-row table:style-name="ro1">
          <table:table-cell office:value-type="float" office:value="13.478" calcext:value-type="float">
            <text:p>13.478</text:p>
          </table:table-cell>
          <table:table-cell office:value-type="float" office:value="-53.22" calcext:value-type="float">
            <text:p>-53.22</text:p>
          </table:table-cell>
          <table:table-cell office:value-type="float" office:value="-37.6" calcext:value-type="float">
            <text:p>-37.6</text:p>
          </table:table-cell>
        </table:table-row>
        <table:table-row table:style-name="ro1">
          <table:table-cell office:value-type="float" office:value="13.528" calcext:value-type="float">
            <text:p>13.528</text:p>
          </table:table-cell>
          <table:table-cell office:value-type="float" office:value="-53.81" calcext:value-type="float">
            <text:p>-53.81</text:p>
          </table:table-cell>
          <table:table-cell office:value-type="float" office:value="-38.12" calcext:value-type="float">
            <text:p>-38.12</text:p>
          </table:table-cell>
        </table:table-row>
        <table:table-row table:style-name="ro1">
          <table:table-cell office:value-type="float" office:value="13.578" calcext:value-type="float">
            <text:p>13.578</text:p>
          </table:table-cell>
          <table:table-cell office:value-type="float" office:value="-54.38" calcext:value-type="float">
            <text:p>-54.38</text:p>
          </table:table-cell>
          <table:table-cell office:value-type="float" office:value="-38.63" calcext:value-type="float">
            <text:p>-38.63</text:p>
          </table:table-cell>
        </table:table-row>
        <table:table-row table:style-name="ro1">
          <table:table-cell office:value-type="float" office:value="13.628" calcext:value-type="float">
            <text:p>13.628</text:p>
          </table:table-cell>
          <table:table-cell office:value-type="float" office:value="-54.92" calcext:value-type="float">
            <text:p>-54.92</text:p>
          </table:table-cell>
          <table:table-cell office:value-type="float" office:value="-39.1" calcext:value-type="float">
            <text:p>-39.1</text:p>
          </table:table-cell>
        </table:table-row>
        <table:table-row table:style-name="ro1">
          <table:table-cell office:value-type="float" office:value="13.678" calcext:value-type="float">
            <text:p>13.678</text:p>
          </table:table-cell>
          <table:table-cell office:value-type="float" office:value="-55.44" calcext:value-type="float">
            <text:p>-55.44</text:p>
          </table:table-cell>
          <table:table-cell office:value-type="float" office:value="-39.57" calcext:value-type="float">
            <text:p>-39.57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-55.91" calcext:value-type="float">
            <text:p>-55.91</text:p>
          </table:table-cell>
          <table:table-cell office:value-type="float" office:value="-39.99" calcext:value-type="float">
            <text:p>-39.99</text:p>
          </table:table-cell>
        </table:table-row>
        <table:table-row table:style-name="ro1">
          <table:table-cell office:value-type="float" office:value="13.778" calcext:value-type="float">
            <text:p>13.778</text:p>
          </table:table-cell>
          <table:table-cell office:value-type="float" office:value="-56.37" calcext:value-type="float">
            <text:p>-56.37</text:p>
          </table:table-cell>
          <table:table-cell office:value-type="float" office:value="-40.4" calcext:value-type="float">
            <text:p>-40.4</text:p>
          </table:table-cell>
        </table:table-row>
        <table:table-row table:style-name="ro1">
          <table:table-cell office:value-type="float" office:value="13.828" calcext:value-type="float">
            <text:p>13.828</text:p>
          </table:table-cell>
          <table:table-cell office:value-type="float" office:value="-56.81" calcext:value-type="float">
            <text:p>-56.81</text:p>
          </table:table-cell>
          <table:table-cell office:value-type="float" office:value="-40.79" calcext:value-type="float">
            <text:p>-40.79</text:p>
          </table:table-cell>
        </table:table-row>
        <table:table-row table:style-name="ro1">
          <table:table-cell office:value-type="float" office:value="13.878" calcext:value-type="float">
            <text:p>13.878</text:p>
          </table:table-cell>
          <table:table-cell office:value-type="float" office:value="-57.23" calcext:value-type="float">
            <text:p>-57.23</text:p>
          </table:table-cell>
          <table:table-cell office:value-type="float" office:value="-41.16" calcext:value-type="float">
            <text:p>-41.16</text:p>
          </table:table-cell>
        </table:table-row>
        <table:table-row table:style-name="ro1">
          <table:table-cell office:value-type="float" office:value="13.928" calcext:value-type="float">
            <text:p>13.928</text:p>
          </table:table-cell>
          <table:table-cell office:value-type="float" office:value="-57.63" calcext:value-type="float">
            <text:p>-57.63</text:p>
          </table:table-cell>
          <table:table-cell office:value-type="float" office:value="-41.52" calcext:value-type="float">
            <text:p>-41.52</text:p>
          </table:table-cell>
        </table:table-row>
        <table:table-row table:style-name="ro1">
          <table:table-cell office:value-type="float" office:value="13.978" calcext:value-type="float">
            <text:p>13.978</text:p>
          </table:table-cell>
          <table:table-cell office:value-type="float" office:value="-58" calcext:value-type="float">
            <text:p>-58</text:p>
          </table:table-cell>
          <table:table-cell office:value-type="float" office:value="-41.84" calcext:value-type="float">
            <text:p>-41.84</text:p>
          </table:table-cell>
        </table:table-row>
        <table:table-row table:style-name="ro1">
          <table:table-cell office:value-type="float" office:value="14.078" calcext:value-type="float">
            <text:p>14.078</text:p>
          </table:table-cell>
          <table:table-cell office:value-type="float" office:value="-61.18" calcext:value-type="float">
            <text:p>-61.18</text:p>
          </table:table-cell>
          <table:table-cell office:value-type="float" office:value="-44.52" calcext:value-type="float">
            <text:p>-44.52</text:p>
          </table:table-cell>
        </table:table-row>
        <table:table-row table:style-name="ro1">
          <table:table-cell office:value-type="float" office:value="14.128" calcext:value-type="float">
            <text:p>14.128</text:p>
          </table:table-cell>
          <table:table-cell office:value-type="float" office:value="-61.38" calcext:value-type="float">
            <text:p>-61.38</text:p>
          </table:table-cell>
          <table:table-cell office:value-type="float" office:value="-44.7" calcext:value-type="float">
            <text:p>-44.7</text:p>
          </table:table-cell>
        </table:table-row>
        <table:table-row table:style-name="ro1">
          <table:table-cell office:value-type="float" office:value="14.178" calcext:value-type="float">
            <text:p>14.178</text:p>
          </table:table-cell>
          <table:table-cell office:value-type="float" office:value="-61.57" calcext:value-type="float">
            <text:p>-61.57</text:p>
          </table:table-cell>
          <table:table-cell office:value-type="float" office:value="-44.87" calcext:value-type="float">
            <text:p>-44.87</text:p>
          </table:table-cell>
        </table:table-row>
        <table:table-row table:style-name="ro1">
          <table:table-cell office:value-type="float" office:value="14.228" calcext:value-type="float">
            <text:p>14.228</text:p>
          </table:table-cell>
          <table:table-cell office:value-type="float" office:value="-61.77" calcext:value-type="float">
            <text:p>-61.77</text:p>
          </table:table-cell>
          <table:table-cell office:value-type="float" office:value="-45.05" calcext:value-type="float">
            <text:p>-45.05</text:p>
          </table:table-cell>
        </table:table-row>
        <table:table-row table:style-name="ro1">
          <table:table-cell office:value-type="float" office:value="14.278" calcext:value-type="float">
            <text:p>14.278</text:p>
          </table:table-cell>
          <table:table-cell office:value-type="float" office:value="-61.91" calcext:value-type="float">
            <text:p>-61.91</text:p>
          </table:table-cell>
          <table:table-cell office:value-type="float" office:value="-45.19" calcext:value-type="float">
            <text:p>-45.19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-62.07" calcext:value-type="float">
            <text:p>-62.07</text:p>
          </table:table-cell>
          <table:table-cell office:value-type="float" office:value="-45.34" calcext:value-type="float">
            <text:p>-45.34</text:p>
          </table:table-cell>
        </table:table-row>
        <table:table-row table:style-name="ro1">
          <table:table-cell office:value-type="float" office:value="14.378" calcext:value-type="float">
            <text:p>14.378</text:p>
          </table:table-cell>
          <table:table-cell office:value-type="float" office:value="-62.23" calcext:value-type="float">
            <text:p>-62.23</text:p>
          </table:table-cell>
          <table:table-cell office:value-type="float" office:value="-45.48" calcext:value-type="float">
            <text:p>-45.48</text:p>
          </table:table-cell>
        </table:table-row>
        <table:table-row table:style-name="ro1">
          <table:table-cell office:value-type="float" office:value="14.428" calcext:value-type="float">
            <text:p>14.428</text:p>
          </table:table-cell>
          <table:table-cell office:value-type="float" office:value="-62.37" calcext:value-type="float">
            <text:p>-62.37</text:p>
          </table:table-cell>
          <table:table-cell office:value-type="float" office:value="-45.62" calcext:value-type="float">
            <text:p>-45.62</text:p>
          </table:table-cell>
        </table:table-row>
        <table:table-row table:style-name="ro1">
          <table:table-cell office:value-type="float" office:value="14.478" calcext:value-type="float">
            <text:p>14.478</text:p>
          </table:table-cell>
          <table:table-cell office:value-type="float" office:value="-62.52" calcext:value-type="float">
            <text:p>-62.52</text:p>
          </table:table-cell>
          <table:table-cell office:value-type="float" office:value="-45.76" calcext:value-type="float">
            <text:p>-45.76</text:p>
          </table:table-cell>
        </table:table-row>
        <table:table-row table:style-name="ro1">
          <table:table-cell office:value-type="float" office:value="14.528" calcext:value-type="float">
            <text:p>14.528</text:p>
          </table:table-cell>
          <table:table-cell office:value-type="float" office:value="-62.64" calcext:value-type="float">
            <text:p>-62.64</text:p>
          </table:table-cell>
          <table:table-cell office:value-type="float" office:value="-45.87" calcext:value-type="float">
            <text:p>-45.87</text:p>
          </table:table-cell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-62.77" calcext:value-type="float">
            <text:p>-62.77</text:p>
          </table:table-cell>
          <table:table-cell office:value-type="float" office:value="-45.98" calcext:value-type="float">
            <text:p>-45.98</text:p>
          </table:table-cell>
        </table:table-row>
        <table:table-row table:style-name="ro1">
          <table:table-cell office:value-type="float" office:value="14.628" calcext:value-type="float">
            <text:p>14.628</text:p>
          </table:table-cell>
          <table:table-cell office:value-type="float" office:value="-62.88" calcext:value-type="float">
            <text:p>-62.88</text:p>
          </table:table-cell>
          <table:table-cell office:value-type="float" office:value="-46.09" calcext:value-type="float">
            <text:p>-46.09</text:p>
          </table:table-cell>
        </table:table-row>
        <table:table-row table:style-name="ro1">
          <table:table-cell office:value-type="float" office:value="14.678" calcext:value-type="float">
            <text:p>14.678</text:p>
          </table:table-cell>
          <table:table-cell office:value-type="float" office:value="-63" calcext:value-type="float">
            <text:p>-63</text:p>
          </table:table-cell>
          <table:table-cell office:value-type="float" office:value="-46.2" calcext:value-type="float">
            <text:p>-46.2</text:p>
          </table:table-cell>
        </table:table-row>
        <table:table-row table:style-name="ro1">
          <table:table-cell office:value-type="float" office:value="14.728" calcext:value-type="float">
            <text:p>14.728</text:p>
          </table:table-cell>
          <table:table-cell office:value-type="float" office:value="-63.11" calcext:value-type="float">
            <text:p>-63.11</text:p>
          </table:table-cell>
          <table:table-cell office:value-type="float" office:value="-46.31" calcext:value-type="float">
            <text:p>-46.31</text:p>
          </table:table-cell>
        </table:table-row>
        <table:table-row table:style-name="ro1">
          <table:table-cell office:value-type="float" office:value="14.778" calcext:value-type="float">
            <text:p>14.778</text:p>
          </table:table-cell>
          <table:table-cell office:value-type="float" office:value="-63.2" calcext:value-type="float">
            <text:p>-63.2</text:p>
          </table:table-cell>
          <table:table-cell office:value-type="float" office:value="-46.39" calcext:value-type="float">
            <text:p>-46.39</text:p>
          </table:table-cell>
        </table:table-row>
        <table:table-row table:style-name="ro1">
          <table:table-cell office:value-type="float" office:value="14.828" calcext:value-type="float">
            <text:p>14.828</text:p>
          </table:table-cell>
          <table:table-cell office:value-type="float" office:value="-63.3" calcext:value-type="float">
            <text:p>-63.3</text:p>
          </table:table-cell>
          <table:table-cell office:value-type="float" office:value="-46.48" calcext:value-type="float">
            <text:p>-46.48</text:p>
          </table:table-cell>
        </table:table-row>
        <table:table-row table:style-name="ro1">
          <table:table-cell office:value-type="float" office:value="14.878" calcext:value-type="float">
            <text:p>14.878</text:p>
          </table:table-cell>
          <table:table-cell office:value-type="float" office:value="-63.39" calcext:value-type="float">
            <text:p>-63.39</text:p>
          </table:table-cell>
          <table:table-cell office:value-type="float" office:value="-46.57" calcext:value-type="float">
            <text:p>-46.57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-63.48" calcext:value-type="float">
            <text:p>-63.48</text:p>
          </table:table-cell>
          <table:table-cell office:value-type="float" office:value="-46.65" calcext:value-type="float">
            <text:p>-46.65</text:p>
          </table:table-cell>
        </table:table-row>
        <table:table-row table:style-name="ro1">
          <table:table-cell office:value-type="float" office:value="14.978" calcext:value-type="float">
            <text:p>14.978</text:p>
          </table:table-cell>
          <table:table-cell office:value-type="float" office:value="-63.57" calcext:value-type="float">
            <text:p>-63.57</text:p>
          </table:table-cell>
          <table:table-cell office:value-type="float" office:value="-46.73" calcext:value-type="float">
            <text:p>-46.73</text:p>
          </table:table-cell>
        </table:table-row>
        <table:table-row table:style-name="ro1">
          <table:table-cell office:value-type="float" office:value="15.028" calcext:value-type="float">
            <text:p>15.028</text:p>
          </table:table-cell>
          <table:table-cell office:value-type="float" office:value="-63.64" calcext:value-type="float">
            <text:p>-63.64</text:p>
          </table:table-cell>
          <table:table-cell office:value-type="float" office:value="-46.8" calcext:value-type="float">
            <text:p>-46.8</text:p>
          </table:table-cell>
        </table:table-row>
        <table:table-row table:style-name="ro1">
          <table:table-cell office:value-type="float" office:value="15.078" calcext:value-type="float">
            <text:p>15.078</text:p>
          </table:table-cell>
          <table:table-cell office:value-type="float" office:value="-63.72" calcext:value-type="float">
            <text:p>-63.72</text:p>
          </table:table-cell>
          <table:table-cell office:value-type="float" office:value="-46.86" calcext:value-type="float">
            <text:p>-46.86</text:p>
          </table:table-cell>
        </table:table-row>
        <table:table-row table:style-name="ro1">
          <table:table-cell office:value-type="float" office:value="15.128" calcext:value-type="float">
            <text:p>15.128</text:p>
          </table:table-cell>
          <table:table-cell office:value-type="float" office:value="-63.79" calcext:value-type="float">
            <text:p>-63.79</text:p>
          </table:table-cell>
          <table:table-cell office:value-type="float" office:value="-46.93" calcext:value-type="float">
            <text:p>-46.93</text:p>
          </table:table-cell>
        </table:table-row>
        <table:table-row table:style-name="ro1">
          <table:table-cell office:value-type="float" office:value="15.178" calcext:value-type="float">
            <text:p>15.178</text:p>
          </table:table-cell>
          <table:table-cell office:value-type="float" office:value="-63.85" calcext:value-type="float">
            <text:p>-63.85</text:p>
          </table:table-cell>
          <table:table-cell office:value-type="float" office:value="-46.99" calcext:value-type="float">
            <text:p>-46.99</text:p>
          </table:table-cell>
        </table:table-row>
        <table:table-row table:style-name="ro1">
          <table:table-cell office:value-type="float" office:value="15.228" calcext:value-type="float">
            <text:p>15.228</text:p>
          </table:table-cell>
          <table:table-cell office:value-type="float" office:value="-63.93" calcext:value-type="float">
            <text:p>-63.93</text:p>
          </table:table-cell>
          <table:table-cell office:value-type="float" office:value="-47.06" calcext:value-type="float">
            <text:p>-47.06</text:p>
          </table:table-cell>
        </table:table-row>
        <table:table-row table:style-name="ro1">
          <table:table-cell office:value-type="float" office:value="15.328" calcext:value-type="float">
            <text:p>15.328</text:p>
          </table:table-cell>
          <table:table-cell office:value-type="float" office:value="-66.81" calcext:value-type="float">
            <text:p>-66.81</text:p>
          </table:table-cell>
          <table:table-cell office:value-type="float" office:value="-49.47" calcext:value-type="float">
            <text:p>-49.47</text:p>
          </table:table-cell>
        </table:table-row>
        <table:table-row table:style-name="ro1">
          <table:table-cell office:value-type="float" office:value="15.378" calcext:value-type="float">
            <text:p>15.378</text:p>
          </table:table-cell>
          <table:table-cell office:value-type="float" office:value="-66.72" calcext:value-type="float">
            <text:p>-66.72</text:p>
          </table:table-cell>
          <table:table-cell office:value-type="float" office:value="-49.4" calcext:value-type="float">
            <text:p>-49.4</text:p>
          </table:table-cell>
        </table:table-row>
        <table:table-row table:style-name="ro1">
          <table:table-cell office:value-type="float" office:value="15.428" calcext:value-type="float">
            <text:p>15.428</text:p>
          </table:table-cell>
          <table:table-cell office:value-type="float" office:value="-66.64" calcext:value-type="float">
            <text:p>-66.64</text:p>
          </table:table-cell>
          <table:table-cell office:value-type="float" office:value="-49.34" calcext:value-type="float">
            <text:p>-49.34</text:p>
          </table:table-cell>
        </table:table-row>
        <table:table-row table:style-name="ro1">
          <table:table-cell office:value-type="float" office:value="15.478" calcext:value-type="float">
            <text:p>15.478</text:p>
          </table:table-cell>
          <table:table-cell office:value-type="float" office:value="-66.56" calcext:value-type="float">
            <text:p>-66.56</text:p>
          </table:table-cell>
          <table:table-cell office:value-type="float" office:value="-49.28" calcext:value-type="float">
            <text:p>-49.28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-66.52" calcext:value-type="float">
            <text:p>-66.52</text:p>
          </table:table-cell>
          <table:table-cell office:value-type="float" office:value="-49.24" calcext:value-type="float">
            <text:p>-49.24</text:p>
          </table:table-cell>
        </table:table-row>
        <table:table-row table:style-name="ro1">
          <table:table-cell office:value-type="float" office:value="15.578" calcext:value-type="float">
            <text:p>15.578</text:p>
          </table:table-cell>
          <table:table-cell office:value-type="float" office:value="-66.42" calcext:value-type="float">
            <text:p>-66.42</text:p>
          </table:table-cell>
          <table:table-cell office:value-type="float" office:value="-49.17" calcext:value-type="float">
            <text:p>-49.17</text:p>
          </table:table-cell>
        </table:table-row>
        <table:table-row table:style-name="ro1">
          <table:table-cell office:value-type="float" office:value="15.628" calcext:value-type="float">
            <text:p>15.628</text:p>
          </table:table-cell>
          <table:table-cell office:value-type="float" office:value="-66.36" calcext:value-type="float">
            <text:p>-66.36</text:p>
          </table:table-cell>
          <table:table-cell office:value-type="float" office:value="-49.12" calcext:value-type="float">
            <text:p>-49.12</text:p>
          </table:table-cell>
        </table:table-row>
        <table:table-row table:style-name="ro1">
          <table:table-cell office:value-type="float" office:value="15.678" calcext:value-type="float">
            <text:p>15.678</text:p>
          </table:table-cell>
          <table:table-cell office:value-type="float" office:value="-66.3" calcext:value-type="float">
            <text:p>-66.3</text:p>
          </table:table-cell>
          <table:table-cell office:value-type="float" office:value="-49.08" calcext:value-type="float">
            <text:p>-49.08</text:p>
          </table:table-cell>
        </table:table-row>
        <table:table-row table:style-name="ro1">
          <table:table-cell office:value-type="float" office:value="15.728" calcext:value-type="float">
            <text:p>15.728</text:p>
          </table:table-cell>
          <table:table-cell office:value-type="float" office:value="-66.24" calcext:value-type="float">
            <text:p>-66.24</text:p>
          </table:table-cell>
          <table:table-cell office:value-type="float" office:value="-49.03" calcext:value-type="float">
            <text:p>-49.03</text:p>
          </table:table-cell>
        </table:table-row>
        <table:table-row table:style-name="ro1">
          <table:table-cell office:value-type="float" office:value="15.778" calcext:value-type="float">
            <text:p>15.778</text:p>
          </table:table-cell>
          <table:table-cell office:value-type="float" office:value="-66.2" calcext:value-type="float">
            <text:p>-66.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5.828" calcext:value-type="float">
            <text:p>15.828</text:p>
          </table:table-cell>
          <table:table-cell office:value-type="float" office:value="-66.13" calcext:value-type="float">
            <text:p>-66.13</text:p>
          </table:table-cell>
          <table:table-cell office:value-type="float" office:value="-48.95" calcext:value-type="float">
            <text:p>-48.95</text:p>
          </table:table-cell>
        </table:table-row>
        <table:table-row table:style-name="ro1">
          <table:table-cell office:value-type="float" office:value="15.878" calcext:value-type="float">
            <text:p>15.878</text:p>
          </table:table-cell>
          <table:table-cell office:value-type="float" office:value="-66.08" calcext:value-type="float">
            <text:p>-66.08</text:p>
          </table:table-cell>
          <table:table-cell office:value-type="float" office:value="-48.91" calcext:value-type="float">
            <text:p>-48.91</text:p>
          </table:table-cell>
        </table:table-row>
        <table:table-row table:style-name="ro1">
          <table:table-cell office:value-type="float" office:value="15.928" calcext:value-type="float">
            <text:p>15.928</text:p>
          </table:table-cell>
          <table:table-cell office:value-type="float" office:value="-66.04" calcext:value-type="float">
            <text:p>-66.04</text:p>
          </table:table-cell>
          <table:table-cell office:value-type="float" office:value="-48.87" calcext:value-type="float">
            <text:p>-48.87</text:p>
          </table:table-cell>
        </table:table-row>
        <table:table-row table:style-name="ro1">
          <table:table-cell office:value-type="float" office:value="15.978" calcext:value-type="float">
            <text:p>15.978</text:p>
          </table:table-cell>
          <table:table-cell office:value-type="float" office:value="-65.99" calcext:value-type="float">
            <text:p>-65.99</text:p>
          </table:table-cell>
          <table:table-cell office:value-type="float" office:value="-48.84" calcext:value-type="float">
            <text:p>-48.84</text:p>
          </table:table-cell>
        </table:table-row>
        <table:table-row table:style-name="ro1">
          <table:table-cell office:value-type="float" office:value="16.028" calcext:value-type="float">
            <text:p>16.028</text:p>
          </table:table-cell>
          <table:table-cell office:value-type="float" office:value="-65.96" calcext:value-type="float">
            <text:p>-65.96</text:p>
          </table:table-cell>
          <table:table-cell office:value-type="float" office:value="-48.81" calcext:value-type="float">
            <text:p>-48.81</text:p>
          </table:table-cell>
        </table:table-row>
        <table:table-row table:style-name="ro1">
          <table:table-cell office:value-type="float" office:value="16.078" calcext:value-type="float">
            <text:p>16.078</text:p>
          </table:table-cell>
          <table:table-cell office:value-type="float" office:value="-65.91" calcext:value-type="float">
            <text:p>-65.91</text:p>
          </table:table-cell>
          <table:table-cell office:value-type="float" office:value="-48.77" calcext:value-type="float">
            <text:p>-48.77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-65.87" calcext:value-type="float">
            <text:p>-65.87</text:p>
          </table:table-cell>
          <table:table-cell office:value-type="float" office:value="-48.74" calcext:value-type="float">
            <text:p>-48.74</text:p>
          </table:table-cell>
        </table:table-row>
        <table:table-row table:style-name="ro1">
          <table:table-cell office:value-type="float" office:value="16.178" calcext:value-type="float">
            <text:p>16.178</text:p>
          </table:table-cell>
          <table:table-cell office:value-type="float" office:value="-65.83" calcext:value-type="float">
            <text:p>-65.83</text:p>
          </table:table-cell>
          <table:table-cell office:value-type="float" office:value="-48.72" calcext:value-type="float">
            <text:p>-48.72</text:p>
          </table:table-cell>
        </table:table-row>
        <table:table-row table:style-name="ro1">
          <table:table-cell office:value-type="float" office:value="16.228" calcext:value-type="float">
            <text:p>16.228</text:p>
          </table:table-cell>
          <table:table-cell office:value-type="float" office:value="-65.8" calcext:value-type="float">
            <text:p>-65.8</text:p>
          </table:table-cell>
          <table:table-cell office:value-type="float" office:value="-48.69" calcext:value-type="float">
            <text:p>-48.69</text:p>
          </table:table-cell>
        </table:table-row>
        <table:table-row table:style-name="ro1">
          <table:table-cell office:value-type="float" office:value="16.278" calcext:value-type="float">
            <text:p>16.278</text:p>
          </table:table-cell>
          <table:table-cell office:value-type="float" office:value="-65.77" calcext:value-type="float">
            <text:p>-65.77</text:p>
          </table:table-cell>
          <table:table-cell office:value-type="float" office:value="-48.67" calcext:value-type="float">
            <text:p>-48.67</text:p>
          </table:table-cell>
        </table:table-row>
        <table:table-row table:style-name="ro1">
          <table:table-cell office:value-type="float" office:value="16.328" calcext:value-type="float">
            <text:p>16.328</text:p>
          </table:table-cell>
          <table:table-cell office:value-type="float" office:value="-65.73" calcext:value-type="float">
            <text:p>-65.73</text:p>
          </table:table-cell>
          <table:table-cell office:value-type="float" office:value="-48.64" calcext:value-type="float">
            <text:p>-48.64</text:p>
          </table:table-cell>
        </table:table-row>
        <table:table-row table:style-name="ro1">
          <table:table-cell office:value-type="float" office:value="16.378" calcext:value-type="float">
            <text:p>16.378</text:p>
          </table:table-cell>
          <table:table-cell office:value-type="float" office:value="-65.7" calcext:value-type="float">
            <text:p>-65.7</text:p>
          </table:table-cell>
          <table:table-cell office:value-type="float" office:value="-48.62" calcext:value-type="float">
            <text:p>-48.62</text:p>
          </table:table-cell>
        </table:table-row>
        <table:table-row table:style-name="ro1">
          <table:table-cell office:value-type="float" office:value="16.428" calcext:value-type="float">
            <text:p>16.428</text:p>
          </table:table-cell>
          <table:table-cell office:value-type="float" office:value="-65.67" calcext:value-type="float">
            <text:p>-65.67</text:p>
          </table:table-cell>
          <table:table-cell office:value-type="float" office:value="-48.59" calcext:value-type="float">
            <text:p>-48.59</text:p>
          </table:table-cell>
        </table:table-row>
        <table:table-row table:style-name="ro1">
          <table:table-cell office:value-type="float" office:value="16.478" calcext:value-type="float">
            <text:p>16.478</text:p>
          </table:table-cell>
          <table:table-cell office:value-type="float" office:value="-65.65" calcext:value-type="float">
            <text:p>-65.65</text:p>
          </table:table-cell>
          <table:table-cell office:value-type="float" office:value="-48.57" calcext:value-type="float">
            <text:p>-48.57</text:p>
          </table:table-cell>
        </table:table-row>
        <table:table-row table:style-name="ro1">
          <table:table-cell office:value-type="float" office:value="16.688" calcext:value-type="float">
            <text:p>16.688</text:p>
          </table:table-cell>
          <table:table-cell office:value-type="float" office:value="-74.69" calcext:value-type="float">
            <text:p>-74.69</text:p>
          </table:table-cell>
          <table:table-cell office:value-type="float" office:value="-56.11" calcext:value-type="float">
            <text:p>-56.11</text:p>
          </table:table-cell>
        </table:table-row>
        <table:table-row table:style-name="ro1">
          <table:table-cell office:value-type="float" office:value="16.738" calcext:value-type="float">
            <text:p>16.738</text:p>
          </table:table-cell>
          <table:table-cell office:value-type="float" office:value="-74.18" calcext:value-type="float">
            <text:p>-74.18</text:p>
          </table:table-cell>
          <table:table-cell office:value-type="float" office:value="-55.69" calcext:value-type="float">
            <text:p>-55.69</text:p>
          </table:table-cell>
        </table:table-row>
        <table:table-row table:style-name="ro1">
          <table:table-cell office:value-type="float" office:value="16.788" calcext:value-type="float">
            <text:p>16.788</text:p>
          </table:table-cell>
          <table:table-cell office:value-type="float" office:value="-73.73" calcext:value-type="float">
            <text:p>-73.73</text:p>
          </table:table-cell>
          <table:table-cell office:value-type="float" office:value="-55.32" calcext:value-type="float">
            <text:p>-55.32</text:p>
          </table:table-cell>
        </table:table-row>
        <table:table-row table:style-name="ro1">
          <table:table-cell office:value-type="float" office:value="16.838" calcext:value-type="float">
            <text:p>16.838</text:p>
          </table:table-cell>
          <table:table-cell office:value-type="float" office:value="-73.3" calcext:value-type="float">
            <text:p>-73.3</text:p>
          </table:table-cell>
          <table:table-cell office:value-type="float" office:value="-54.96" calcext:value-type="float">
            <text:p>-54.96</text:p>
          </table:table-cell>
        </table:table-row>
        <table:table-row table:style-name="ro1">
          <table:table-cell office:value-type="float" office:value="16.888" calcext:value-type="float">
            <text:p>16.888</text:p>
          </table:table-cell>
          <table:table-cell office:value-type="float" office:value="-72.89" calcext:value-type="float">
            <text:p>-72.89</text:p>
          </table:table-cell>
          <table:table-cell office:value-type="float" office:value="-54.62" calcext:value-type="float">
            <text:p>-54.62</text:p>
          </table:table-cell>
        </table:table-row>
        <table:table-row table:style-name="ro1">
          <table:table-cell office:value-type="float" office:value="16.938" calcext:value-type="float">
            <text:p>16.938</text:p>
          </table:table-cell>
          <table:table-cell office:value-type="float" office:value="-72.52" calcext:value-type="float">
            <text:p>-72.52</text:p>
          </table:table-cell>
          <table:table-cell office:value-type="float" office:value="-54.31" calcext:value-type="float">
            <text:p>-54.31</text:p>
          </table:table-cell>
        </table:table-row>
        <table:table-row table:style-name="ro1">
          <table:table-cell office:value-type="float" office:value="16.988" calcext:value-type="float">
            <text:p>16.988</text:p>
          </table:table-cell>
          <table:table-cell office:value-type="float" office:value="-72.14" calcext:value-type="float">
            <text:p>-72.14</text:p>
          </table:table-cell>
          <table:table-cell office:value-type="float" office:value="-53.99" calcext:value-type="float">
            <text:p>-53.99</text:p>
          </table:table-cell>
        </table:table-row>
        <table:table-row table:style-name="ro1">
          <table:table-cell office:value-type="float" office:value="17.038" calcext:value-type="float">
            <text:p>17.038</text:p>
          </table:table-cell>
          <table:table-cell office:value-type="float" office:value="-71.79" calcext:value-type="float">
            <text:p>-71.79</text:p>
          </table:table-cell>
          <table:table-cell office:value-type="float" office:value="-53.7" calcext:value-type="float">
            <text:p>-53.7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-71.45" calcext:value-type="float">
            <text:p>-71.45</text:p>
          </table:table-cell>
          <table:table-cell office:value-type="float" office:value="-53.43" calcext:value-type="float">
            <text:p>-53.43</text:p>
          </table:table-cell>
        </table:table-row>
        <table:table-row table:style-name="ro1">
          <table:table-cell office:value-type="float" office:value="17.138" calcext:value-type="float">
            <text:p>17.138</text:p>
          </table:table-cell>
          <table:table-cell office:value-type="float" office:value="-71.14" calcext:value-type="float">
            <text:p>-71.14</text:p>
          </table:table-cell>
          <table:table-cell office:value-type="float" office:value="-53.16" calcext:value-type="float">
            <text:p>-53.16</text:p>
          </table:table-cell>
        </table:table-row>
        <table:table-row table:style-name="ro1">
          <table:table-cell office:value-type="float" office:value="17.188" calcext:value-type="float">
            <text:p>17.188</text:p>
          </table:table-cell>
          <table:table-cell office:value-type="float" office:value="-70.85" calcext:value-type="float">
            <text:p>-70.85</text:p>
          </table:table-cell>
          <table:table-cell office:value-type="float" office:value="-52.92" calcext:value-type="float">
            <text:p>-52.92</text:p>
          </table:table-cell>
        </table:table-row>
        <table:table-row table:style-name="ro1">
          <table:table-cell office:value-type="float" office:value="17.238" calcext:value-type="float">
            <text:p>17.238</text:p>
          </table:table-cell>
          <table:table-cell office:value-type="float" office:value="-70.55" calcext:value-type="float">
            <text:p>-70.55</text:p>
          </table:table-cell>
          <table:table-cell office:value-type="float" office:value="-52.68" calcext:value-type="float">
            <text:p>-52.68</text:p>
          </table:table-cell>
        </table:table-row>
        <table:table-row table:style-name="ro1">
          <table:table-cell office:value-type="float" office:value="17.288" calcext:value-type="float">
            <text:p>17.288</text:p>
          </table:table-cell>
          <table:table-cell office:value-type="float" office:value="-70.28" calcext:value-type="float">
            <text:p>-70.28</text:p>
          </table:table-cell>
          <table:table-cell office:value-type="float" office:value="-52.45" calcext:value-type="float">
            <text:p>-52.45</text:p>
          </table:table-cell>
        </table:table-row>
        <table:table-row table:style-name="ro1">
          <table:table-cell office:value-type="float" office:value="17.338" calcext:value-type="float">
            <text:p>17.338</text:p>
          </table:table-cell>
          <table:table-cell office:value-type="float" office:value="-70.02" calcext:value-type="float">
            <text:p>-70.02</text:p>
          </table:table-cell>
          <table:table-cell office:value-type="float" office:value="-52.24" calcext:value-type="float">
            <text:p>-52.24</text:p>
          </table:table-cell>
        </table:table-row>
        <table:table-row table:style-name="ro1">
          <table:table-cell office:value-type="float" office:value="17.388" calcext:value-type="float">
            <text:p>17.388</text:p>
          </table:table-cell>
          <table:table-cell office:value-type="float" office:value="-69.78" calcext:value-type="float">
            <text:p>-69.78</text:p>
          </table:table-cell>
          <table:table-cell office:value-type="float" office:value="-52.04" calcext:value-type="float">
            <text:p>-52.04</text:p>
          </table:table-cell>
        </table:table-row>
        <table:table-row table:style-name="ro1">
          <table:table-cell office:value-type="float" office:value="17.438" calcext:value-type="float">
            <text:p>17.438</text:p>
          </table:table-cell>
          <table:table-cell office:value-type="float" office:value="-69.56" calcext:value-type="float">
            <text:p>-69.56</text:p>
          </table:table-cell>
          <table:table-cell office:value-type="float" office:value="-51.85" calcext:value-type="float">
            <text:p>-51.85</text:p>
          </table:table-cell>
        </table:table-row>
        <table:table-row table:style-name="ro1">
          <table:table-cell office:value-type="float" office:value="17.488" calcext:value-type="float">
            <text:p>17.488</text:p>
          </table:table-cell>
          <table:table-cell office:value-type="float" office:value="-69.33" calcext:value-type="float">
            <text:p>-69.33</text:p>
          </table:table-cell>
          <table:table-cell office:value-type="float" office:value="-51.66" calcext:value-type="float">
            <text:p>-51.66</text:p>
          </table:table-cell>
        </table:table-row>
        <table:table-row table:style-name="ro1">
          <table:table-cell office:value-type="float" office:value="17.538" calcext:value-type="float">
            <text:p>17.538</text:p>
          </table:table-cell>
          <table:table-cell office:value-type="float" office:value="-69.12" calcext:value-type="float">
            <text:p>-69.12</text:p>
          </table:table-cell>
          <table:table-cell office:value-type="float" office:value="-51.49" calcext:value-type="float">
            <text:p>-51.49</text:p>
          </table:table-cell>
        </table:table-row>
        <table:table-row table:style-name="ro1">
          <table:table-cell office:value-type="float" office:value="17.588" calcext:value-type="float">
            <text:p>17.588</text:p>
          </table:table-cell>
          <table:table-cell office:value-type="float" office:value="-68.92" calcext:value-type="float">
            <text:p>-68.92</text:p>
          </table:table-cell>
          <table:table-cell office:value-type="float" office:value="-51.32" calcext:value-type="float">
            <text:p>-51.32</text:p>
          </table:table-cell>
        </table:table-row>
        <table:table-row table:style-name="ro1">
          <table:table-cell office:value-type="float" office:value="17.638" calcext:value-type="float">
            <text:p>17.638</text:p>
          </table:table-cell>
          <table:table-cell office:value-type="float" office:value="-68.73" calcext:value-type="float">
            <text:p>-68.73</text:p>
          </table:table-cell>
          <table:table-cell office:value-type="float" office:value="-51.16" calcext:value-type="float">
            <text:p>-51.16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-68.56" calcext:value-type="float">
            <text:p>-68.56</text:p>
          </table:table-cell>
          <table:table-cell office:value-type="float" office:value="-51.02" calcext:value-type="float">
            <text:p>-51.02</text:p>
          </table:table-cell>
        </table:table-row>
        <table:table-row table:style-name="ro1">
          <table:table-cell office:value-type="float" office:value="17.738" calcext:value-type="float">
            <text:p>17.738</text:p>
          </table:table-cell>
          <table:table-cell office:value-type="float" office:value="-68.38" calcext:value-type="float">
            <text:p>-68.38</text:p>
          </table:table-cell>
          <table:table-cell office:value-type="float" office:value="-50.87" calcext:value-type="float">
            <text:p>-50.87</text:p>
          </table:table-cell>
        </table:table-row>
        <table:table-row table:style-name="ro1">
          <table:table-cell office:value-type="float" office:value="17.788" calcext:value-type="float">
            <text:p>17.788</text:p>
          </table:table-cell>
          <table:table-cell office:value-type="float" office:value="-68.22" calcext:value-type="float">
            <text:p>-68.22</text:p>
          </table:table-cell>
          <table:table-cell office:value-type="float" office:value="-50.74" calcext:value-type="float">
            <text:p>-50.74</text:p>
          </table:table-cell>
        </table:table-row>
        <table:table-row table:style-name="ro1">
          <table:table-cell office:value-type="float" office:value="17.838" calcext:value-type="float">
            <text:p>17.838</text:p>
          </table:table-cell>
          <table:table-cell office:value-type="float" office:value="-68.06" calcext:value-type="float">
            <text:p>-68.06</text:p>
          </table:table-cell>
          <table:table-cell office:value-type="float" office:value="-50.61" calcext:value-type="float">
            <text:p>-50.61</text:p>
          </table:table-cell>
        </table:table-row>
        <table:table-row table:style-name="ro1">
          <table:table-cell office:value-type="float" office:value="17.938" calcext:value-type="float">
            <text:p>17.938</text:p>
          </table:table-cell>
          <table:table-cell office:value-type="float" office:value="-70.74" calcext:value-type="float">
            <text:p>-70.74</text:p>
          </table:table-cell>
          <table:table-cell office:value-type="float" office:value="-52.85" calcext:value-type="float">
            <text:p>-52.85</text:p>
          </table:table-cell>
        </table:table-row>
        <table:table-row table:style-name="ro1">
          <table:table-cell office:value-type="float" office:value="17.988" calcext:value-type="float">
            <text:p>17.988</text:p>
          </table:table-cell>
          <table:table-cell office:value-type="float" office:value="-70.48" calcext:value-type="float">
            <text:p>-70.48</text:p>
          </table:table-cell>
          <table:table-cell office:value-type="float" office:value="-52.63" calcext:value-type="float">
            <text:p>-52.63</text:p>
          </table:table-cell>
        </table:table-row>
        <table:table-row table:style-name="ro1">
          <table:table-cell office:value-type="float" office:value="18.038" calcext:value-type="float">
            <text:p>18.038</text:p>
          </table:table-cell>
          <table:table-cell office:value-type="float" office:value="-70.19" calcext:value-type="float">
            <text:p>-70.19</text:p>
          </table:table-cell>
          <table:table-cell office:value-type="float" office:value="-52.39" calcext:value-type="float">
            <text:p>-52.39</text:p>
          </table:table-cell>
        </table:table-row>
        <table:table-row table:style-name="ro1">
          <table:table-cell office:value-type="float" office:value="18.088" calcext:value-type="float">
            <text:p>18.088</text:p>
          </table:table-cell>
          <table:table-cell office:value-type="float" office:value="-69.94" calcext:value-type="float">
            <text:p>-69.94</text:p>
          </table:table-cell>
          <table:table-cell office:value-type="float" office:value="-52.18" calcext:value-type="float">
            <text:p>-52.18</text:p>
          </table:table-cell>
        </table:table-row>
        <table:table-row table:style-name="ro1">
          <table:table-cell office:value-type="float" office:value="18.138" calcext:value-type="float">
            <text:p>18.138</text:p>
          </table:table-cell>
          <table:table-cell office:value-type="float" office:value="-69.7" calcext:value-type="float">
            <text:p>-69.7</text:p>
          </table:table-cell>
          <table:table-cell office:value-type="float" office:value="-51.98" calcext:value-type="float">
            <text:p>-51.98</text:p>
          </table:table-cell>
        </table:table-row>
        <table:table-row table:style-name="ro1">
          <table:table-cell office:value-type="float" office:value="18.188" calcext:value-type="float">
            <text:p>18.188</text:p>
          </table:table-cell>
          <table:table-cell office:value-type="float" office:value="-69.47" calcext:value-type="float">
            <text:p>-69.47</text:p>
          </table:table-cell>
          <table:table-cell office:value-type="float" office:value="-51.79" calcext:value-type="float">
            <text:p>-51.79</text:p>
          </table:table-cell>
        </table:table-row>
        <table:table-row table:style-name="ro1">
          <table:table-cell office:value-type="float" office:value="18.238" calcext:value-type="float">
            <text:p>18.238</text:p>
          </table:table-cell>
          <table:table-cell office:value-type="float" office:value="-69.26" calcext:value-type="float">
            <text:p>-69.26</text:p>
          </table:table-cell>
          <table:table-cell office:value-type="float" office:value="-51.62" calcext:value-type="float">
            <text:p>-51.62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-69.05" calcext:value-type="float">
            <text:p>-69.05</text:p>
          </table:table-cell>
          <table:table-cell office:value-type="float" office:value="-51.44" calcext:value-type="float">
            <text:p>-51.44</text:p>
          </table:table-cell>
        </table:table-row>
        <table:table-row table:style-name="ro1">
          <table:table-cell office:value-type="float" office:value="18.338" calcext:value-type="float">
            <text:p>18.338</text:p>
          </table:table-cell>
          <table:table-cell office:value-type="float" office:value="-68.85" calcext:value-type="float">
            <text:p>-68.85</text:p>
          </table:table-cell>
          <table:table-cell office:value-type="float" office:value="-51.27" calcext:value-type="float">
            <text:p>-51.27</text:p>
          </table:table-cell>
        </table:table-row>
        <table:table-row table:style-name="ro1">
          <table:table-cell office:value-type="float" office:value="18.388" calcext:value-type="float">
            <text:p>18.388</text:p>
          </table:table-cell>
          <table:table-cell office:value-type="float" office:value="-68.67" calcext:value-type="float">
            <text:p>-68.67</text:p>
          </table:table-cell>
          <table:table-cell office:value-type="float" office:value="-51.12" calcext:value-type="float">
            <text:p>-51.12</text:p>
          </table:table-cell>
        </table:table-row>
        <table:table-row table:style-name="ro1">
          <table:table-cell office:value-type="float" office:value="18.438" calcext:value-type="float">
            <text:p>18.438</text:p>
          </table:table-cell>
          <table:table-cell office:value-type="float" office:value="-68.49" calcext:value-type="float">
            <text:p>-68.49</text:p>
          </table:table-cell>
          <table:table-cell office:value-type="float" office:value="-50.97" calcext:value-type="float">
            <text:p>-50.97</text:p>
          </table:table-cell>
        </table:table-row>
        <table:table-row table:style-name="ro1">
          <table:table-cell office:value-type="float" office:value="18.488" calcext:value-type="float">
            <text:p>18.488</text:p>
          </table:table-cell>
          <table:table-cell office:value-type="float" office:value="-68.33" calcext:value-type="float">
            <text:p>-68.33</text:p>
          </table:table-cell>
          <table:table-cell office:value-type="float" office:value="-50.84" calcext:value-type="float">
            <text:p>-50.84</text:p>
          </table:table-cell>
        </table:table-row>
        <table:table-row table:style-name="ro1">
          <table:table-cell office:value-type="float" office:value="18.538" calcext:value-type="float">
            <text:p>18.538</text:p>
          </table:table-cell>
          <table:table-cell office:value-type="float" office:value="-68.16" calcext:value-type="float">
            <text:p>-68.16</text:p>
          </table:table-cell>
          <table:table-cell office:value-type="float" office:value="-50.7" calcext:value-type="float">
            <text:p>-50.7</text:p>
          </table:table-cell>
        </table:table-row>
        <table:table-row table:style-name="ro1">
          <table:table-cell office:value-type="float" office:value="18.588" calcext:value-type="float">
            <text:p>18.588</text:p>
          </table:table-cell>
          <table:table-cell office:value-type="float" office:value="-68.01" calcext:value-type="float">
            <text:p>-68.01</text:p>
          </table:table-cell>
          <table:table-cell office:value-type="float" office:value="-50.57" calcext:value-type="float">
            <text:p>-50.57</text:p>
          </table:table-cell>
        </table:table-row>
        <table:table-row table:style-name="ro1">
          <table:table-cell office:value-type="float" office:value="18.638" calcext:value-type="float">
            <text:p>18.638</text:p>
          </table:table-cell>
          <table:table-cell office:value-type="float" office:value="-67.87" calcext:value-type="float">
            <text:p>-67.87</text:p>
          </table:table-cell>
          <table:table-cell office:value-type="float" office:value="-50.45" calcext:value-type="float">
            <text:p>-50.45</text:p>
          </table:table-cell>
        </table:table-row>
        <table:table-row table:style-name="ro1">
          <table:table-cell office:value-type="float" office:value="18.688" calcext:value-type="float">
            <text:p>18.688</text:p>
          </table:table-cell>
          <table:table-cell office:value-type="float" office:value="-67.73" calcext:value-type="float">
            <text:p>-67.73</text:p>
          </table:table-cell>
          <table:table-cell office:value-type="float" office:value="-50.34" calcext:value-type="float">
            <text:p>-50.34</text:p>
          </table:table-cell>
        </table:table-row>
        <table:table-row table:style-name="ro1">
          <table:table-cell office:value-type="float" office:value="18.738" calcext:value-type="float">
            <text:p>18.738</text:p>
          </table:table-cell>
          <table:table-cell office:value-type="float" office:value="-67.61" calcext:value-type="float">
            <text:p>-67.61</text:p>
          </table:table-cell>
          <table:table-cell office:value-type="float" office:value="-50.24" calcext:value-type="float">
            <text:p>-50.24</text:p>
          </table:table-cell>
        </table:table-row>
        <table:table-row table:style-name="ro1">
          <table:table-cell office:value-type="float" office:value="18.788" calcext:value-type="float">
            <text:p>18.788</text:p>
          </table:table-cell>
          <table:table-cell office:value-type="float" office:value="-67.48" calcext:value-type="float">
            <text:p>-67.48</text:p>
          </table:table-cell>
          <table:table-cell office:value-type="float" office:value="-50.13" calcext:value-type="float">
            <text:p>-50.13</text:p>
          </table:table-cell>
        </table:table-row>
        <table:table-row table:style-name="ro1">
          <table:table-cell office:value-type="float" office:value="18.838" calcext:value-type="float">
            <text:p>18.838</text:p>
          </table:table-cell>
          <table:table-cell office:value-type="float" office:value="-67.36" calcext:value-type="float">
            <text:p>-67.36</text:p>
          </table:table-cell>
          <table:table-cell office:value-type="float" office:value="-50.03" calcext:value-type="float">
            <text:p>-50.03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-67.25" calcext:value-type="float">
            <text:p>-67.25</text:p>
          </table:table-cell>
          <table:table-cell office:value-type="float" office:value="-49.94" calcext:value-type="float">
            <text:p>-49.94</text:p>
          </table:table-cell>
        </table:table-row>
        <table:table-row table:style-name="ro1">
          <table:table-cell office:value-type="float" office:value="18.938" calcext:value-type="float">
            <text:p>18.938</text:p>
          </table:table-cell>
          <table:table-cell office:value-type="float" office:value="-67.14" calcext:value-type="float">
            <text:p>-67.14</text:p>
          </table:table-cell>
          <table:table-cell office:value-type="float" office:value="-49.85" calcext:value-type="float">
            <text:p>-49.85</text:p>
          </table:table-cell>
        </table:table-row>
        <table:table-row table:style-name="ro1">
          <table:table-cell office:value-type="float" office:value="18.988" calcext:value-type="float">
            <text:p>18.988</text:p>
          </table:table-cell>
          <table:table-cell office:value-type="float" office:value="-67.05" calcext:value-type="float">
            <text:p>-67.05</text:p>
          </table:table-cell>
          <table:table-cell office:value-type="float" office:value="-49.78" calcext:value-type="float">
            <text:p>-49.78</text:p>
          </table:table-cell>
        </table:table-row>
        <table:table-row table:style-name="ro1">
          <table:table-cell office:value-type="float" office:value="19.038" calcext:value-type="float">
            <text:p>19.038</text:p>
          </table:table-cell>
          <table:table-cell office:value-type="float" office:value="-66.95" calcext:value-type="float">
            <text:p>-66.95</text:p>
          </table:table-cell>
          <table:table-cell office:value-type="float" office:value="-49.69" calcext:value-type="float">
            <text:p>-49.69</text:p>
          </table:table-cell>
        </table:table-row>
        <table:table-row table:style-name="ro1">
          <table:table-cell office:value-type="float" office:value="19.088" calcext:value-type="float">
            <text:p>19.088</text:p>
          </table:table-cell>
          <table:table-cell office:value-type="float" office:value="-66.86" calcext:value-type="float">
            <text:p>-66.86</text:p>
          </table:table-cell>
          <table:table-cell office:value-type="float" office:value="-49.61" calcext:value-type="float">
            <text:p>-49.61</text:p>
          </table:table-cell>
        </table:table-row>
        <table:table-row table:style-name="ro1">
          <table:table-cell office:value-type="float" office:value="19.198" calcext:value-type="float">
            <text:p>19.198</text:p>
          </table:table-cell>
          <table:table-cell office:value-type="float" office:value="-70.16" calcext:value-type="float">
            <text:p>-70.16</text:p>
          </table:table-cell>
          <table:table-cell office:value-type="float" office:value="-52.37" calcext:value-type="float">
            <text:p>-52.37</text:p>
          </table:table-cell>
        </table:table-row>
        <table:table-row table:style-name="ro1">
          <table:table-cell office:value-type="float" office:value="19.248" calcext:value-type="float">
            <text:p>19.248</text:p>
          </table:table-cell>
          <table:table-cell office:value-type="float" office:value="-69.91" calcext:value-type="float">
            <text:p>-69.91</text:p>
          </table:table-cell>
          <table:table-cell office:value-type="float" office:value="-52.16" calcext:value-type="float">
            <text:p>-52.16</text:p>
          </table:table-cell>
        </table:table-row>
        <table:table-row table:style-name="ro1">
          <table:table-cell office:value-type="float" office:value="19.298" calcext:value-type="float">
            <text:p>19.298</text:p>
          </table:table-cell>
          <table:table-cell office:value-type="float" office:value="-69.69" calcext:value-type="float">
            <text:p>-69.69</text:p>
          </table:table-cell>
          <table:table-cell office:value-type="float" office:value="-51.98" calcext:value-type="float">
            <text:p>-51.98</text:p>
          </table:table-cell>
        </table:table-row>
        <table:table-row table:style-name="ro1">
          <table:table-cell office:value-type="float" office:value="19.348" calcext:value-type="float">
            <text:p>19.348</text:p>
          </table:table-cell>
          <table:table-cell office:value-type="float" office:value="-69.44" calcext:value-type="float">
            <text:p>-69.44</text:p>
          </table:table-cell>
          <table:table-cell office:value-type="float" office:value="-51.77" calcext:value-type="float">
            <text:p>-51.77</text:p>
          </table:table-cell>
        </table:table-row>
        <table:table-row table:style-name="ro1">
          <table:table-cell office:value-type="float" office:value="19.398" calcext:value-type="float">
            <text:p>19.398</text:p>
          </table:table-cell>
          <table:table-cell office:value-type="float" office:value="-69.23" calcext:value-type="float">
            <text:p>-69.23</text:p>
          </table:table-cell>
          <table:table-cell office:value-type="float" office:value="-51.59" calcext:value-type="float">
            <text:p>-51.59</text:p>
          </table:table-cell>
        </table:table-row>
        <table:table-row table:style-name="ro1">
          <table:table-cell office:value-type="float" office:value="19.448" calcext:value-type="float">
            <text:p>19.448</text:p>
          </table:table-cell>
          <table:table-cell office:value-type="float" office:value="-69.02" calcext:value-type="float">
            <text:p>-69.02</text:p>
          </table:table-cell>
          <table:table-cell office:value-type="float" office:value="-51.42" calcext:value-type="float">
            <text:p>-51.42</text:p>
          </table:table-cell>
        </table:table-row>
        <table:table-row table:style-name="ro1">
          <table:table-cell office:value-type="float" office:value="19.498" calcext:value-type="float">
            <text:p>19.498</text:p>
          </table:table-cell>
          <table:table-cell office:value-type="float" office:value="-68.83" calcext:value-type="float">
            <text:p>-68.83</text:p>
          </table:table-cell>
          <table:table-cell office:value-type="float" office:value="-51.26" calcext:value-type="float">
            <text:p>-51.26</text:p>
          </table:table-cell>
        </table:table-row>
        <table:table-row table:style-name="ro1">
          <table:table-cell office:value-type="float" office:value="19.548" calcext:value-type="float">
            <text:p>19.548</text:p>
          </table:table-cell>
          <table:table-cell office:value-type="float" office:value="-68.65" calcext:value-type="float">
            <text:p>-68.65</text:p>
          </table:table-cell>
          <table:table-cell office:value-type="float" office:value="-51.11" calcext:value-type="float">
            <text:p>-51.11</text:p>
          </table:table-cell>
        </table:table-row>
        <table:table-row table:style-name="ro1">
          <table:table-cell office:value-type="float" office:value="19.598" calcext:value-type="float">
            <text:p>19.598</text:p>
          </table:table-cell>
          <table:table-cell office:value-type="float" office:value="-68.47" calcext:value-type="float">
            <text:p>-68.47</text:p>
          </table:table-cell>
          <table:table-cell office:value-type="float" office:value="-50.96" calcext:value-type="float">
            <text:p>-50.96</text:p>
          </table:table-cell>
        </table:table-row>
        <table:table-row table:style-name="ro1">
          <table:table-cell office:value-type="float" office:value="19.648" calcext:value-type="float">
            <text:p>19.648</text:p>
          </table:table-cell>
          <table:table-cell office:value-type="float" office:value="-68.3" calcext:value-type="float">
            <text:p>-68.3</text:p>
          </table:table-cell>
          <table:table-cell office:value-type="float" office:value="-50.82" calcext:value-type="float">
            <text:p>-50.82</text:p>
          </table:table-cell>
        </table:table-row>
        <table:table-row table:style-name="ro1">
          <table:table-cell office:value-type="float" office:value="19.698" calcext:value-type="float">
            <text:p>19.698</text:p>
          </table:table-cell>
          <table:table-cell office:value-type="float" office:value="-68.14" calcext:value-type="float">
            <text:p>-68.14</text:p>
          </table:table-cell>
          <table:table-cell office:value-type="float" office:value="-50.69" calcext:value-type="float">
            <text:p>-50.69</text:p>
          </table:table-cell>
        </table:table-row>
        <table:table-row table:style-name="ro1">
          <table:table-cell office:value-type="float" office:value="19.748" calcext:value-type="float">
            <text:p>19.748</text:p>
          </table:table-cell>
          <table:table-cell office:value-type="float" office:value="-67.99" calcext:value-type="float">
            <text:p>-67.99</text:p>
          </table:table-cell>
          <table:table-cell office:value-type="float" office:value="-50.56" calcext:value-type="float">
            <text:p>-50.56</text:p>
          </table:table-cell>
        </table:table-row>
        <table:table-row table:style-name="ro1">
          <table:table-cell office:value-type="float" office:value="19.798" calcext:value-type="float">
            <text:p>19.798</text:p>
          </table:table-cell>
          <table:table-cell office:value-type="float" office:value="-67.86" calcext:value-type="float">
            <text:p>-67.86</text:p>
          </table:table-cell>
          <table:table-cell office:value-type="float" office:value="-50.45" calcext:value-type="float">
            <text:p>-50.45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-67.71" calcext:value-type="float">
            <text:p>-67.71</text:p>
          </table:table-cell>
          <table:table-cell office:value-type="float" office:value="-50.33" calcext:value-type="float">
            <text:p>-50.33</text:p>
          </table:table-cell>
        </table:table-row>
        <table:table-row table:style-name="ro1">
          <table:table-cell office:value-type="float" office:value="19.898" calcext:value-type="float">
            <text:p>19.898</text:p>
          </table:table-cell>
          <table:table-cell office:value-type="float" office:value="-67.58" calcext:value-type="float">
            <text:p>-67.58</text:p>
          </table:table-cell>
          <table:table-cell office:value-type="float" office:value="-50.22" calcext:value-type="float">
            <text:p>-50.22</text:p>
          </table:table-cell>
        </table:table-row>
        <table:table-row table:style-name="ro1">
          <table:table-cell office:value-type="float" office:value="19.948" calcext:value-type="float">
            <text:p>19.948</text:p>
          </table:table-cell>
          <table:table-cell office:value-type="float" office:value="-67.46" calcext:value-type="float">
            <text:p>-67.46</text:p>
          </table:table-cell>
          <table:table-cell office:value-type="float" office:value="-50.12" calcext:value-type="float">
            <text:p>-50.12</text:p>
          </table:table-cell>
        </table:table-row>
        <table:table-row table:style-name="ro1">
          <table:table-cell office:value-type="float" office:value="19.998" calcext:value-type="float">
            <text:p>19.998</text:p>
          </table:table-cell>
          <table:table-cell office:value-type="float" office:value="-67.35" calcext:value-type="float">
            <text:p>-67.35</text:p>
          </table:table-cell>
          <table:table-cell office:value-type="float" office:value="-50.02" calcext:value-type="float">
            <text:p>-50.02</text:p>
          </table:table-cell>
        </table:table-row>
        <table:table-row table:style-name="ro1">
          <table:table-cell office:value-type="float" office:value="20.048" calcext:value-type="float">
            <text:p>20.048</text:p>
          </table:table-cell>
          <table:table-cell office:value-type="float" office:value="-67.24" calcext:value-type="float">
            <text:p>-67.24</text:p>
          </table:table-cell>
          <table:table-cell office:value-type="float" office:value="-49.94" calcext:value-type="float">
            <text:p>-49.94</text:p>
          </table:table-cell>
        </table:table-row>
        <table:table-row table:style-name="ro1">
          <table:table-cell office:value-type="float" office:value="20.098" calcext:value-type="float">
            <text:p>20.098</text:p>
          </table:table-cell>
          <table:table-cell office:value-type="float" office:value="-67.13" calcext:value-type="float">
            <text:p>-67.13</text:p>
          </table:table-cell>
          <table:table-cell office:value-type="float" office:value="-49.84" calcext:value-type="float">
            <text:p>-49.84</text:p>
          </table:table-cell>
        </table:table-row>
        <table:table-row table:style-name="ro1">
          <table:table-cell office:value-type="float" office:value="20.148" calcext:value-type="float">
            <text:p>20.148</text:p>
          </table:table-cell>
          <table:table-cell office:value-type="float" office:value="-67.03" calcext:value-type="float">
            <text:p>-67.03</text:p>
          </table:table-cell>
          <table:table-cell office:value-type="float" office:value="-49.76" calcext:value-type="float">
            <text:p>-49.76</text:p>
          </table:table-cell>
        </table:table-row>
        <table:table-row table:style-name="ro1">
          <table:table-cell office:value-type="float" office:value="20.198" calcext:value-type="float">
            <text:p>20.198</text:p>
          </table:table-cell>
          <table:table-cell office:value-type="float" office:value="-66.93" calcext:value-type="float">
            <text:p>-66.93</text:p>
          </table:table-cell>
          <table:table-cell office:value-type="float" office:value="-49.68" calcext:value-type="float">
            <text:p>-49.68</text:p>
          </table:table-cell>
        </table:table-row>
        <table:table-row table:style-name="ro1">
          <table:table-cell office:value-type="float" office:value="20.248" calcext:value-type="float">
            <text:p>20.248</text:p>
          </table:table-cell>
          <table:table-cell office:value-type="float" office:value="-66.85" calcext:value-type="float">
            <text:p>-66.85</text:p>
          </table:table-cell>
          <table:table-cell office:value-type="float" office:value="-49.6" calcext:value-type="float">
            <text:p>-49.6</text:p>
          </table:table-cell>
        </table:table-row>
        <table:table-row table:style-name="ro1">
          <table:table-cell office:value-type="float" office:value="20.298" calcext:value-type="float">
            <text:p>20.298</text:p>
          </table:table-cell>
          <table:table-cell office:value-type="float" office:value="-66.77" calcext:value-type="float">
            <text:p>-66.77</text:p>
          </table:table-cell>
          <table:table-cell office:value-type="float" office:value="-49.54" calcext:value-type="float">
            <text:p>-49.54</text:p>
          </table:table-cell>
        </table:table-row>
        <table:table-row table:style-name="ro1">
          <table:table-cell office:value-type="float" office:value="20.348" calcext:value-type="float">
            <text:p>20.348</text:p>
          </table:table-cell>
          <table:table-cell office:value-type="float" office:value="-66.68" calcext:value-type="float">
            <text:p>-66.68</text:p>
          </table:table-cell>
          <table:table-cell office:value-type="float" office:value="-49.47" calcext:value-type="float">
            <text:p>-49.47</text:p>
          </table:table-cell>
        </table:table-row>
        <table:table-row table:style-name="ro1">
          <table:table-cell office:value-type="float" office:value="20.468" calcext:value-type="float">
            <text:p>20.468</text:p>
          </table:table-cell>
          <table:table-cell office:value-type="float" office:value="-70.56" calcext:value-type="float">
            <text:p>-70.56</text:p>
          </table:table-cell>
          <table:table-cell office:value-type="float" office:value="-52.7" calcext:value-type="float">
            <text:p>-52.7</text:p>
          </table:table-cell>
        </table:table-row>
        <table:table-row table:style-name="ro1">
          <table:table-cell office:value-type="float" office:value="20.518" calcext:value-type="float">
            <text:p>20.518</text:p>
          </table:table-cell>
          <table:table-cell office:value-type="float" office:value="-70.28" calcext:value-type="float">
            <text:p>-70.28</text:p>
          </table:table-cell>
          <table:table-cell office:value-type="float" office:value="-52.47" calcext:value-type="float">
            <text:p>-52.47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-70.03" calcext:value-type="float">
            <text:p>-70.03</text:p>
          </table:table-cell>
          <table:table-cell office:value-type="float" office:value="-52.26" calcext:value-type="float">
            <text:p>-52.26</text:p>
          </table:table-cell>
        </table:table-row>
        <table:table-row table:style-name="ro1">
          <table:table-cell office:value-type="float" office:value="20.618" calcext:value-type="float">
            <text:p>20.618</text:p>
          </table:table-cell>
          <table:table-cell office:value-type="float" office:value="-69.8" calcext:value-type="float">
            <text:p>-69.8</text:p>
          </table:table-cell>
          <table:table-cell office:value-type="float" office:value="-52.07" calcext:value-type="float">
            <text:p>-52.07</text:p>
          </table:table-cell>
        </table:table-row>
        <table:table-row table:style-name="ro1">
          <table:table-cell office:value-type="float" office:value="20.668" calcext:value-type="float">
            <text:p>20.668</text:p>
          </table:table-cell>
          <table:table-cell office:value-type="float" office:value="-69.55" calcext:value-type="float">
            <text:p>-69.55</text:p>
          </table:table-cell>
          <table:table-cell office:value-type="float" office:value="-51.86" calcext:value-type="float">
            <text:p>-51.86</text:p>
          </table:table-cell>
        </table:table-row>
        <table:table-row table:style-name="ro1">
          <table:table-cell office:value-type="float" office:value="20.718" calcext:value-type="float">
            <text:p>20.718</text:p>
          </table:table-cell>
          <table:table-cell office:value-type="float" office:value="-69.33" calcext:value-type="float">
            <text:p>-69.33</text:p>
          </table:table-cell>
          <table:table-cell office:value-type="float" office:value="-51.67" calcext:value-type="float">
            <text:p>-51.67</text:p>
          </table:table-cell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-65.51" calcext:value-type="float">
            <text:p>-65.51</text:p>
          </table:table-cell>
          <table:table-cell office:value-type="float" office:value="-49.16" calcext:value-type="float">
            <text:p>-49.16</text:p>
          </table:table-cell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-61.91" calcext:value-type="float">
            <text:p>-61.91</text:p>
          </table:table-cell>
          <table:table-cell office:value-type="float" office:value="-46.78" calcext:value-type="float">
            <text:p>-46.78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-58.49" calcext:value-type="float">
            <text:p>-58.49</text:p>
          </table:table-cell>
          <table:table-cell office:value-type="float" office:value="-44.53" calcext:value-type="float">
            <text:p>-44.53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-55.22" calcext:value-type="float">
            <text:p>-55.22</text:p>
          </table:table-cell>
          <table:table-cell office:value-type="float" office:value="-42.39" calcext:value-type="float">
            <text:p>-42.39</text:p>
          </table:table-cell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-52.14" calcext:value-type="float">
            <text:p>-52.14</text:p>
          </table:table-cell>
          <table:table-cell office:value-type="float" office:value="-40.4" calcext:value-type="float">
            <text:p>-40.4</text:p>
          </table:table-cell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-49.2" calcext:value-type="float">
            <text:p>-49.2</text:p>
          </table:table-cell>
          <table:table-cell office:value-type="float" office:value="-38.48" calcext:value-type="float">
            <text:p>-38.48</text:p>
          </table:table-cell>
        </table:table-row>
        <table:table-row table:style-name="ro1">
          <table:table-cell office:value-type="float" office:value="21.07" calcext:value-type="float">
            <text:p>21.07</text:p>
          </table:table-cell>
          <table:table-cell office:value-type="float" office:value="-46.41" calcext:value-type="float">
            <text:p>-46.41</text:p>
          </table:table-cell>
          <table:table-cell office:value-type="float" office:value="-36.67" calcext:value-type="float">
            <text:p>-36.67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-43.74" calcext:value-type="float">
            <text:p>-43.74</text:p>
          </table:table-cell>
          <table:table-cell office:value-type="float" office:value="-34.91" calcext:value-type="float">
            <text:p>-34.91</text:p>
          </table:table-cell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-41.23" calcext:value-type="float">
            <text:p>-41.23</text:p>
          </table:table-cell>
          <table:table-cell office:value-type="float" office:value="-33.24" calcext:value-type="float">
            <text:p>-33.24</text:p>
          </table:table-cell>
        </table:table-row>
        <table:table-row table:style-name="ro1">
          <table:table-cell office:value-type="float" office:value="21.22" calcext:value-type="float">
            <text:p>21.22</text:p>
          </table:table-cell>
          <table:table-cell office:value-type="float" office:value="-38.83" calcext:value-type="float">
            <text:p>-38.83</text:p>
          </table:table-cell>
          <table:table-cell office:value-type="float" office:value="-31.64" calcext:value-type="float">
            <text:p>-31.64</text:p>
          </table:table-cell>
        </table:table-row>
        <table:table-row table:style-name="ro1">
          <table:table-cell office:value-type="float" office:value="21.27" calcext:value-type="float">
            <text:p>21.27</text:p>
          </table:table-cell>
          <table:table-cell office:value-type="float" office:value="-36.56" calcext:value-type="float">
            <text:p>-36.56</text:p>
          </table:table-cell>
          <table:table-cell office:value-type="float" office:value="-30.19" calcext:value-type="float">
            <text:p>-30.19</text:p>
          </table:table-cell>
        </table:table-row>
        <table:table-row table:style-name="ro1">
          <table:table-cell office:value-type="float" office:value="22.317" calcext:value-type="float">
            <text:p>22.317</text:p>
          </table:table-cell>
          <table:table-cell office:value-type="float" office:value="-33.72" calcext:value-type="float">
            <text:p>-33.72</text:p>
          </table:table-cell>
          <table:table-cell office:value-type="float" office:value="-29.74" calcext:value-type="float">
            <text:p>-29.74</text:p>
          </table:table-cell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-31.6" calcext:value-type="float">
            <text:p>-31.6</text:p>
          </table:table-cell>
          <table:table-cell office:value-type="float" office:value="-28.24" calcext:value-type="float">
            <text:p>-28.24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-29.7" calcext:value-type="float">
            <text:p>-29.7</text:p>
          </table:table-cell>
          <table:table-cell office:value-type="float" office:value="-26.94" calcext:value-type="float">
            <text:p>-26.94</text:p>
          </table:table-cell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-27.9" calcext:value-type="float">
            <text:p>-27.9</text:p>
          </table:table-cell>
          <table:table-cell office:value-type="float" office:value="-25.66" calcext:value-type="float">
            <text:p>-25.66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-26.1" calcext:value-type="float">
            <text:p>-26.1</text:p>
          </table:table-cell>
          <table:table-cell office:value-type="float" office:value="-24.31" calcext:value-type="float">
            <text:p>-24.31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-24.35" calcext:value-type="float">
            <text:p>-24.35</text:p>
          </table:table-cell>
          <table:table-cell office:value-type="float" office:value="-23.83" calcext:value-type="float">
            <text:p>-23.83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-22.71" calcext:value-type="float">
            <text:p>-22.71</text:p>
          </table:table-cell>
          <table:table-cell office:value-type="float" office:value="-22.79" calcext:value-type="float">
            <text:p>-22.79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21.17" calcext:value-type="float">
            <text:p>-21.17</text:p>
          </table:table-cell>
          <table:table-cell office:value-type="float" office:value="-21.71" calcext:value-type="float">
            <text:p>-21.71</text:p>
          </table:table-cell>
        </table:table-row>
        <table:table-row table:style-name="ro1">
          <table:table-cell office:value-type="float" office:value="22.79" calcext:value-type="float">
            <text:p>22.79</text:p>
          </table:table-cell>
          <table:table-cell office:value-type="float" office:value="-19.79" calcext:value-type="float">
            <text:p>-19.79</text:p>
          </table:table-cell>
          <table:table-cell office:value-type="float" office:value="-20.68" calcext:value-type="float">
            <text:p>-20.68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-18.49" calcext:value-type="float">
            <text:p>-18.49</text:p>
          </table:table-cell>
          <table:table-cell office:value-type="float" office:value="-19.72" calcext:value-type="float">
            <text:p>-19.72</text:p>
          </table:table-cell>
        </table:table-row>
        <table:table-row table:style-name="ro1">
          <table:table-cell office:value-type="float" office:value="22.89" calcext:value-type="float">
            <text:p>22.89</text:p>
          </table:table-cell>
          <table:table-cell office:value-type="float" office:value="-17.24" calcext:value-type="float">
            <text:p>-17.24</text:p>
          </table:table-cell>
          <table:table-cell office:value-type="float" office:value="-18.78" calcext:value-type="float">
            <text:p>-18.78</text:p>
          </table:table-cell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-16.07" calcext:value-type="float">
            <text:p>-16.07</text:p>
          </table:table-cell>
          <table:table-cell office:value-type="float" office:value="-17.88" calcext:value-type="float">
            <text:p>-17.88</text:p>
          </table:table-cell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-14.96" calcext:value-type="float">
            <text:p>-14.96</text:p>
          </table:table-cell>
          <table:table-cell office:value-type="float" office:value="-17.06" calcext:value-type="float">
            <text:p>-17.06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-13.9" calcext:value-type="float">
            <text:p>-13.9</text:p>
          </table:table-cell>
          <table:table-cell office:value-type="float" office:value="-16.25" calcext:value-type="float">
            <text:p>-16.25</text:p>
          </table:table-cell>
        </table:table-row>
        <table:table-row table:style-name="ro1">
          <table:table-cell office:value-type="float" office:value="23.09" calcext:value-type="float">
            <text:p>23.09</text:p>
          </table:table-cell>
          <table:table-cell office:value-type="float" office:value="-12.87" calcext:value-type="float">
            <text:p>-12.87</text:p>
          </table:table-cell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-11.9" calcext:value-type="float">
            <text:p>-11.9</text:p>
          </table:table-cell>
          <table:table-cell office:value-type="float" office:value="-14.79" calcext:value-type="float">
            <text:p>-14.79</text:p>
          </table:table-cell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-10.98" calcext:value-type="float">
            <text:p>-10.98</text:p>
          </table:table-cell>
          <table:table-cell office:value-type="float" office:value="-14.08" calcext:value-type="float">
            <text:p>-14.08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-10.11" calcext:value-type="float">
            <text:p>-10.11</text:p>
          </table:table-cell>
          <table:table-cell office:value-type="float" office:value="-13.42" calcext:value-type="float">
            <text:p>-13.42</text:p>
          </table:table-cell>
        </table:table-row>
        <table:table-row table:style-name="ro1">
          <table:table-cell office:value-type="float" office:value="23.29" calcext:value-type="float">
            <text:p>23.29</text:p>
          </table:table-cell>
          <table:table-cell office:value-type="float" office:value="-9.29" calcext:value-type="float">
            <text:p>-9.29</text:p>
          </table:table-cell>
          <table:table-cell office:value-type="float" office:value="-12.8" calcext:value-type="float">
            <text:p>-12.8</text:p>
          </table:table-cell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-8.49" calcext:value-type="float">
            <text:p>-8.49</text:p>
          </table:table-cell>
          <table:table-cell office:value-type="float" office:value="-12.22" calcext:value-type="float">
            <text:p>-12.22</text:p>
          </table:table-cell>
        </table:table-row>
        <table:table-row table:style-name="ro1">
          <table:table-cell office:value-type="float" office:value="23.39" calcext:value-type="float">
            <text:p>23.39</text:p>
          </table:table-cell>
          <table:table-cell office:value-type="float" office:value="-7.75" calcext:value-type="float">
            <text:p>-7.75</text:p>
          </table:table-cell>
          <table:table-cell office:value-type="float" office:value="-11.67" calcext:value-type="float">
            <text:p>-11.67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-7.02" calcext:value-type="float">
            <text:p>-7.02</text:p>
          </table:table-cell>
          <table:table-cell office:value-type="float" office:value="-11.12" calcext:value-type="float">
            <text:p>-11.12</text:p>
          </table:table-cell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-6.34" calcext:value-type="float">
            <text:p>-6.34</text:p>
          </table:table-cell>
          <table:table-cell office:value-type="float" office:value="-10.64" calcext:value-type="float">
            <text:p>-10.64</text:p>
          </table:table-cell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-5.7" calcext:value-type="float">
            <text:p>-5.7</text:p>
          </table:table-cell>
          <table:table-cell office:value-type="float" office:value="-10.14" calcext:value-type="float">
            <text:p>-10.14</text:p>
          </table:table-cell>
        </table:table-row>
        <table:table-row table:style-name="ro1">
          <table:table-cell office:value-type="float" office:value="23.59" calcext:value-type="float">
            <text:p>23.59</text:p>
          </table:table-cell>
          <table:table-cell office:value-type="float" office:value="-5.11" calcext:value-type="float">
            <text:p>-5.11</text:p>
          </table:table-cell>
          <table:table-cell office:value-type="float" office:value="-9.69" calcext:value-type="float">
            <text:p>-9.69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-4.52" calcext:value-type="float">
            <text:p>-4.52</text:p>
          </table:table-cell>
          <table:table-cell office:value-type="float" office:value="-9.28" calcext:value-type="float">
            <text:p>-9.28</text:p>
          </table:table-cell>
        </table:table-row>
        <table:table-row table:style-name="ro1">
          <table:table-cell office:value-type="float" office:value="23.69" calcext:value-type="float">
            <text:p>23.69</text:p>
          </table:table-cell>
          <table:table-cell office:value-type="float" office:value="-3.95" calcext:value-type="float">
            <text:p>-3.95</text:p>
          </table:table-cell>
          <table:table-cell office:value-type="float" office:value="-8.87" calcext:value-type="float">
            <text:p>-8.87</text:p>
          </table:table-cell>
        </table:table-row>
        <table:table-row table:style-name="ro1">
          <table:table-cell office:value-type="float" office:value="23.74" calcext:value-type="float">
            <text:p>23.74</text:p>
          </table:table-cell>
          <table:table-cell office:value-type="float" office:value="-3.44" calcext:value-type="float">
            <text:p>-3.44</text:p>
          </table:table-cell>
          <table:table-cell office:value-type="float" office:value="-8.46" calcext:value-type="float">
            <text:p>-8.46</text:p>
          </table:table-cell>
        </table:table-row>
        <table:table-row table:style-name="ro1">
          <table:table-cell office:value-type="float" office:value="23.79" calcext:value-type="float">
            <text:p>23.79</text:p>
          </table:table-cell>
          <table:table-cell office:value-type="float" office:value="-2.95" calcext:value-type="float">
            <text:p>-2.95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-2.48" calcext:value-type="float">
            <text:p>-2.48</text:p>
          </table:table-cell>
          <table:table-cell office:value-type="float" office:value="-7.74" calcext:value-type="float">
            <text:p>-7.74</text:p>
          </table:table-cell>
        </table:table-row>
        <table:table-row table:style-name="ro1">
          <table:table-cell office:value-type="float" office:value="23.89" calcext:value-type="float">
            <text:p>23.89</text:p>
          </table:table-cell>
          <table:table-cell office:value-type="float" office:value="-2.05" calcext:value-type="float">
            <text:p>-2.05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-1.61" calcext:value-type="float">
            <text:p>-1.61</text:p>
          </table:table-cell>
          <table:table-cell office:value-type="float" office:value="-7.13" calcext:value-type="float">
            <text:p>-7.1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-1.08" calcext:value-type="float">
            <text:p>-1.08</text:p>
          </table:table-cell>
          <table:table-cell office:value-type="float" office:value="-6.86" calcext:value-type="float">
            <text:p>-6.86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-0.74" calcext:value-type="float">
            <text:p>-0.74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-0.13" calcext:value-type="float">
            <text:p>-0.13</text:p>
          </table:table-cell>
          <table:table-cell office:value-type="float" office:value="-5.87" calcext:value-type="float">
            <text:p>-5.87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0.48" calcext:value-type="float">
            <text:p>0.48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.13" calcext:value-type="float">
            <text:p>2.13</text:p>
          </table:table-cell>
          <table:table-cell office:value-type="float" office:value="-10.96" calcext:value-type="float">
            <text:p>-10.96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1.68" calcext:value-type="float">
            <text:p>1.68</text:p>
          </table:table-cell>
          <table:table-cell office:value-type="float" office:value="-12.7" calcext:value-type="float">
            <text:p>-12.7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.25" calcext:value-type="float">
            <text:p>1.25</text:p>
          </table:table-cell>
          <table:table-cell office:value-type="float" office:value="-15.18" calcext:value-type="float">
            <text:p>-15.18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1" calcext:value-type="float">
            <text:p>1</text:p>
          </table:table-cell>
          <table:table-cell office:value-type="float" office:value="-19.13" calcext:value-type="float">
            <text:p>-19.1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.15" calcext:value-type="float">
            <text:p>1.15</text:p>
          </table:table-cell>
          <table:table-cell office:value-type="float" office:value="-24.91" calcext:value-type="float">
            <text:p>-24.91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1.56" calcext:value-type="float">
            <text:p>1.56</text:p>
          </table:table-cell>
          <table:table-cell office:value-type="float" office:value="-29.8" calcext:value-type="float">
            <text:p>-29.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.51" calcext:value-type="float">
            <text:p>0.51</text:p>
          </table:table-cell>
          <table:table-cell office:value-type="float" office:value="-34.9" calcext:value-type="float">
            <text:p>-34.9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0.43" calcext:value-type="float">
            <text:p>0.43</text:p>
          </table:table-cell>
          <table:table-cell office:value-type="float" office:value="-37.06" calcext:value-type="float">
            <text:p>-37.0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92" calcext:value-type="float">
            <text:p>0.92</text:p>
          </table:table-cell>
          <table:table-cell office:value-type="float" office:value="-38.61" calcext:value-type="float">
            <text:p>-38.6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1.2" calcext:value-type="float">
            <text:p>1.2</text:p>
          </table:table-cell>
          <table:table-cell office:value-type="float" office:value="-38.24" calcext:value-type="float">
            <text:p>-38.2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.36" calcext:value-type="float">
            <text:p>1.36</text:p>
          </table:table-cell>
          <table:table-cell office:value-type="float" office:value="-36.57" calcext:value-type="float">
            <text:p>-36.57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1.71" calcext:value-type="float">
            <text:p>1.71</text:p>
          </table:table-cell>
          <table:table-cell office:value-type="float" office:value="-34.49" calcext:value-type="float">
            <text:p>-34.49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.92" calcext:value-type="float">
            <text:p>1.92</text:p>
          </table:table-cell>
          <table:table-cell office:value-type="float" office:value="-31.75" calcext:value-type="float">
            <text:p>-31.75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1.59" calcext:value-type="float">
            <text:p>1.59</text:p>
          </table:table-cell>
          <table:table-cell office:value-type="float" office:value="-25.78" calcext:value-type="float">
            <text:p>-25.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3" calcext:value-type="float">
            <text:p>0.83</text:p>
          </table:table-cell>
          <table:table-cell office:value-type="float" office:value="-18.42" calcext:value-type="float">
            <text:p>-18.42</text:p>
          </table:table-cell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0.14" calcext:value-type="float">
            <text:p>0.14</text:p>
          </table:table-cell>
          <table:table-cell office:value-type="float" office:value="-15.79" calcext:value-type="float">
            <text:p>-15.79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-0.39" calcext:value-type="float">
            <text:p>-0.39</text:p>
          </table:table-cell>
          <table:table-cell office:value-type="float" office:value="-10.62" calcext:value-type="float">
            <text:p>-10.62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-1.24" calcext:value-type="float">
            <text:p>-1.24</text:p>
          </table:table-cell>
          <table:table-cell office:value-type="float" office:value="-4.16" calcext:value-type="float">
            <text:p>-4.16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-2.28" calcext:value-type="float">
            <text:p>-2.2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-2.54" calcext:value-type="float">
            <text:p>-2.54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-3.61" calcext:value-type="float">
            <text:p>-3.61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-5.24" calcext:value-type="float">
            <text:p>-5.24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-5.57" calcext:value-type="float">
            <text:p>-5.57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6.67" calcext:value-type="float">
            <text:p>-6.67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-6.85" calcext:value-type="float">
            <text:p>-6.85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7.18" calcext:value-type="float">
            <text:p>-7.18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-7.15" calcext:value-type="float">
            <text:p>-7.15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-7.2" calcext:value-type="float">
            <text:p>-7.2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-7.49" calcext:value-type="float">
            <text:p>-7.49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7.51" calcext:value-type="float">
            <text:p>-7.51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-7.55" calcext:value-type="float">
            <text:p>-7.55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7.41" calcext:value-type="float">
            <text:p>-7.41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-7.42" calcext:value-type="float">
            <text:p>-7.42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.79" calcext:value-type="float">
            <text:p>-7.79</text:p>
          </table:table-cell>
          <table:table-cell office:value-type="float" office:value="-7.91" calcext:value-type="float">
            <text:p>-7.91</text:p>
          </table:table-cell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-8.97" calcext:value-type="float">
            <text:p>-8.97</text:p>
          </table:table-cell>
          <table:table-cell office:value-type="float" office:value="-4.24" calcext:value-type="float">
            <text:p>-4.24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11.24" calcext:value-type="float">
            <text:p>-11.24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-14.02" calcext:value-type="float">
            <text:p>-14.02</text:p>
          </table:table-cell>
          <table:table-cell office:value-type="float" office:value="-1.67" calcext:value-type="float">
            <text:p>-1.67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16.66" calcext:value-type="float">
            <text:p>-16.66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-19.01" calcext:value-type="float">
            <text:p>-19.01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22.55" calcext:value-type="float">
            <text:p>-22.55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-26.32" calcext:value-type="float">
            <text:p>-26.32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28.74" calcext:value-type="float">
            <text:p>-28.74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-30.62" calcext:value-type="float">
            <text:p>-30.62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31.82" calcext:value-type="float">
            <text:p>-31.82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-32.71" calcext:value-type="float">
            <text:p>-32.71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32.69" calcext:value-type="float">
            <text:p>-32.69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-32.36" calcext:value-type="float">
            <text:p>-32.36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-31.6" calcext:value-type="float">
            <text:p>-31.6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-28.36" calcext:value-type="float">
            <text:p>-28.3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-18.86" calcext:value-type="float">
            <text:p>-18.8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-12.26" calcext:value-type="float">
            <text:p>-12.2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-7.35" calcext:value-type="float">
            <text:p>-7.3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43" calcext:value-type="float">
            <text:p>6.43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10.31" calcext:value-type="float">
            <text:p>10.31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0.29" calcext:value-type="float">
            <text:p>10.29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10.07" calcext:value-type="float">
            <text:p>10.07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0.18" calcext:value-type="float">
            <text:p>10.18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0.39" calcext:value-type="float">
            <text:p>10.39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0.69" calcext:value-type="float">
            <text:p>10.69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10.56" calcext:value-type="float">
            <text:p>10.56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0.14" calcext:value-type="float">
            <text:p>10.14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9.65" calcext:value-type="float">
            <text:p>9.6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9.47" calcext:value-type="float">
            <text:p>9.47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9.15" calcext:value-type="float">
            <text:p>9.1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8.9" calcext:value-type="float">
            <text:p>8.9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27.65" calcext:value-type="float">
            <text:p>27.65</text:p>
          </table:table-cell>
          <table:table-cell office:value-type="float" office:value="9.16" calcext:value-type="float">
            <text:p>9.16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9.03" calcext:value-type="float">
            <text:p>9.03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8.89" calcext:value-type="float">
            <text:p>8.89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8.68" calcext:value-type="float">
            <text:p>8.6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8.51" calcext:value-type="float">
            <text:p>8.51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8.35" calcext:value-type="float">
            <text:p>8.35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8.26" calcext:value-type="float">
            <text:p>8.2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" calcext:value-type="float">
            <text:p>8.1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8.05" calcext:value-type="float">
            <text:p>8.0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7.94" calcext:value-type="float">
            <text:p>7.9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7.83" calcext:value-type="float">
            <text:p>7.8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7.76" calcext:value-type="float">
            <text:p>7.7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7.67" calcext:value-type="float">
            <text:p>7.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7.64" calcext:value-type="float">
            <text:p>7.6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7.56" calcext:value-type="float">
            <text:p>7.56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7.49" calcext:value-type="float">
            <text:p>7.49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7.4" calcext:value-type="float">
            <text:p>7.4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7.35" calcext:value-type="float">
            <text:p>7.3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7.28" calcext:value-type="float">
            <text:p>7.28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7.21" calcext:value-type="float">
            <text:p>7.21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7.14" calcext:value-type="float">
            <text:p>7.14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7.07" calcext:value-type="float">
            <text:p>7.07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7.02" calcext:value-type="float">
            <text:p>7.02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6.98" calcext:value-type="float">
            <text:p>6.98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6.93" calcext:value-type="float">
            <text:p>6.93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6.89" calcext:value-type="float">
            <text:p>6.89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82" calcext:value-type="float">
            <text:p>6.82</text:p>
          </table:table-cell>
          <table:table-cell office:value-type="float" office:value="-0.97" calcext:value-type="float">
            <text:p>-0.97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6.77" calcext:value-type="float">
            <text:p>6.77</text:p>
          </table:table-cell>
          <table:table-cell office:value-type="float" office:value="-1.01" calcext:value-type="float">
            <text:p>-1.01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6.74" calcext:value-type="float">
            <text:p>6.74</text:p>
          </table:table-cell>
          <table:table-cell office:value-type="float" office:value="-1.08" calcext:value-type="float">
            <text:p>-1.08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6.7" calcext:value-type="float">
            <text:p>6.7</text:p>
          </table:table-cell>
          <table:table-cell office:value-type="float" office:value="-1.14" calcext:value-type="float">
            <text:p>-1.14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6.66" calcext:value-type="float">
            <text:p>6.66</text:p>
          </table:table-cell>
          <table:table-cell office:value-type="float" office:value="-1.18" calcext:value-type="float">
            <text:p>-1.18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6.62" calcext:value-type="float">
            <text:p>6.62</text:p>
          </table:table-cell>
          <table:table-cell office:value-type="float" office:value="-1.21" calcext:value-type="float">
            <text:p>-1.21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6.58" calcext:value-type="float">
            <text:p>6.58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6.55" calcext:value-type="float">
            <text:p>6.55</text:p>
          </table:table-cell>
          <table:table-cell office:value-type="float" office:value="-1.28" calcext:value-type="float">
            <text:p>-1.28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6.5" calcext:value-type="float">
            <text:p>6.5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>
          <table:table-cell office:value-type="float" office:value="29.45" calcext:value-type="float">
            <text:p>29.45</text:p>
          </table:table-cell>
          <table:table-cell office:value-type="float" office:value="6.5" calcext:value-type="float">
            <text:p>6.5</text:p>
          </table:table-cell>
          <table:table-cell office:value-type="float" office:value="-1.35" calcext:value-type="float">
            <text:p>-1.3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6.48" calcext:value-type="float">
            <text:p>6.48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6.46" calcext:value-type="float">
            <text:p>6.46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6.42" calcext:value-type="float">
            <text:p>6.42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6.4" calcext:value-type="float">
            <text:p>6.4</text:p>
          </table:table-cell>
          <table:table-cell office:value-type="float" office:value="-1.45" calcext:value-type="float">
            <text:p>-1.45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6.37" calcext:value-type="float">
            <text:p>6.37</text:p>
          </table:table-cell>
          <table:table-cell office:value-type="float" office:value="-1.45" calcext:value-type="float">
            <text:p>-1.45</text:p>
          </table:table-cell>
        </table:table-row>
        <table:table-row table:style-name="ro1">
          <table:table-cell office:value-type="float" office:value="29.81" calcext:value-type="float">
            <text:p>29.81</text:p>
          </table:table-cell>
          <table:table-cell office:value-type="float" office:value="6.54" calcext:value-type="float">
            <text:p>6.5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9.86" calcext:value-type="float">
            <text:p>29.86</text:p>
          </table:table-cell>
          <table:table-cell office:value-type="float" office:value="6.9" calcext:value-type="float">
            <text:p>6.9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29.91" calcext:value-type="float">
            <text:p>29.91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6.7" calcext:value-type="float">
            <text:p>6.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float" office:value="6.65" calcext:value-type="float">
            <text:p>6.6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0.06" calcext:value-type="float">
            <text:p>30.06</text:p>
          </table:table-cell>
          <table:table-cell office:value-type="float" office:value="6.63" calcext:value-type="float">
            <text:p>6.63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30.11" calcext:value-type="float">
            <text:p>30.11</text:p>
          </table:table-cell>
          <table:table-cell office:value-type="float" office:value="6.6" calcext:value-type="float">
            <text:p>6.6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6.58" calcext:value-type="float">
            <text:p>6.5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.21" calcext:value-type="float">
            <text:p>30.21</text:p>
          </table:table-cell>
          <table:table-cell office:value-type="float" office:value="6.55" calcext:value-type="float">
            <text:p>6.5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30.26" calcext:value-type="float">
            <text:p>30.26</text:p>
          </table:table-cell>
          <table:table-cell office:value-type="float" office:value="6.54" calcext:value-type="float">
            <text:p>6.5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.31" calcext:value-type="float">
            <text:p>30.31</text:p>
          </table:table-cell>
          <table:table-cell office:value-type="float" office:value="6.53" calcext:value-type="float">
            <text:p>6.5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6.53" calcext:value-type="float">
            <text:p>6.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.41" calcext:value-type="float">
            <text:p>30.41</text:p>
          </table:table-cell>
          <table:table-cell office:value-type="float" office:value="6.54" calcext:value-type="float">
            <text:p>6.5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0.46" calcext:value-type="float">
            <text:p>30.46</text:p>
          </table:table-cell>
          <table:table-cell office:value-type="float" office:value="6.54" calcext:value-type="float">
            <text:p>6.5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0.51" calcext:value-type="float">
            <text:p>30.51</text:p>
          </table:table-cell>
          <table:table-cell office:value-type="float" office:value="6.52" calcext:value-type="float">
            <text:p>6.5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6.51" calcext:value-type="float">
            <text:p>6.5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0.61" calcext:value-type="float">
            <text:p>30.61</text:p>
          </table:table-cell>
          <table:table-cell office:value-type="float" office:value="6.51" calcext:value-type="float">
            <text:p>6.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0.66" calcext:value-type="float">
            <text:p>30.66</text:p>
          </table:table-cell>
          <table:table-cell office:value-type="float" office:value="6.5" calcext:value-type="float">
            <text:p>6.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0.71" calcext:value-type="float">
            <text:p>30.71</text:p>
          </table:table-cell>
          <table:table-cell office:value-type="float" office:value="6.49" calcext:value-type="float">
            <text:p>6.49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6.47" calcext:value-type="float">
            <text:p>6.4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30.81" calcext:value-type="float">
            <text:p>30.81</text:p>
          </table:table-cell>
          <table:table-cell office:value-type="float" office:value="6.47" calcext:value-type="float">
            <text:p>6.47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30.86" calcext:value-type="float">
            <text:p>30.86</text:p>
          </table:table-cell>
          <table:table-cell office:value-type="float" office:value="6.47" calcext:value-type="float">
            <text:p>6.4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30.91" calcext:value-type="float">
            <text:p>30.91</text:p>
          </table:table-cell>
          <table:table-cell office:value-type="float" office:value="6.47" calcext:value-type="float">
            <text:p>6.4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30.96" calcext:value-type="float">
            <text:p>30.96</text:p>
          </table:table-cell>
          <table:table-cell office:value-type="float" office:value="6.46" calcext:value-type="float">
            <text:p>6.4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31.01" calcext:value-type="float">
            <text:p>31.01</text:p>
          </table:table-cell>
          <table:table-cell office:value-type="float" office:value="6.47" calcext:value-type="float">
            <text:p>6.47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31.06" calcext:value-type="float">
            <text:p>31.06</text:p>
          </table:table-cell>
          <table:table-cell office:value-type="float" office:value="6.47" calcext:value-type="float">
            <text:p>6.47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31.11" calcext:value-type="float">
            <text:p>31.11</text:p>
          </table:table-cell>
          <table:table-cell office:value-type="float" office:value="6.46" calcext:value-type="float">
            <text:p>6.46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31.16" calcext:value-type="float">
            <text:p>31.16</text:p>
          </table:table-cell>
          <table:table-cell office:value-type="float" office:value="6.45" calcext:value-type="float">
            <text:p>6.45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31.21" calcext:value-type="float">
            <text:p>31.21</text:p>
          </table:table-cell>
          <table:table-cell office:value-type="float" office:value="6.46" calcext:value-type="float">
            <text:p>6.46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31.33" calcext:value-type="float">
            <text:p>31.33</text:p>
          </table:table-cell>
          <table:table-cell office:value-type="float" office:value="6.56" calcext:value-type="float">
            <text:p>6.56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31.38" calcext:value-type="float">
            <text:p>31.38</text:p>
          </table:table-cell>
          <table:table-cell office:value-type="float" office:value="6.54" calcext:value-type="float">
            <text:p>6.54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6.52" calcext:value-type="float">
            <text:p>6.52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6.49" calcext:value-type="float">
            <text:p>6.49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6.47" calcext:value-type="float">
            <text:p>6.47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31.58" calcext:value-type="float">
            <text:p>31.58</text:p>
          </table:table-cell>
          <table:table-cell office:value-type="float" office:value="6.47" calcext:value-type="float">
            <text:p>6.47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31.63" calcext:value-type="float">
            <text:p>31.63</text:p>
          </table:table-cell>
          <table:table-cell office:value-type="float" office:value="6.45" calcext:value-type="float">
            <text:p>6.45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6.44" calcext:value-type="float">
            <text:p>6.44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31.73" calcext:value-type="float">
            <text:p>31.73</text:p>
          </table:table-cell>
          <table:table-cell office:value-type="float" office:value="6.43" calcext:value-type="float">
            <text:p>6.43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31.78" calcext:value-type="float">
            <text:p>31.78</text:p>
          </table:table-cell>
          <table:table-cell office:value-type="float" office:value="6.41" calcext:value-type="float">
            <text:p>6.41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31.83" calcext:value-type="float">
            <text:p>31.83</text:p>
          </table:table-cell>
          <table:table-cell office:value-type="float" office:value="6.4" calcext:value-type="float">
            <text:p>6.4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6.41" calcext:value-type="float">
            <text:p>6.41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31.93" calcext:value-type="float">
            <text:p>31.93</text:p>
          </table:table-cell>
          <table:table-cell office:value-type="float" office:value="6.43" calcext:value-type="float">
            <text:p>6.43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1">
          <table:table-cell office:value-type="float" office:value="31.98" calcext:value-type="float">
            <text:p>31.98</text:p>
          </table:table-cell>
          <table:table-cell office:value-type="float" office:value="6.44" calcext:value-type="float">
            <text:p>6.44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32.03" calcext:value-type="float">
            <text:p>32.03</text:p>
          </table:table-cell>
          <table:table-cell office:value-type="float" office:value="6.41" calcext:value-type="float">
            <text:p>6.41</text:p>
          </table:table-cell>
          <table:table-cell office:value-type="float" office:value="-0.97" calcext:value-type="float">
            <text:p>-0.97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6.39" calcext:value-type="float">
            <text:p>6.39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float" office:value="32.13" calcext:value-type="float">
            <text:p>32.13</text:p>
          </table:table-cell>
          <table:table-cell office:value-type="float" office:value="6.41" calcext:value-type="float">
            <text:p>6.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.18" calcext:value-type="float">
            <text:p>32.18</text:p>
          </table:table-cell>
          <table:table-cell office:value-type="float" office:value="6.39" calcext:value-type="float">
            <text:p>6.39</text:p>
          </table:table-cell>
          <table:table-cell office:value-type="float" office:value="-0.99" calcext:value-type="float">
            <text:p>-0.99</text:p>
          </table:table-cell>
        </table:table-row>
        <table:table-row table:style-name="ro1">
          <table:table-cell office:value-type="float" office:value="32.23" calcext:value-type="float">
            <text:p>32.23</text:p>
          </table:table-cell>
          <table:table-cell office:value-type="float" office:value="6.39" calcext:value-type="float">
            <text:p>6.39</text:p>
          </table:table-cell>
          <table:table-cell office:value-type="float" office:value="-0.99" calcext:value-type="float">
            <text:p>-0.99</text:p>
          </table:table-cell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6.37" calcext:value-type="float">
            <text:p>6.37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float" office:value="32.33" calcext:value-type="float">
            <text:p>32.33</text:p>
          </table:table-cell>
          <table:table-cell office:value-type="float" office:value="6.38" calcext:value-type="float">
            <text:p>6.38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float" office:value="32.38" calcext:value-type="float">
            <text:p>32.38</text:p>
          </table:table-cell>
          <table:table-cell office:value-type="float" office:value="6.37" calcext:value-type="float">
            <text:p>6.37</text:p>
          </table:table-cell>
          <table:table-cell office:value-type="float" office:value="-1.06" calcext:value-type="float">
            <text:p>-1.06</text:p>
          </table:table-cell>
        </table:table-row>
        <table:table-row table:style-name="ro1">
          <table:table-cell office:value-type="float" office:value="32.43" calcext:value-type="float">
            <text:p>32.43</text:p>
          </table:table-cell>
          <table:table-cell office:value-type="float" office:value="6.38" calcext:value-type="float">
            <text:p>6.38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6.37" calcext:value-type="float">
            <text:p>6.37</text:p>
          </table:table-cell>
          <table:table-cell office:value-type="float" office:value="-1.04" calcext:value-type="float">
            <text:p>-1.04</text:p>
          </table:table-cell>
        </table:table-row>
        <table:table-row table:style-name="ro1">
          <table:table-cell office:value-type="float" office:value="32.53" calcext:value-type="float">
            <text:p>32.53</text:p>
          </table:table-cell>
          <table:table-cell office:value-type="float" office:value="6.37" calcext:value-type="float">
            <text:p>6.37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32.58" calcext:value-type="float">
            <text:p>32.58</text:p>
          </table:table-cell>
          <table:table-cell office:value-type="float" office:value="6.35" calcext:value-type="float">
            <text:p>6.35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32.63" calcext:value-type="float">
            <text:p>32.63</text:p>
          </table:table-cell>
          <table:table-cell office:value-type="float" office:value="6.34" calcext:value-type="float">
            <text:p>6.34</text:p>
          </table:table-cell>
          <table:table-cell office:value-type="float" office:value="-1.11" calcext:value-type="float">
            <text:p>-1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5T18:26:44.078660360</dc:date>
    <meta:editing-duration>PT7M30S</meta:editing-duration>
    <meta:editing-cycles>1</meta:editing-cycles>
    <meta:document-statistic meta:table-count="1" meta:cell-count="1815" meta:object-count="1"/>
    <meta:generator>LibreOffice/25.8.1.1$Linux_X86_64 LibreOffice_project/54047653041915e595ad4e45cccea684809c77b5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4.471cm" svg:y="3.954cm" style:legend-expansion="high" chart:style-name="ch2"/>
        <chart:plot-area chart:style-name="ch3" svg:x="0.319cm" svg:y="0.18cm" svg:width="13.833cm" svg:height="8.645cm">
          <chart:coordinate-region svg:x="1.258cm" svg:y="0.379cm" svg:width="12.894cm" svg:height="8.247cm"/>
          <chart:axis chart:dimension="x" chart:name="primary-x" chart:style-name="ch4" chartooo:axis-type="auto">
            <chartooo:date-scale/>
            <chart:categories table:cell-range-address="log.A2:log.A6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g.B2:log.B605" chart:label-cell-address="log.B1:log.B1" chart:class="chart:bar">
            <chart:data-point chart:repeated="604"/>
          </chart:series>
          <chart:series chart:style-name="ch8" chart:values-cell-range-address="log.C2:log.C605" chart:label-cell-address="log.C1:log.C1" chart:class="chart:bar">
            <chart:data-point chart:repeated="6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tch</text:p>
                <draw:g>
                  <svg:desc>log.B1:log.B1</svg:desc>
                </draw:g>
              </table:table-cell>
              <table:table-cell office:value-type="string">
                <text:p>Roll</text:p>
                <draw:g>
                  <svg:desc>log.C1:log.C1</svg:desc>
                </draw:g>
              </table:table-cell>
            </table:table-row>
          </table:table-header-rows>
          <table:table-rows>
            <table:table-row>
              <table:table-cell office:value-type="float" office:value="0.037">
                <text:p>0.037</text:p>
                <draw:g>
                  <svg:desc>log.A2:log.A605</svg:desc>
                </draw:g>
              </table:table-cell>
              <table:table-cell office:value-type="float" office:value="0.23">
                <text:p>0.23</text:p>
                <draw:g>
                  <svg:desc>log.B2:log.B605</svg:desc>
                </draw:g>
              </table:table-cell>
              <table:table-cell office:value-type="float" office:value="-0.05">
                <text:p>-0.05</text:p>
                <draw:g>
                  <svg:desc>log.C2:log.C605</svg:desc>
                </draw:g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53">
                <text:p>0.5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8">
                <text:p>0.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.05">
                <text:p>1.05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29">
                <text:p>1.2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.53">
                <text:p>1.5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75">
                <text:p>1.75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.95">
                <text:p>1.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.15">
                <text:p>2.15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.34">
                <text:p>2.3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.52">
                <text:p>2.5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.7">
                <text:p>2.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.87">
                <text:p>2.87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.02">
                <text:p>3.0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.17">
                <text:p>3.1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3.3">
                <text:p>3.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.44">
                <text:p>3.4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3.57">
                <text:p>3.5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3.69">
                <text:p>3.6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3.8">
                <text:p>3.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3.92">
                <text:p>3.9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4.02">
                <text:p>4.0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4.12">
                <text:p>4.1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4.2">
                <text:p>4.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4.28">
                <text:p>4.28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4.34">
                <text:p>4.34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4.41">
                <text:p>4.4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4.47">
                <text:p>4.47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4.54">
                <text:p>4.54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4.6">
                <text:p>4.6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.67">
                <text:p>4.6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.72">
                <text:p>4.7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.76">
                <text:p>4.76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.82">
                <text:p>4.8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.86">
                <text:p>4.86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.91">
                <text:p>4.9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4.96">
                <text:p>4.9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.99">
                <text:p>4.9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5.05">
                <text:p>5.0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09">
                <text:p>5.0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5.14">
                <text:p>5.1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5.18">
                <text:p>5.1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5.23">
                <text:p>5.23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.31">
                <text:p>5.31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5.35">
                <text:p>5.35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.37">
                <text:p>5.37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5.4">
                <text:p>5.4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.41">
                <text:p>5.41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5.44">
                <text:p>5.44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.46">
                <text:p>5.4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5.5">
                <text:p>5.5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5.52">
                <text:p>5.5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5.53">
                <text:p>5.5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5.53">
                <text:p>5.5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5.61">
                <text:p>5.61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5.59">
                <text:p>5.59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5.33">
                <text:p>5.3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5.01">
                <text:p>5.01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5.06">
                <text:p>5.06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63">
                <text:p>4.63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4.55">
                <text:p>4.55</text:p>
              </table:table-cell>
              <table:table-cell office:value-type="float" office:value="-4.98">
                <text:p>-4.98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3.82">
                <text:p>3.82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59">
                <text:p>3.59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2.98">
                <text:p>2.98</text:p>
              </table:table-cell>
              <table:table-cell office:value-type="float" office:value="-8.72">
                <text:p>-8.72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.18">
                <text:p>2.18</text:p>
              </table:table-cell>
              <table:table-cell office:value-type="float" office:value="-11.24">
                <text:p>-11.24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71">
                <text:p>0.71</text:p>
              </table:table-cell>
              <table:table-cell office:value-type="float" office:value="-14.38">
                <text:p>-14.3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0.6">
                <text:p>-0.6</text:p>
              </table:table-cell>
              <table:table-cell office:value-type="float" office:value="-17.14">
                <text:p>-17.14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-2.53">
                <text:p>-2.53</text:p>
              </table:table-cell>
              <table:table-cell office:value-type="float" office:value="-21.11">
                <text:p>-21.1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3.64">
                <text:p>-3.64</text:p>
              </table:table-cell>
              <table:table-cell office:value-type="float" office:value="-23.39">
                <text:p>-23.39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-5.51">
                <text:p>-5.51</text:p>
              </table:table-cell>
              <table:table-cell office:value-type="float" office:value="-26.81">
                <text:p>-26.8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7.28">
                <text:p>-7.28</text:p>
              </table:table-cell>
              <table:table-cell office:value-type="float" office:value="-29.83">
                <text:p>-29.83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-8.42">
                <text:p>-8.42</text:p>
              </table:table-cell>
              <table:table-cell office:value-type="float" office:value="-31.7">
                <text:p>-31.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9.72">
                <text:p>-9.72</text:p>
              </table:table-cell>
              <table:table-cell office:value-type="float" office:value="-33.79">
                <text:p>-33.79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-10.76">
                <text:p>-10.76</text:p>
              </table:table-cell>
              <table:table-cell office:value-type="float" office:value="-36.07">
                <text:p>-36.0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11.65">
                <text:p>-11.65</text:p>
              </table:table-cell>
              <table:table-cell office:value-type="float" office:value="-39.02">
                <text:p>-39.02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-12.39">
                <text:p>-12.39</text:p>
              </table:table-cell>
              <table:table-cell office:value-type="float" office:value="-42.46">
                <text:p>-42.4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13.44">
                <text:p>-13.44</text:p>
              </table:table-cell>
              <table:table-cell office:value-type="float" office:value="-47.79">
                <text:p>-47.79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-14.07">
                <text:p>-14.07</text:p>
              </table:table-cell>
              <table:table-cell office:value-type="float" office:value="-52.11">
                <text:p>-52.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4.42">
                <text:p>-14.42</text:p>
              </table:table-cell>
              <table:table-cell office:value-type="float" office:value="-54.9">
                <text:p>-54.9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-14.49">
                <text:p>-14.49</text:p>
              </table:table-cell>
              <table:table-cell office:value-type="float" office:value="-57.15">
                <text:p>-57.1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14.57">
                <text:p>-14.57</text:p>
              </table:table-cell>
              <table:table-cell office:value-type="float" office:value="-59.09">
                <text:p>-59.09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-14.5">
                <text:p>-14.5</text:p>
              </table:table-cell>
              <table:table-cell office:value-type="float" office:value="-60.77">
                <text:p>-60.7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14.94">
                <text:p>-14.94</text:p>
              </table:table-cell>
              <table:table-cell office:value-type="float" office:value="-61.64">
                <text:p>-61.64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-15.3">
                <text:p>-15.3</text:p>
              </table:table-cell>
              <table:table-cell office:value-type="float" office:value="-63.41">
                <text:p>-63.41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15.66">
                <text:p>-15.66</text:p>
              </table:table-cell>
              <table:table-cell office:value-type="float" office:value="-66.25">
                <text:p>-66.25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-16.39">
                <text:p>-16.3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-18.23">
                <text:p>-18.23</text:p>
              </table:table-cell>
              <table:table-cell office:value-type="float" office:value="-67.16">
                <text:p>-67.1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18.71">
                <text:p>-18.71</text:p>
              </table:table-cell>
              <table:table-cell office:value-type="float" office:value="-66.85">
                <text:p>-66.85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-18.98">
                <text:p>-18.98</text:p>
              </table:table-cell>
              <table:table-cell office:value-type="float" office:value="-65.25">
                <text:p>-65.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19.06">
                <text:p>-19.06</text:p>
              </table:table-cell>
              <table:table-cell office:value-type="float" office:value="-62.85">
                <text:p>-62.85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-19.77">
                <text:p>-19.77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20.59">
                <text:p>-20.59</text:p>
              </table:table-cell>
              <table:table-cell office:value-type="float" office:value="-51.47">
                <text:p>-51.47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-21.26">
                <text:p>-21.26</text:p>
              </table:table-cell>
              <table:table-cell office:value-type="float" office:value="-45.26">
                <text:p>-45.2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21.65">
                <text:p>-21.65</text:p>
              </table:table-cell>
              <table:table-cell office:value-type="float" office:value="-40.46">
                <text:p>-40.46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-21.52">
                <text:p>-21.52</text:p>
              </table:table-cell>
              <table:table-cell office:value-type="float" office:value="-38.75">
                <text:p>-38.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21.86">
                <text:p>-21.86</text:p>
              </table:table-cell>
              <table:table-cell office:value-type="float" office:value="-32.84">
                <text:p>-32.84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-21.28">
                <text:p>-21.28</text:p>
              </table:table-cell>
              <table:table-cell office:value-type="float" office:value="-26.88">
                <text:p>-26.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9.69">
                <text:p>-19.69</text:p>
              </table:table-cell>
              <table:table-cell office:value-type="float" office:value="-24.41">
                <text:p>-24.41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-17.98">
                <text:p>-17.98</text:p>
              </table:table-cell>
              <table:table-cell office:value-type="float" office:value="-17.63">
                <text:p>-17.6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16.43">
                <text:p>-16.43</text:p>
              </table:table-cell>
              <table:table-cell office:value-type="float" office:value="-12.77">
                <text:p>-12.77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-15.12">
                <text:p>-15.12</text:p>
              </table:table-cell>
              <table:table-cell office:value-type="float" office:value="-8.41">
                <text:p>-8.4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14.2">
                <text:p>-14.2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-12.6">
                <text:p>-12.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12.22">
                <text:p>-12.22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-12.23">
                <text:p>-12.2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11.84">
                <text:p>-11.84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-13.55">
                <text:p>-13.55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15.77">
                <text:p>-15.77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-16.15">
                <text:p>-16.15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17">
                <text:p>-17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-18.12">
                <text:p>-18.12</text:p>
              </table:table-cell>
              <table:table-cell office:value-type="float" office:value="33.63">
                <text:p>33.6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18.44">
                <text:p>-18.44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19.44">
                <text:p>-19.44</text:p>
              </table:table-cell>
              <table:table-cell office:value-type="float" office:value="40.46">
                <text:p>40.46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-19.17">
                <text:p>-19.17</text:p>
              </table:table-cell>
              <table:table-cell office:value-type="float" office:value="41.31">
                <text:p>41.3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18.74">
                <text:p>-18.74</text:p>
              </table:table-cell>
              <table:table-cell office:value-type="float" office:value="41.53">
                <text:p>41.53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-18.65">
                <text:p>-18.65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8.44">
                <text:p>-18.44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-18.09">
                <text:p>-18.09</text:p>
              </table:table-cell>
              <table:table-cell office:value-type="float" office:value="39.83">
                <text:p>39.83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18.4">
                <text:p>-18.4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-18.33">
                <text:p>-18.33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17.59">
                <text:p>-17.59</text:p>
              </table:table-cell>
              <table:table-cell office:value-type="float" office:value="36.62">
                <text:p>36.62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-16.87">
                <text:p>-16.87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15.99">
                <text:p>-15.99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-15.75">
                <text:p>-15.75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15.32">
                <text:p>-15.32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-15.27">
                <text:p>-15.2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15.63">
                <text:p>-15.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-15.45">
                <text:p>-15.45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14.79">
                <text:p>-14.79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-14.89">
                <text:p>-14.89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15.44">
                <text:p>-15.44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-16.15">
                <text:p>-16.15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16.58">
                <text:p>-16.5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-15.91">
                <text:p>-15.91</text:p>
              </table:table-cell>
              <table:table-cell office:value-type="float" office:value="-5.62">
                <text:p>-5.62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14.78">
                <text:p>-14.78</text:p>
              </table:table-cell>
              <table:table-cell office:value-type="float" office:value="-9.63">
                <text:p>-9.63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-13.42">
                <text:p>-13.42</text:p>
              </table:table-cell>
              <table:table-cell office:value-type="float" office:value="-13.68">
                <text:p>-13.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1.53">
                <text:p>-11.53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-9.81">
                <text:p>-9.81</text:p>
              </table:table-cell>
              <table:table-cell office:value-type="float" office:value="-20.86">
                <text:p>-20.86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-4.11">
                <text:p>-4.11</text:p>
              </table:table-cell>
              <table:table-cell office:value-type="float" office:value="-30.61">
                <text:p>-30.61</text:p>
              </table:table-cell>
            </table:table-row>
            <table:table-row>
              <table:table-cell office:value-type="float" office:value="7.21">
                <text:p>7.21</text:p>
              </table:table-cell>
              <table:table-cell office:value-type="float" office:value="-2.6">
                <text:p>-2.6</text:p>
              </table:table-cell>
              <table:table-cell office:value-type="float" office:value="-36.28">
                <text:p>-36.28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-1.28">
                <text:p>-1.28</text:p>
              </table:table-cell>
              <table:table-cell office:value-type="float" office:value="-41.8">
                <text:p>-41.8</text:p>
              </table:table-cell>
            </table:table-row>
            <table:table-row>
              <table:table-cell office:value-type="float" office:value="7.31">
                <text:p>7.31</text:p>
              </table:table-cell>
              <table:table-cell office:value-type="float" office:value="-0.72">
                <text:p>-0.72</text:p>
              </table:table-cell>
              <table:table-cell office:value-type="float" office:value="-45.82">
                <text:p>-45.82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-0.48">
                <text:p>-0.48</text:p>
              </table:table-cell>
              <table:table-cell office:value-type="float" office:value="-48.67">
                <text:p>-48.67</text:p>
              </table:table-cell>
            </table:table-row>
            <table:table-row>
              <table:table-cell office:value-type="float" office:value="7.41">
                <text:p>7.41</text:p>
              </table:table-cell>
              <table:table-cell office:value-type="float" office:value="0.06">
                <text:p>0.06</text:p>
              </table:table-cell>
              <table:table-cell office:value-type="float" office:value="-52.23">
                <text:p>-52.23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0.44">
                <text:p>0.44</text:p>
              </table:table-cell>
              <table:table-cell office:value-type="float" office:value="-53.7">
                <text:p>-53.7</text:p>
              </table:table-cell>
            </table:table-row>
            <table:table-row>
              <table:table-cell office:value-type="float" office:value="7.51">
                <text:p>7.51</text:p>
              </table:table-cell>
              <table:table-cell office:value-type="float" office:value="0.87">
                <text:p>0.87</text:p>
              </table:table-cell>
              <table:table-cell office:value-type="float" office:value="-53.21">
                <text:p>-53.21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2.04">
                <text:p>2.04</text:p>
              </table:table-cell>
              <table:table-cell office:value-type="float" office:value="-53.05">
                <text:p>-53.05</text:p>
              </table:table-cell>
            </table:table-row>
            <table:table-row>
              <table:table-cell office:value-type="float" office:value="7.61">
                <text:p>7.61</text:p>
              </table:table-cell>
              <table:table-cell office:value-type="float" office:value="2.51">
                <text:p>2.51</text:p>
              </table:table-cell>
              <table:table-cell office:value-type="float" office:value="-52.43">
                <text:p>-52.43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2.52">
                <text:p>2.52</text:p>
              </table:table-cell>
              <table:table-cell office:value-type="float" office:value="-51.92">
                <text:p>-51.92</text:p>
              </table:table-cell>
            </table:table-row>
            <table:table-row>
              <table:table-cell office:value-type="float" office:value="7.71">
                <text:p>7.71</text:p>
              </table:table-cell>
              <table:table-cell office:value-type="float" office:value="2.48">
                <text:p>2.48</text:p>
              </table:table-cell>
              <table:table-cell office:value-type="float" office:value="-50.18">
                <text:p>-50.18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3.72">
                <text:p>3.72</text:p>
              </table:table-cell>
              <table:table-cell office:value-type="float" office:value="-48.64">
                <text:p>-48.64</text:p>
              </table:table-cell>
            </table:table-row>
            <table:table-row>
              <table:table-cell office:value-type="float" office:value="7.81">
                <text:p>7.81</text:p>
              </table:table-cell>
              <table:table-cell office:value-type="float" office:value="4.76">
                <text:p>4.76</text:p>
              </table:table-cell>
              <table:table-cell office:value-type="float" office:value="-45.47">
                <text:p>-45.47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5">
                <text:p>5</text:p>
              </table:table-cell>
              <table:table-cell office:value-type="float" office:value="-42.9">
                <text:p>-42.9</text:p>
              </table:table-cell>
            </table:table-row>
            <table:table-row>
              <table:table-cell office:value-type="float" office:value="7.91">
                <text:p>7.91</text:p>
              </table:table-cell>
              <table:table-cell office:value-type="float" office:value="5.36">
                <text:p>5.36</text:p>
              </table:table-cell>
              <table:table-cell office:value-type="float" office:value="-39.71">
                <text:p>-39.71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5.15">
                <text:p>5.15</text:p>
              </table:table-cell>
              <table:table-cell office:value-type="float" office:value="-37.75">
                <text:p>-37.75</text:p>
              </table:table-cell>
            </table:table-row>
            <table:table-row>
              <table:table-cell office:value-type="float" office:value="8.01">
                <text:p>8.01</text:p>
              </table:table-cell>
              <table:table-cell office:value-type="float" office:value="4.67">
                <text:p>4.67</text:p>
              </table:table-cell>
              <table:table-cell office:value-type="float" office:value="-35.44">
                <text:p>-35.44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3.3">
                <text:p>3.3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float" office:value="8.11">
                <text:p>8.11</text:p>
              </table:table-cell>
              <table:table-cell office:value-type="float" office:value="2.27">
                <text:p>2.27</text:p>
              </table:table-cell>
              <table:table-cell office:value-type="float" office:value="-25.73">
                <text:p>-25.73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1.37">
                <text:p>1.37</text:p>
              </table:table-cell>
              <table:table-cell office:value-type="float" office:value="-17.93">
                <text:p>-17.93</text:p>
              </table:table-cell>
            </table:table-row>
            <table:table-row>
              <table:table-cell office:value-type="float" office:value="8.21">
                <text:p>8.21</text:p>
              </table:table-cell>
              <table:table-cell office:value-type="float" office:value="0.39">
                <text:p>0.39</text:p>
              </table:table-cell>
              <table:table-cell office:value-type="float" office:value="-12.98">
                <text:p>-12.98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-0.47">
                <text:p>-0.47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float" office:value="8.31">
                <text:p>8.31</text:p>
              </table:table-cell>
              <table:table-cell office:value-type="float" office:value="-1.88">
                <text:p>-1.8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-4.08">
                <text:p>-4.08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float" office:value="8.41">
                <text:p>8.41</text:p>
              </table:table-cell>
              <table:table-cell office:value-type="float" office:value="-5.69">
                <text:p>-5.69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-6.88">
                <text:p>-6.88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float" office:value="8.51">
                <text:p>8.51</text:p>
              </table:table-cell>
              <table:table-cell office:value-type="float" office:value="-9.09">
                <text:p>-9.09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-12.11">
                <text:p>-12.1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float" office:value="8.67">
                <text:p>8.67</text:p>
              </table:table-cell>
              <table:table-cell office:value-type="float" office:value="-14.85">
                <text:p>-14.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-17.37">
                <text:p>-17.37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float" office:value="8.77">
                <text:p>8.77</text:p>
              </table:table-cell>
              <table:table-cell office:value-type="float" office:value="-17.29">
                <text:p>-17.29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-13.45">
                <text:p>-13.45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float" office:value="8.87">
                <text:p>8.87</text:p>
              </table:table-cell>
              <table:table-cell office:value-type="float" office:value="-12.36">
                <text:p>-12.36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-12.28">
                <text:p>-12.2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float" office:value="8.97">
                <text:p>8.97</text:p>
              </table:table-cell>
              <table:table-cell office:value-type="float" office:value="-14.44">
                <text:p>-14.44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-18.22">
                <text:p>-18.22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.07">
                <text:p>9.07</text:p>
              </table:table-cell>
              <table:table-cell office:value-type="float" office:value="-18.85">
                <text:p>-18.85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-19.59">
                <text:p>-19.5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9.17">
                <text:p>9.17</text:p>
              </table:table-cell>
              <table:table-cell office:value-type="float" office:value="-21">
                <text:p>-21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-21.92">
                <text:p>-21.92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9.27">
                <text:p>9.27</text:p>
              </table:table-cell>
              <table:table-cell office:value-type="float" office:value="-25.12">
                <text:p>-25.1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-32.45">
                <text:p>-32.45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9.37">
                <text:p>9.37</text:p>
              </table:table-cell>
              <table:table-cell office:value-type="float" office:value="-32.18">
                <text:p>-32.18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-32.84">
                <text:p>-32.8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9.47">
                <text:p>9.47</text:p>
              </table:table-cell>
              <table:table-cell office:value-type="float" office:value="-34.72">
                <text:p>-34.72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-36.91">
                <text:p>-36.9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.57">
                <text:p>9.57</text:p>
              </table:table-cell>
              <table:table-cell office:value-type="float" office:value="-41.1">
                <text:p>-41.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-45.04">
                <text:p>-45.04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float" office:value="9.67">
                <text:p>9.67</text:p>
              </table:table-cell>
              <table:table-cell office:value-type="float" office:value="-47.61">
                <text:p>-47.61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-49.13">
                <text:p>-49.13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float" office:value="9.77">
                <text:p>9.77</text:p>
              </table:table-cell>
              <table:table-cell office:value-type="float" office:value="-51.3">
                <text:p>-51.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-54.53">
                <text:p>-54.53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float" office:value="9.87">
                <text:p>9.87</text:p>
              </table:table-cell>
              <table:table-cell office:value-type="float" office:value="-55.45">
                <text:p>-55.45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-59.13">
                <text:p>-59.13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float" office:value="10.03">
                <text:p>10.03</text:p>
              </table:table-cell>
              <table:table-cell office:value-type="float" office:value="-64.39">
                <text:p>-64.39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0.08">
                <text:p>10.08</text:p>
              </table:table-cell>
              <table:table-cell office:value-type="float" office:value="-66.02">
                <text:p>-66.02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-67.2">
                <text:p>-67.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0.18">
                <text:p>10.18</text:p>
              </table:table-cell>
              <table:table-cell office:value-type="float" office:value="-68.63">
                <text:p>-68.63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10.23">
                <text:p>10.23</text:p>
              </table:table-cell>
              <table:table-cell office:value-type="float" office:value="-69.36">
                <text:p>-69.36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-68.91">
                <text:p>-68.91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float" office:value="10.33">
                <text:p>10.33</text:p>
              </table:table-cell>
              <table:table-cell office:value-type="float" office:value="-68.15">
                <text:p>-68.15</text:p>
              </table:table-cell>
              <table:table-cell office:value-type="float" office:value="31.47">
                <text:p>31.47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-67.09">
                <text:p>-67.09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float" office:value="10.43">
                <text:p>10.43</text:p>
              </table:table-cell>
              <table:table-cell office:value-type="float" office:value="-67.69">
                <text:p>-67.69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-67.82">
                <text:p>-67.82</text:p>
              </table:table-cell>
              <table:table-cell office:value-type="float" office:value="41.12">
                <text:p>41.12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-57.5">
                <text:p>-57.5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-55.84">
                <text:p>-55.84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-53.89">
                <text:p>-53.89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-51.25">
                <text:p>-51.25</text:p>
              </table:table-cell>
              <table:table-cell office:value-type="float" office:value="47.36">
                <text:p>47.36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-47.5">
                <text:p>-47.5</text:p>
              </table:table-cell>
              <table:table-cell office:value-type="float" office:value="45.16">
                <text:p>45.16</text:p>
              </table:table-cell>
            </table:table-row>
            <table:table-row>
              <table:table-cell office:value-type="float" office:value="10.78">
                <text:p>10.78</text:p>
              </table:table-cell>
              <table:table-cell office:value-type="float" office:value="-43.72">
                <text:p>-43.72</text:p>
              </table:table-cell>
              <table:table-cell office:value-type="float" office:value="43.44">
                <text:p>43.44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-33.36">
                <text:p>-33.36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-26.95">
                <text:p>-26.95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-22.56">
                <text:p>-22.56</text:p>
              </table:table-cell>
              <table:table-cell office:value-type="float" office:value="39.31">
                <text:p>39.31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-18.4">
                <text:p>-18.4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-14.75">
                <text:p>-14.7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-10.32">
                <text:p>-10.3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-9.07">
                <text:p>-9.07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float" office:value="11.18">
                <text:p>11.18</text:p>
              </table:table-cell>
              <table:table-cell office:value-type="float" office:value="-10.37">
                <text:p>-10.37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float" office:value="11.23">
                <text:p>11.23</text:p>
              </table:table-cell>
              <table:table-cell office:value-type="float" office:value="-11.05">
                <text:p>-11.05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-5.77">
                <text:p>-5.7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1.41">
                <text:p>11.41</text:p>
              </table:table-cell>
              <table:table-cell office:value-type="float" office:value="-3.08">
                <text:p>-3.08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0.37">
                <text:p>0.37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float" office:value="11.51">
                <text:p>11.51</text:p>
              </table:table-cell>
              <table:table-cell office:value-type="float" office:value="2.66">
                <text:p>2.66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4.89">
                <text:p>4.89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float" office:value="11.61">
                <text:p>11.61</text:p>
              </table:table-cell>
              <table:table-cell office:value-type="float" office:value="5.85">
                <text:p>5.85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float" office:value="11.66">
                <text:p>11.66</text:p>
              </table:table-cell>
              <table:table-cell office:value-type="float" office:value="7.2">
                <text:p>7.2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float" office:value="11.71">
                <text:p>11.71</text:p>
              </table:table-cell>
              <table:table-cell office:value-type="float" office:value="8.2">
                <text:p>8.2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float" office:value="11.76">
                <text:p>11.76</text:p>
              </table:table-cell>
              <table:table-cell office:value-type="float" office:value="8.51">
                <text:p>8.51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1.81">
                <text:p>11.81</text:p>
              </table:table-cell>
              <table:table-cell office:value-type="float" office:value="7.73">
                <text:p>7.73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float" office:value="11.86">
                <text:p>11.86</text:p>
              </table:table-cell>
              <table:table-cell office:value-type="float" office:value="6.66">
                <text:p>6.66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float" office:value="11.91">
                <text:p>11.91</text:p>
              </table:table-cell>
              <table:table-cell office:value-type="float" office:value="3.2">
                <text:p>3.2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float" office:value="11.96">
                <text:p>11.96</text:p>
              </table:table-cell>
              <table:table-cell office:value-type="float" office:value="-2.27">
                <text:p>-2.27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float" office:value="12.01">
                <text:p>12.01</text:p>
              </table:table-cell>
              <table:table-cell office:value-type="float" office:value="-3.8">
                <text:p>-3.8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12.06">
                <text:p>12.06</text:p>
              </table:table-cell>
              <table:table-cell office:value-type="float" office:value="-6.87">
                <text:p>-6.8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12.108">
                <text:p>12.108</text:p>
              </table:table-cell>
              <table:table-cell office:value-type="float" office:value="-9.63">
                <text:p>-9.6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2.158">
                <text:p>12.158</text:p>
              </table:table-cell>
              <table:table-cell office:value-type="float" office:value="-12.4">
                <text:p>-12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.208">
                <text:p>12.208</text:p>
              </table:table-cell>
              <table:table-cell office:value-type="float" office:value="-15.04">
                <text:p>-15.04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float" office:value="12.258">
                <text:p>12.258</text:p>
              </table:table-cell>
              <table:table-cell office:value-type="float" office:value="-17.54">
                <text:p>-17.54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float" office:value="12.308">
                <text:p>12.308</text:p>
              </table:table-cell>
              <table:table-cell office:value-type="float" office:value="-19.96">
                <text:p>-19.96</text:p>
              </table:table-cell>
              <table:table-cell office:value-type="float" office:value="-8.61">
                <text:p>-8.61</text:p>
              </table:table-cell>
            </table:table-row>
            <table:table-row>
              <table:table-cell office:value-type="float" office:value="12.358">
                <text:p>12.358</text:p>
              </table:table-cell>
              <table:table-cell office:value-type="float" office:value="-22.18">
                <text:p>-22.18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float" office:value="12.408">
                <text:p>12.408</text:p>
              </table:table-cell>
              <table:table-cell office:value-type="float" office:value="-24.33">
                <text:p>-24.33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float" office:value="12.458">
                <text:p>12.458</text:p>
              </table:table-cell>
              <table:table-cell office:value-type="float" office:value="-26.37">
                <text:p>-26.37</text:p>
              </table:table-cell>
              <table:table-cell office:value-type="float" office:value="-14.23">
                <text:p>-14.23</text:p>
              </table:table-cell>
            </table:table-row>
            <table:table-row>
              <table:table-cell office:value-type="float" office:value="12.508">
                <text:p>12.508</text:p>
              </table:table-cell>
              <table:table-cell office:value-type="float" office:value="-28.31">
                <text:p>-28.31</text:p>
              </table:table-cell>
              <table:table-cell office:value-type="float" office:value="-15.93">
                <text:p>-15.93</text:p>
              </table:table-cell>
            </table:table-row>
            <table:table-row>
              <table:table-cell office:value-type="float" office:value="12.558">
                <text:p>12.558</text:p>
              </table:table-cell>
              <table:table-cell office:value-type="float" office:value="-30.16">
                <text:p>-30.16</text:p>
              </table:table-cell>
              <table:table-cell office:value-type="float" office:value="-17.55">
                <text:p>-17.55</text:p>
              </table:table-cell>
            </table:table-row>
            <table:table-row>
              <table:table-cell office:value-type="float" office:value="12.608">
                <text:p>12.608</text:p>
              </table:table-cell>
              <table:table-cell office:value-type="float" office:value="-31.9">
                <text:p>-31.9</text:p>
              </table:table-cell>
              <table:table-cell office:value-type="float" office:value="-19.07">
                <text:p>-19.07</text:p>
              </table:table-cell>
            </table:table-row>
            <table:table-row>
              <table:table-cell office:value-type="float" office:value="12.658">
                <text:p>12.658</text:p>
              </table:table-cell>
              <table:table-cell office:value-type="float" office:value="-33.56">
                <text:p>-33.56</text:p>
              </table:table-cell>
              <table:table-cell office:value-type="float" office:value="-20.53">
                <text:p>-20.53</text:p>
              </table:table-cell>
            </table:table-row>
            <table:table-row>
              <table:table-cell office:value-type="float" office:value="12.828">
                <text:p>12.828</text:p>
              </table:table-cell>
              <table:table-cell office:value-type="float" office:value="-41.92">
                <text:p>-41.92</text:p>
              </table:table-cell>
              <table:table-cell office:value-type="float" office:value="-27.57">
                <text:p>-27.57</text:p>
              </table:table-cell>
            </table:table-row>
            <table:table-row>
              <table:table-cell office:value-type="float" office:value="12.878">
                <text:p>12.878</text:p>
              </table:table-cell>
              <table:table-cell office:value-type="float" office:value="-43.08">
                <text:p>-43.08</text:p>
              </table:table-cell>
              <table:table-cell office:value-type="float" office:value="-28.59">
                <text:p>-28.59</text:p>
              </table:table-cell>
            </table:table-row>
            <table:table-row>
              <table:table-cell office:value-type="float" office:value="12.928">
                <text:p>12.928</text:p>
              </table:table-cell>
              <table:table-cell office:value-type="float" office:value="-44.2">
                <text:p>-44.2</text:p>
              </table:table-cell>
              <table:table-cell office:value-type="float" office:value="-29.59">
                <text:p>-29.59</text:p>
              </table:table-cell>
            </table:table-row>
            <table:table-row>
              <table:table-cell office:value-type="float" office:value="12.978">
                <text:p>12.978</text:p>
              </table:table-cell>
              <table:table-cell office:value-type="float" office:value="-45.23">
                <text:p>-45.23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float" office:value="13.028">
                <text:p>13.028</text:p>
              </table:table-cell>
              <table:table-cell office:value-type="float" office:value="-46.22">
                <text:p>-46.22</text:p>
              </table:table-cell>
              <table:table-cell office:value-type="float" office:value="-31.39">
                <text:p>-31.39</text:p>
              </table:table-cell>
            </table:table-row>
            <table:table-row>
              <table:table-cell office:value-type="float" office:value="13.078">
                <text:p>13.078</text:p>
              </table:table-cell>
              <table:table-cell office:value-type="float" office:value="-47.17">
                <text:p>-47.17</text:p>
              </table:table-cell>
              <table:table-cell office:value-type="float" office:value="-32.23">
                <text:p>-32.23</text:p>
              </table:table-cell>
            </table:table-row>
            <table:table-row>
              <table:table-cell office:value-type="float" office:value="13.128">
                <text:p>13.128</text:p>
              </table:table-cell>
              <table:table-cell office:value-type="float" office:value="-48.07">
                <text:p>-48.07</text:p>
              </table:table-cell>
              <table:table-cell office:value-type="float" office:value="-33.02">
                <text:p>-33.02</text:p>
              </table:table-cell>
            </table:table-row>
            <table:table-row>
              <table:table-cell office:value-type="float" office:value="13.178">
                <text:p>13.178</text:p>
              </table:table-cell>
              <table:table-cell office:value-type="float" office:value="-48.93">
                <text:p>-48.93</text:p>
              </table:table-cell>
              <table:table-cell office:value-type="float" office:value="-33.79">
                <text:p>-33.79</text:p>
              </table:table-cell>
            </table:table-row>
            <table:table-row>
              <table:table-cell office:value-type="float" office:value="13.228">
                <text:p>13.228</text:p>
              </table:table-cell>
              <table:table-cell office:value-type="float" office:value="-49.73">
                <text:p>-49.73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float" office:value="13.278">
                <text:p>13.278</text:p>
              </table:table-cell>
              <table:table-cell office:value-type="float" office:value="-50.5">
                <text:p>-50.5</text:p>
              </table:table-cell>
              <table:table-cell office:value-type="float" office:value="-35.18">
                <text:p>-35.18</text:p>
              </table:table-cell>
            </table:table-row>
            <table:table-row>
              <table:table-cell office:value-type="float" office:value="13.328">
                <text:p>13.328</text:p>
              </table:table-cell>
              <table:table-cell office:value-type="float" office:value="-51.23">
                <text:p>-51.23</text:p>
              </table:table-cell>
              <table:table-cell office:value-type="float" office:value="-35.83">
                <text:p>-35.83</text:p>
              </table:table-cell>
            </table:table-row>
            <table:table-row>
              <table:table-cell office:value-type="float" office:value="13.378">
                <text:p>13.378</text:p>
              </table:table-cell>
              <table:table-cell office:value-type="float" office:value="-51.93">
                <text:p>-51.93</text:p>
              </table:table-cell>
              <table:table-cell office:value-type="float" office:value="-36.45">
                <text:p>-36.45</text:p>
              </table:table-cell>
            </table:table-row>
            <table:table-row>
              <table:table-cell office:value-type="float" office:value="13.428">
                <text:p>13.428</text:p>
              </table:table-cell>
              <table:table-cell office:value-type="float" office:value="-52.6">
                <text:p>-52.6</text:p>
              </table:table-cell>
              <table:table-cell office:value-type="float" office:value="-37.05">
                <text:p>-37.05</text:p>
              </table:table-cell>
            </table:table-row>
            <table:table-row>
              <table:table-cell office:value-type="float" office:value="13.478">
                <text:p>13.478</text:p>
              </table:table-cell>
              <table:table-cell office:value-type="float" office:value="-53.22">
                <text:p>-53.22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float" office:value="13.528">
                <text:p>13.528</text:p>
              </table:table-cell>
              <table:table-cell office:value-type="float" office:value="-53.81">
                <text:p>-53.81</text:p>
              </table:table-cell>
              <table:table-cell office:value-type="float" office:value="-38.12">
                <text:p>-38.12</text:p>
              </table:table-cell>
            </table:table-row>
            <table:table-row>
              <table:table-cell office:value-type="float" office:value="13.578">
                <text:p>13.578</text:p>
              </table:table-cell>
              <table:table-cell office:value-type="float" office:value="-54.38">
                <text:p>-54.38</text:p>
              </table:table-cell>
              <table:table-cell office:value-type="float" office:value="-38.63">
                <text:p>-38.63</text:p>
              </table:table-cell>
            </table:table-row>
            <table:table-row>
              <table:table-cell office:value-type="float" office:value="13.628">
                <text:p>13.628</text:p>
              </table:table-cell>
              <table:table-cell office:value-type="float" office:value="-54.92">
                <text:p>-54.9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float" office:value="13.678">
                <text:p>13.678</text:p>
              </table:table-cell>
              <table:table-cell office:value-type="float" office:value="-55.44">
                <text:p>-55.44</text:p>
              </table:table-cell>
              <table:table-cell office:value-type="float" office:value="-39.57">
                <text:p>-39.57</text:p>
              </table:table-cell>
            </table:table-row>
            <table:table-row>
              <table:table-cell office:value-type="float" office:value="13.728">
                <text:p>13.728</text:p>
              </table:table-cell>
              <table:table-cell office:value-type="float" office:value="-55.91">
                <text:p>-55.91</text:p>
              </table:table-cell>
              <table:table-cell office:value-type="float" office:value="-39.99">
                <text:p>-39.99</text:p>
              </table:table-cell>
            </table:table-row>
            <table:table-row>
              <table:table-cell office:value-type="float" office:value="13.778">
                <text:p>13.778</text:p>
              </table:table-cell>
              <table:table-cell office:value-type="float" office:value="-56.37">
                <text:p>-56.37</text:p>
              </table:table-cell>
              <table:table-cell office:value-type="float" office:value="-40.4">
                <text:p>-40.4</text:p>
              </table:table-cell>
            </table:table-row>
            <table:table-row>
              <table:table-cell office:value-type="float" office:value="13.828">
                <text:p>13.828</text:p>
              </table:table-cell>
              <table:table-cell office:value-type="float" office:value="-56.81">
                <text:p>-56.81</text:p>
              </table:table-cell>
              <table:table-cell office:value-type="float" office:value="-40.79">
                <text:p>-40.79</text:p>
              </table:table-cell>
            </table:table-row>
            <table:table-row>
              <table:table-cell office:value-type="float" office:value="13.878">
                <text:p>13.878</text:p>
              </table:table-cell>
              <table:table-cell office:value-type="float" office:value="-57.23">
                <text:p>-57.23</text:p>
              </table:table-cell>
              <table:table-cell office:value-type="float" office:value="-41.16">
                <text:p>-41.16</text:p>
              </table:table-cell>
            </table:table-row>
            <table:table-row>
              <table:table-cell office:value-type="float" office:value="13.928">
                <text:p>13.928</text:p>
              </table:table-cell>
              <table:table-cell office:value-type="float" office:value="-57.63">
                <text:p>-57.63</text:p>
              </table:table-cell>
              <table:table-cell office:value-type="float" office:value="-41.52">
                <text:p>-41.52</text:p>
              </table:table-cell>
            </table:table-row>
            <table:table-row>
              <table:table-cell office:value-type="float" office:value="13.978">
                <text:p>13.978</text:p>
              </table:table-cell>
              <table:table-cell office:value-type="float" office:value="-58">
                <text:p>-58</text:p>
              </table:table-cell>
              <table:table-cell office:value-type="float" office:value="-41.84">
                <text:p>-41.84</text:p>
              </table:table-cell>
            </table:table-row>
            <table:table-row>
              <table:table-cell office:value-type="float" office:value="14.078">
                <text:p>14.078</text:p>
              </table:table-cell>
              <table:table-cell office:value-type="float" office:value="-61.18">
                <text:p>-61.18</text:p>
              </table:table-cell>
              <table:table-cell office:value-type="float" office:value="-44.52">
                <text:p>-44.52</text:p>
              </table:table-cell>
            </table:table-row>
            <table:table-row>
              <table:table-cell office:value-type="float" office:value="14.128">
                <text:p>14.128</text:p>
              </table:table-cell>
              <table:table-cell office:value-type="float" office:value="-61.38">
                <text:p>-61.38</text:p>
              </table:table-cell>
              <table:table-cell office:value-type="float" office:value="-44.7">
                <text:p>-44.7</text:p>
              </table:table-cell>
            </table:table-row>
            <table:table-row>
              <table:table-cell office:value-type="float" office:value="14.178">
                <text:p>14.178</text:p>
              </table:table-cell>
              <table:table-cell office:value-type="float" office:value="-61.57">
                <text:p>-61.57</text:p>
              </table:table-cell>
              <table:table-cell office:value-type="float" office:value="-44.87">
                <text:p>-44.87</text:p>
              </table:table-cell>
            </table:table-row>
            <table:table-row>
              <table:table-cell office:value-type="float" office:value="14.228">
                <text:p>14.228</text:p>
              </table:table-cell>
              <table:table-cell office:value-type="float" office:value="-61.77">
                <text:p>-61.77</text:p>
              </table:table-cell>
              <table:table-cell office:value-type="float" office:value="-45.05">
                <text:p>-45.05</text:p>
              </table:table-cell>
            </table:table-row>
            <table:table-row>
              <table:table-cell office:value-type="float" office:value="14.278">
                <text:p>14.278</text:p>
              </table:table-cell>
              <table:table-cell office:value-type="float" office:value="-61.91">
                <text:p>-61.91</text:p>
              </table:table-cell>
              <table:table-cell office:value-type="float" office:value="-45.19">
                <text:p>-45.19</text:p>
              </table:table-cell>
            </table:table-row>
            <table:table-row>
              <table:table-cell office:value-type="float" office:value="14.328">
                <text:p>14.328</text:p>
              </table:table-cell>
              <table:table-cell office:value-type="float" office:value="-62.07">
                <text:p>-62.07</text:p>
              </table:table-cell>
              <table:table-cell office:value-type="float" office:value="-45.34">
                <text:p>-45.34</text:p>
              </table:table-cell>
            </table:table-row>
            <table:table-row>
              <table:table-cell office:value-type="float" office:value="14.378">
                <text:p>14.378</text:p>
              </table:table-cell>
              <table:table-cell office:value-type="float" office:value="-62.23">
                <text:p>-62.23</text:p>
              </table:table-cell>
              <table:table-cell office:value-type="float" office:value="-45.48">
                <text:p>-45.48</text:p>
              </table:table-cell>
            </table:table-row>
            <table:table-row>
              <table:table-cell office:value-type="float" office:value="14.428">
                <text:p>14.428</text:p>
              </table:table-cell>
              <table:table-cell office:value-type="float" office:value="-62.37">
                <text:p>-62.37</text:p>
              </table:table-cell>
              <table:table-cell office:value-type="float" office:value="-45.62">
                <text:p>-45.62</text:p>
              </table:table-cell>
            </table:table-row>
            <table:table-row>
              <table:table-cell office:value-type="float" office:value="14.478">
                <text:p>14.478</text:p>
              </table:table-cell>
              <table:table-cell office:value-type="float" office:value="-62.52">
                <text:p>-62.52</text:p>
              </table:table-cell>
              <table:table-cell office:value-type="float" office:value="-45.76">
                <text:p>-45.76</text:p>
              </table:table-cell>
            </table:table-row>
            <table:table-row>
              <table:table-cell office:value-type="float" office:value="14.528">
                <text:p>14.528</text:p>
              </table:table-cell>
              <table:table-cell office:value-type="float" office:value="-62.64">
                <text:p>-62.64</text:p>
              </table:table-cell>
              <table:table-cell office:value-type="float" office:value="-45.87">
                <text:p>-45.87</text:p>
              </table:table-cell>
            </table:table-row>
            <table:table-row>
              <table:table-cell office:value-type="float" office:value="14.578">
                <text:p>14.578</text:p>
              </table:table-cell>
              <table:table-cell office:value-type="float" office:value="-62.77">
                <text:p>-62.77</text:p>
              </table:table-cell>
              <table:table-cell office:value-type="float" office:value="-45.98">
                <text:p>-45.98</text:p>
              </table:table-cell>
            </table:table-row>
            <table:table-row>
              <table:table-cell office:value-type="float" office:value="14.628">
                <text:p>14.628</text:p>
              </table:table-cell>
              <table:table-cell office:value-type="float" office:value="-62.88">
                <text:p>-62.88</text:p>
              </table:table-cell>
              <table:table-cell office:value-type="float" office:value="-46.09">
                <text:p>-46.09</text:p>
              </table:table-cell>
            </table:table-row>
            <table:table-row>
              <table:table-cell office:value-type="float" office:value="14.678">
                <text:p>14.678</text:p>
              </table:table-cell>
              <table:table-cell office:value-type="float" office:value="-63">
                <text:p>-63</text:p>
              </table:table-cell>
              <table:table-cell office:value-type="float" office:value="-46.2">
                <text:p>-46.2</text:p>
              </table:table-cell>
            </table:table-row>
            <table:table-row>
              <table:table-cell office:value-type="float" office:value="14.728">
                <text:p>14.728</text:p>
              </table:table-cell>
              <table:table-cell office:value-type="float" office:value="-63.11">
                <text:p>-63.11</text:p>
              </table:table-cell>
              <table:table-cell office:value-type="float" office:value="-46.31">
                <text:p>-46.31</text:p>
              </table:table-cell>
            </table:table-row>
            <table:table-row>
              <table:table-cell office:value-type="float" office:value="14.778">
                <text:p>14.778</text:p>
              </table:table-cell>
              <table:table-cell office:value-type="float" office:value="-63.2">
                <text:p>-63.2</text:p>
              </table:table-cell>
              <table:table-cell office:value-type="float" office:value="-46.39">
                <text:p>-46.39</text:p>
              </table:table-cell>
            </table:table-row>
            <table:table-row>
              <table:table-cell office:value-type="float" office:value="14.828">
                <text:p>14.828</text:p>
              </table:table-cell>
              <table:table-cell office:value-type="float" office:value="-63.3">
                <text:p>-63.3</text:p>
              </table:table-cell>
              <table:table-cell office:value-type="float" office:value="-46.48">
                <text:p>-46.48</text:p>
              </table:table-cell>
            </table:table-row>
            <table:table-row>
              <table:table-cell office:value-type="float" office:value="14.878">
                <text:p>14.878</text:p>
              </table:table-cell>
              <table:table-cell office:value-type="float" office:value="-63.39">
                <text:p>-63.39</text:p>
              </table:table-cell>
              <table:table-cell office:value-type="float" office:value="-46.57">
                <text:p>-46.57</text:p>
              </table:table-cell>
            </table:table-row>
            <table:table-row>
              <table:table-cell office:value-type="float" office:value="14.928">
                <text:p>14.928</text:p>
              </table:table-cell>
              <table:table-cell office:value-type="float" office:value="-63.48">
                <text:p>-63.48</text:p>
              </table:table-cell>
              <table:table-cell office:value-type="float" office:value="-46.65">
                <text:p>-46.65</text:p>
              </table:table-cell>
            </table:table-row>
            <table:table-row>
              <table:table-cell office:value-type="float" office:value="14.978">
                <text:p>14.978</text:p>
              </table:table-cell>
              <table:table-cell office:value-type="float" office:value="-63.57">
                <text:p>-63.57</text:p>
              </table:table-cell>
              <table:table-cell office:value-type="float" office:value="-46.73">
                <text:p>-46.73</text:p>
              </table:table-cell>
            </table:table-row>
            <table:table-row>
              <table:table-cell office:value-type="float" office:value="15.028">
                <text:p>15.028</text:p>
              </table:table-cell>
              <table:table-cell office:value-type="float" office:value="-63.64">
                <text:p>-63.64</text:p>
              </table:table-cell>
              <table:table-cell office:value-type="float" office:value="-46.8">
                <text:p>-46.8</text:p>
              </table:table-cell>
            </table:table-row>
            <table:table-row>
              <table:table-cell office:value-type="float" office:value="15.078">
                <text:p>15.078</text:p>
              </table:table-cell>
              <table:table-cell office:value-type="float" office:value="-63.72">
                <text:p>-63.72</text:p>
              </table:table-cell>
              <table:table-cell office:value-type="float" office:value="-46.86">
                <text:p>-46.86</text:p>
              </table:table-cell>
            </table:table-row>
            <table:table-row>
              <table:table-cell office:value-type="float" office:value="15.128">
                <text:p>15.128</text:p>
              </table:table-cell>
              <table:table-cell office:value-type="float" office:value="-63.79">
                <text:p>-63.79</text:p>
              </table:table-cell>
              <table:table-cell office:value-type="float" office:value="-46.93">
                <text:p>-46.93</text:p>
              </table:table-cell>
            </table:table-row>
            <table:table-row>
              <table:table-cell office:value-type="float" office:value="15.178">
                <text:p>15.178</text:p>
              </table:table-cell>
              <table:table-cell office:value-type="float" office:value="-63.85">
                <text:p>-63.85</text:p>
              </table:table-cell>
              <table:table-cell office:value-type="float" office:value="-46.99">
                <text:p>-46.99</text:p>
              </table:table-cell>
            </table:table-row>
            <table:table-row>
              <table:table-cell office:value-type="float" office:value="15.228">
                <text:p>15.228</text:p>
              </table:table-cell>
              <table:table-cell office:value-type="float" office:value="-63.93">
                <text:p>-63.93</text:p>
              </table:table-cell>
              <table:table-cell office:value-type="float" office:value="-47.06">
                <text:p>-47.06</text:p>
              </table:table-cell>
            </table:table-row>
            <table:table-row>
              <table:table-cell office:value-type="float" office:value="15.328">
                <text:p>15.328</text:p>
              </table:table-cell>
              <table:table-cell office:value-type="float" office:value="-66.81">
                <text:p>-66.81</text:p>
              </table:table-cell>
              <table:table-cell office:value-type="float" office:value="-49.47">
                <text:p>-49.47</text:p>
              </table:table-cell>
            </table:table-row>
            <table:table-row>
              <table:table-cell office:value-type="float" office:value="15.378">
                <text:p>15.378</text:p>
              </table:table-cell>
              <table:table-cell office:value-type="float" office:value="-66.72">
                <text:p>-66.72</text:p>
              </table:table-cell>
              <table:table-cell office:value-type="float" office:value="-49.4">
                <text:p>-49.4</text:p>
              </table:table-cell>
            </table:table-row>
            <table:table-row>
              <table:table-cell office:value-type="float" office:value="15.428">
                <text:p>15.428</text:p>
              </table:table-cell>
              <table:table-cell office:value-type="float" office:value="-66.64">
                <text:p>-66.64</text:p>
              </table:table-cell>
              <table:table-cell office:value-type="float" office:value="-49.34">
                <text:p>-49.34</text:p>
              </table:table-cell>
            </table:table-row>
            <table:table-row>
              <table:table-cell office:value-type="float" office:value="15.478">
                <text:p>15.478</text:p>
              </table:table-cell>
              <table:table-cell office:value-type="float" office:value="-66.56">
                <text:p>-66.56</text:p>
              </table:table-cell>
              <table:table-cell office:value-type="float" office:value="-49.28">
                <text:p>-49.28</text:p>
              </table:table-cell>
            </table:table-row>
            <table:table-row>
              <table:table-cell office:value-type="float" office:value="15.528">
                <text:p>15.528</text:p>
              </table:table-cell>
              <table:table-cell office:value-type="float" office:value="-66.52">
                <text:p>-66.52</text:p>
              </table:table-cell>
              <table:table-cell office:value-type="float" office:value="-49.24">
                <text:p>-49.24</text:p>
              </table:table-cell>
            </table:table-row>
            <table:table-row>
              <table:table-cell office:value-type="float" office:value="15.578">
                <text:p>15.578</text:p>
              </table:table-cell>
              <table:table-cell office:value-type="float" office:value="-66.42">
                <text:p>-66.42</text:p>
              </table:table-cell>
              <table:table-cell office:value-type="float" office:value="-49.17">
                <text:p>-49.17</text:p>
              </table:table-cell>
            </table:table-row>
            <table:table-row>
              <table:table-cell office:value-type="float" office:value="15.628">
                <text:p>15.628</text:p>
              </table:table-cell>
              <table:table-cell office:value-type="float" office:value="-66.36">
                <text:p>-66.36</text:p>
              </table:table-cell>
              <table:table-cell office:value-type="float" office:value="-49.12">
                <text:p>-49.12</text:p>
              </table:table-cell>
            </table:table-row>
            <table:table-row>
              <table:table-cell office:value-type="float" office:value="15.678">
                <text:p>15.678</text:p>
              </table:table-cell>
              <table:table-cell office:value-type="float" office:value="-66.3">
                <text:p>-66.3</text:p>
              </table:table-cell>
              <table:table-cell office:value-type="float" office:value="-49.08">
                <text:p>-49.08</text:p>
              </table:table-cell>
            </table:table-row>
            <table:table-row>
              <table:table-cell office:value-type="float" office:value="15.728">
                <text:p>15.728</text:p>
              </table:table-cell>
              <table:table-cell office:value-type="float" office:value="-66.24">
                <text:p>-66.24</text:p>
              </table:table-cell>
              <table:table-cell office:value-type="float" office:value="-49.03">
                <text:p>-49.03</text:p>
              </table:table-cell>
            </table:table-row>
            <table:table-row>
              <table:table-cell office:value-type="float" office:value="15.778">
                <text:p>15.778</text:p>
              </table:table-cell>
              <table:table-cell office:value-type="float" office:value="-66.2">
                <text:p>-66.2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5.828">
                <text:p>15.828</text:p>
              </table:table-cell>
              <table:table-cell office:value-type="float" office:value="-66.13">
                <text:p>-66.13</text:p>
              </table:table-cell>
              <table:table-cell office:value-type="float" office:value="-48.95">
                <text:p>-48.95</text:p>
              </table:table-cell>
            </table:table-row>
            <table:table-row>
              <table:table-cell office:value-type="float" office:value="15.878">
                <text:p>15.878</text:p>
              </table:table-cell>
              <table:table-cell office:value-type="float" office:value="-66.08">
                <text:p>-66.08</text:p>
              </table:table-cell>
              <table:table-cell office:value-type="float" office:value="-48.91">
                <text:p>-48.91</text:p>
              </table:table-cell>
            </table:table-row>
            <table:table-row>
              <table:table-cell office:value-type="float" office:value="15.928">
                <text:p>15.928</text:p>
              </table:table-cell>
              <table:table-cell office:value-type="float" office:value="-66.04">
                <text:p>-66.04</text:p>
              </table:table-cell>
              <table:table-cell office:value-type="float" office:value="-48.87">
                <text:p>-48.87</text:p>
              </table:table-cell>
            </table:table-row>
            <table:table-row>
              <table:table-cell office:value-type="float" office:value="15.978">
                <text:p>15.978</text:p>
              </table:table-cell>
              <table:table-cell office:value-type="float" office:value="-65.99">
                <text:p>-65.99</text:p>
              </table:table-cell>
              <table:table-cell office:value-type="float" office:value="-48.84">
                <text:p>-48.84</text:p>
              </table:table-cell>
            </table:table-row>
            <table:table-row>
              <table:table-cell office:value-type="float" office:value="16.028">
                <text:p>16.028</text:p>
              </table:table-cell>
              <table:table-cell office:value-type="float" office:value="-65.96">
                <text:p>-65.96</text:p>
              </table:table-cell>
              <table:table-cell office:value-type="float" office:value="-48.81">
                <text:p>-48.81</text:p>
              </table:table-cell>
            </table:table-row>
            <table:table-row>
              <table:table-cell office:value-type="float" office:value="16.078">
                <text:p>16.078</text:p>
              </table:table-cell>
              <table:table-cell office:value-type="float" office:value="-65.91">
                <text:p>-65.91</text:p>
              </table:table-cell>
              <table:table-cell office:value-type="float" office:value="-48.77">
                <text:p>-48.77</text:p>
              </table:table-cell>
            </table:table-row>
            <table:table-row>
              <table:table-cell office:value-type="float" office:value="16.128">
                <text:p>16.128</text:p>
              </table:table-cell>
              <table:table-cell office:value-type="float" office:value="-65.87">
                <text:p>-65.87</text:p>
              </table:table-cell>
              <table:table-cell office:value-type="float" office:value="-48.74">
                <text:p>-48.74</text:p>
              </table:table-cell>
            </table:table-row>
            <table:table-row>
              <table:table-cell office:value-type="float" office:value="16.178">
                <text:p>16.178</text:p>
              </table:table-cell>
              <table:table-cell office:value-type="float" office:value="-65.83">
                <text:p>-65.83</text:p>
              </table:table-cell>
              <table:table-cell office:value-type="float" office:value="-48.72">
                <text:p>-48.72</text:p>
              </table:table-cell>
            </table:table-row>
            <table:table-row>
              <table:table-cell office:value-type="float" office:value="16.228">
                <text:p>16.228</text:p>
              </table:table-cell>
              <table:table-cell office:value-type="float" office:value="-65.8">
                <text:p>-65.8</text:p>
              </table:table-cell>
              <table:table-cell office:value-type="float" office:value="-48.69">
                <text:p>-48.69</text:p>
              </table:table-cell>
            </table:table-row>
            <table:table-row>
              <table:table-cell office:value-type="float" office:value="16.278">
                <text:p>16.278</text:p>
              </table:table-cell>
              <table:table-cell office:value-type="float" office:value="-65.77">
                <text:p>-65.77</text:p>
              </table:table-cell>
              <table:table-cell office:value-type="float" office:value="-48.67">
                <text:p>-48.67</text:p>
              </table:table-cell>
            </table:table-row>
            <table:table-row>
              <table:table-cell office:value-type="float" office:value="16.328">
                <text:p>16.328</text:p>
              </table:table-cell>
              <table:table-cell office:value-type="float" office:value="-65.73">
                <text:p>-65.73</text:p>
              </table:table-cell>
              <table:table-cell office:value-type="float" office:value="-48.64">
                <text:p>-48.64</text:p>
              </table:table-cell>
            </table:table-row>
            <table:table-row>
              <table:table-cell office:value-type="float" office:value="16.378">
                <text:p>16.378</text:p>
              </table:table-cell>
              <table:table-cell office:value-type="float" office:value="-65.7">
                <text:p>-65.7</text:p>
              </table:table-cell>
              <table:table-cell office:value-type="float" office:value="-48.62">
                <text:p>-48.62</text:p>
              </table:table-cell>
            </table:table-row>
            <table:table-row>
              <table:table-cell office:value-type="float" office:value="16.428">
                <text:p>16.428</text:p>
              </table:table-cell>
              <table:table-cell office:value-type="float" office:value="-65.67">
                <text:p>-65.67</text:p>
              </table:table-cell>
              <table:table-cell office:value-type="float" office:value="-48.59">
                <text:p>-48.59</text:p>
              </table:table-cell>
            </table:table-row>
            <table:table-row>
              <table:table-cell office:value-type="float" office:value="16.478">
                <text:p>16.478</text:p>
              </table:table-cell>
              <table:table-cell office:value-type="float" office:value="-65.65">
                <text:p>-65.65</text:p>
              </table:table-cell>
              <table:table-cell office:value-type="float" office:value="-48.57">
                <text:p>-48.57</text:p>
              </table:table-cell>
            </table:table-row>
            <table:table-row>
              <table:table-cell office:value-type="float" office:value="16.688">
                <text:p>16.688</text:p>
              </table:table-cell>
              <table:table-cell office:value-type="float" office:value="-74.69">
                <text:p>-74.69</text:p>
              </table:table-cell>
              <table:table-cell office:value-type="float" office:value="-56.11">
                <text:p>-56.11</text:p>
              </table:table-cell>
            </table:table-row>
            <table:table-row>
              <table:table-cell office:value-type="float" office:value="16.738">
                <text:p>16.738</text:p>
              </table:table-cell>
              <table:table-cell office:value-type="float" office:value="-74.18">
                <text:p>-74.18</text:p>
              </table:table-cell>
              <table:table-cell office:value-type="float" office:value="-55.69">
                <text:p>-55.69</text:p>
              </table:table-cell>
            </table:table-row>
            <table:table-row>
              <table:table-cell office:value-type="float" office:value="16.788">
                <text:p>16.788</text:p>
              </table:table-cell>
              <table:table-cell office:value-type="float" office:value="-73.73">
                <text:p>-73.73</text:p>
              </table:table-cell>
              <table:table-cell office:value-type="float" office:value="-55.32">
                <text:p>-55.32</text:p>
              </table:table-cell>
            </table:table-row>
            <table:table-row>
              <table:table-cell office:value-type="float" office:value="16.838">
                <text:p>16.838</text:p>
              </table:table-cell>
              <table:table-cell office:value-type="float" office:value="-73.3">
                <text:p>-73.3</text:p>
              </table:table-cell>
              <table:table-cell office:value-type="float" office:value="-54.96">
                <text:p>-54.96</text:p>
              </table:table-cell>
            </table:table-row>
            <table:table-row>
              <table:table-cell office:value-type="float" office:value="16.888">
                <text:p>16.888</text:p>
              </table:table-cell>
              <table:table-cell office:value-type="float" office:value="-72.89">
                <text:p>-72.89</text:p>
              </table:table-cell>
              <table:table-cell office:value-type="float" office:value="-54.62">
                <text:p>-54.62</text:p>
              </table:table-cell>
            </table:table-row>
            <table:table-row>
              <table:table-cell office:value-type="float" office:value="16.938">
                <text:p>16.938</text:p>
              </table:table-cell>
              <table:table-cell office:value-type="float" office:value="-72.52">
                <text:p>-72.52</text:p>
              </table:table-cell>
              <table:table-cell office:value-type="float" office:value="-54.31">
                <text:p>-54.31</text:p>
              </table:table-cell>
            </table:table-row>
            <table:table-row>
              <table:table-cell office:value-type="float" office:value="16.988">
                <text:p>16.988</text:p>
              </table:table-cell>
              <table:table-cell office:value-type="float" office:value="-72.14">
                <text:p>-72.14</text:p>
              </table:table-cell>
              <table:table-cell office:value-type="float" office:value="-53.99">
                <text:p>-53.99</text:p>
              </table:table-cell>
            </table:table-row>
            <table:table-row>
              <table:table-cell office:value-type="float" office:value="17.038">
                <text:p>17.038</text:p>
              </table:table-cell>
              <table:table-cell office:value-type="float" office:value="-71.79">
                <text:p>-71.79</text:p>
              </table:table-cell>
              <table:table-cell office:value-type="float" office:value="-53.7">
                <text:p>-53.7</text:p>
              </table:table-cell>
            </table:table-row>
            <table:table-row>
              <table:table-cell office:value-type="float" office:value="17.088">
                <text:p>17.088</text:p>
              </table:table-cell>
              <table:table-cell office:value-type="float" office:value="-71.45">
                <text:p>-71.45</text:p>
              </table:table-cell>
              <table:table-cell office:value-type="float" office:value="-53.43">
                <text:p>-53.43</text:p>
              </table:table-cell>
            </table:table-row>
            <table:table-row>
              <table:table-cell office:value-type="float" office:value="17.138">
                <text:p>17.138</text:p>
              </table:table-cell>
              <table:table-cell office:value-type="float" office:value="-71.14">
                <text:p>-71.14</text:p>
              </table:table-cell>
              <table:table-cell office:value-type="float" office:value="-53.16">
                <text:p>-53.16</text:p>
              </table:table-cell>
            </table:table-row>
            <table:table-row>
              <table:table-cell office:value-type="float" office:value="17.188">
                <text:p>17.188</text:p>
              </table:table-cell>
              <table:table-cell office:value-type="float" office:value="-70.85">
                <text:p>-70.85</text:p>
              </table:table-cell>
              <table:table-cell office:value-type="float" office:value="-52.92">
                <text:p>-52.92</text:p>
              </table:table-cell>
            </table:table-row>
            <table:table-row>
              <table:table-cell office:value-type="float" office:value="17.238">
                <text:p>17.238</text:p>
              </table:table-cell>
              <table:table-cell office:value-type="float" office:value="-70.55">
                <text:p>-70.55</text:p>
              </table:table-cell>
              <table:table-cell office:value-type="float" office:value="-52.68">
                <text:p>-52.68</text:p>
              </table:table-cell>
            </table:table-row>
            <table:table-row>
              <table:table-cell office:value-type="float" office:value="17.288">
                <text:p>17.288</text:p>
              </table:table-cell>
              <table:table-cell office:value-type="float" office:value="-70.28">
                <text:p>-70.28</text:p>
              </table:table-cell>
              <table:table-cell office:value-type="float" office:value="-52.45">
                <text:p>-52.45</text:p>
              </table:table-cell>
            </table:table-row>
            <table:table-row>
              <table:table-cell office:value-type="float" office:value="17.338">
                <text:p>17.338</text:p>
              </table:table-cell>
              <table:table-cell office:value-type="float" office:value="-70.02">
                <text:p>-70.02</text:p>
              </table:table-cell>
              <table:table-cell office:value-type="float" office:value="-52.24">
                <text:p>-52.24</text:p>
              </table:table-cell>
            </table:table-row>
            <table:table-row>
              <table:table-cell office:value-type="float" office:value="17.388">
                <text:p>17.388</text:p>
              </table:table-cell>
              <table:table-cell office:value-type="float" office:value="-69.78">
                <text:p>-69.78</text:p>
              </table:table-cell>
              <table:table-cell office:value-type="float" office:value="-52.04">
                <text:p>-52.04</text:p>
              </table:table-cell>
            </table:table-row>
            <table:table-row>
              <table:table-cell office:value-type="float" office:value="17.438">
                <text:p>17.438</text:p>
              </table:table-cell>
              <table:table-cell office:value-type="float" office:value="-69.56">
                <text:p>-69.56</text:p>
              </table:table-cell>
              <table:table-cell office:value-type="float" office:value="-51.85">
                <text:p>-51.85</text:p>
              </table:table-cell>
            </table:table-row>
            <table:table-row>
              <table:table-cell office:value-type="float" office:value="17.488">
                <text:p>17.488</text:p>
              </table:table-cell>
              <table:table-cell office:value-type="float" office:value="-69.33">
                <text:p>-69.33</text:p>
              </table:table-cell>
              <table:table-cell office:value-type="float" office:value="-51.66">
                <text:p>-51.66</text:p>
              </table:table-cell>
            </table:table-row>
            <table:table-row>
              <table:table-cell office:value-type="float" office:value="17.538">
                <text:p>17.538</text:p>
              </table:table-cell>
              <table:table-cell office:value-type="float" office:value="-69.12">
                <text:p>-69.12</text:p>
              </table:table-cell>
              <table:table-cell office:value-type="float" office:value="-51.49">
                <text:p>-51.49</text:p>
              </table:table-cell>
            </table:table-row>
            <table:table-row>
              <table:table-cell office:value-type="float" office:value="17.588">
                <text:p>17.588</text:p>
              </table:table-cell>
              <table:table-cell office:value-type="float" office:value="-68.92">
                <text:p>-68.92</text:p>
              </table:table-cell>
              <table:table-cell office:value-type="float" office:value="-51.32">
                <text:p>-51.32</text:p>
              </table:table-cell>
            </table:table-row>
            <table:table-row>
              <table:table-cell office:value-type="float" office:value="17.638">
                <text:p>17.638</text:p>
              </table:table-cell>
              <table:table-cell office:value-type="float" office:value="-68.73">
                <text:p>-68.73</text:p>
              </table:table-cell>
              <table:table-cell office:value-type="float" office:value="-51.16">
                <text:p>-51.16</text:p>
              </table:table-cell>
            </table:table-row>
            <table:table-row>
              <table:table-cell office:value-type="float" office:value="17.688">
                <text:p>17.688</text:p>
              </table:table-cell>
              <table:table-cell office:value-type="float" office:value="-68.56">
                <text:p>-68.56</text:p>
              </table:table-cell>
              <table:table-cell office:value-type="float" office:value="-51.02">
                <text:p>-51.02</text:p>
              </table:table-cell>
            </table:table-row>
            <table:table-row>
              <table:table-cell office:value-type="float" office:value="17.738">
                <text:p>17.738</text:p>
              </table:table-cell>
              <table:table-cell office:value-type="float" office:value="-68.38">
                <text:p>-68.38</text:p>
              </table:table-cell>
              <table:table-cell office:value-type="float" office:value="-50.87">
                <text:p>-50.87</text:p>
              </table:table-cell>
            </table:table-row>
            <table:table-row>
              <table:table-cell office:value-type="float" office:value="17.788">
                <text:p>17.788</text:p>
              </table:table-cell>
              <table:table-cell office:value-type="float" office:value="-68.22">
                <text:p>-68.22</text:p>
              </table:table-cell>
              <table:table-cell office:value-type="float" office:value="-50.74">
                <text:p>-50.74</text:p>
              </table:table-cell>
            </table:table-row>
            <table:table-row>
              <table:table-cell office:value-type="float" office:value="17.838">
                <text:p>17.838</text:p>
              </table:table-cell>
              <table:table-cell office:value-type="float" office:value="-68.06">
                <text:p>-68.06</text:p>
              </table:table-cell>
              <table:table-cell office:value-type="float" office:value="-50.61">
                <text:p>-50.61</text:p>
              </table:table-cell>
            </table:table-row>
            <table:table-row>
              <table:table-cell office:value-type="float" office:value="17.938">
                <text:p>17.938</text:p>
              </table:table-cell>
              <table:table-cell office:value-type="float" office:value="-70.74">
                <text:p>-70.74</text:p>
              </table:table-cell>
              <table:table-cell office:value-type="float" office:value="-52.85">
                <text:p>-52.85</text:p>
              </table:table-cell>
            </table:table-row>
            <table:table-row>
              <table:table-cell office:value-type="float" office:value="17.988">
                <text:p>17.988</text:p>
              </table:table-cell>
              <table:table-cell office:value-type="float" office:value="-70.48">
                <text:p>-70.48</text:p>
              </table:table-cell>
              <table:table-cell office:value-type="float" office:value="-52.63">
                <text:p>-52.63</text:p>
              </table:table-cell>
            </table:table-row>
            <table:table-row>
              <table:table-cell office:value-type="float" office:value="18.038">
                <text:p>18.038</text:p>
              </table:table-cell>
              <table:table-cell office:value-type="float" office:value="-70.19">
                <text:p>-70.19</text:p>
              </table:table-cell>
              <table:table-cell office:value-type="float" office:value="-52.39">
                <text:p>-52.39</text:p>
              </table:table-cell>
            </table:table-row>
            <table:table-row>
              <table:table-cell office:value-type="float" office:value="18.088">
                <text:p>18.088</text:p>
              </table:table-cell>
              <table:table-cell office:value-type="float" office:value="-69.94">
                <text:p>-69.94</text:p>
              </table:table-cell>
              <table:table-cell office:value-type="float" office:value="-52.18">
                <text:p>-52.18</text:p>
              </table:table-cell>
            </table:table-row>
            <table:table-row>
              <table:table-cell office:value-type="float" office:value="18.138">
                <text:p>18.138</text:p>
              </table:table-cell>
              <table:table-cell office:value-type="float" office:value="-69.7">
                <text:p>-69.7</text:p>
              </table:table-cell>
              <table:table-cell office:value-type="float" office:value="-51.98">
                <text:p>-51.98</text:p>
              </table:table-cell>
            </table:table-row>
            <table:table-row>
              <table:table-cell office:value-type="float" office:value="18.188">
                <text:p>18.188</text:p>
              </table:table-cell>
              <table:table-cell office:value-type="float" office:value="-69.47">
                <text:p>-69.47</text:p>
              </table:table-cell>
              <table:table-cell office:value-type="float" office:value="-51.79">
                <text:p>-51.79</text:p>
              </table:table-cell>
            </table:table-row>
            <table:table-row>
              <table:table-cell office:value-type="float" office:value="18.238">
                <text:p>18.238</text:p>
              </table:table-cell>
              <table:table-cell office:value-type="float" office:value="-69.26">
                <text:p>-69.26</text:p>
              </table:table-cell>
              <table:table-cell office:value-type="float" office:value="-51.62">
                <text:p>-51.62</text:p>
              </table:table-cell>
            </table:table-row>
            <table:table-row>
              <table:table-cell office:value-type="float" office:value="18.288">
                <text:p>18.288</text:p>
              </table:table-cell>
              <table:table-cell office:value-type="float" office:value="-69.05">
                <text:p>-69.05</text:p>
              </table:table-cell>
              <table:table-cell office:value-type="float" office:value="-51.44">
                <text:p>-51.44</text:p>
              </table:table-cell>
            </table:table-row>
            <table:table-row>
              <table:table-cell office:value-type="float" office:value="18.338">
                <text:p>18.338</text:p>
              </table:table-cell>
              <table:table-cell office:value-type="float" office:value="-68.85">
                <text:p>-68.85</text:p>
              </table:table-cell>
              <table:table-cell office:value-type="float" office:value="-51.27">
                <text:p>-51.27</text:p>
              </table:table-cell>
            </table:table-row>
            <table:table-row>
              <table:table-cell office:value-type="float" office:value="18.388">
                <text:p>18.388</text:p>
              </table:table-cell>
              <table:table-cell office:value-type="float" office:value="-68.67">
                <text:p>-68.67</text:p>
              </table:table-cell>
              <table:table-cell office:value-type="float" office:value="-51.12">
                <text:p>-51.12</text:p>
              </table:table-cell>
            </table:table-row>
            <table:table-row>
              <table:table-cell office:value-type="float" office:value="18.438">
                <text:p>18.438</text:p>
              </table:table-cell>
              <table:table-cell office:value-type="float" office:value="-68.49">
                <text:p>-68.49</text:p>
              </table:table-cell>
              <table:table-cell office:value-type="float" office:value="-50.97">
                <text:p>-50.97</text:p>
              </table:table-cell>
            </table:table-row>
            <table:table-row>
              <table:table-cell office:value-type="float" office:value="18.488">
                <text:p>18.488</text:p>
              </table:table-cell>
              <table:table-cell office:value-type="float" office:value="-68.33">
                <text:p>-68.33</text:p>
              </table:table-cell>
              <table:table-cell office:value-type="float" office:value="-50.84">
                <text:p>-50.84</text:p>
              </table:table-cell>
            </table:table-row>
            <table:table-row>
              <table:table-cell office:value-type="float" office:value="18.538">
                <text:p>18.538</text:p>
              </table:table-cell>
              <table:table-cell office:value-type="float" office:value="-68.16">
                <text:p>-68.16</text:p>
              </table:table-cell>
              <table:table-cell office:value-type="float" office:value="-50.7">
                <text:p>-50.7</text:p>
              </table:table-cell>
            </table:table-row>
            <table:table-row>
              <table:table-cell office:value-type="float" office:value="18.588">
                <text:p>18.588</text:p>
              </table:table-cell>
              <table:table-cell office:value-type="float" office:value="-68.01">
                <text:p>-68.01</text:p>
              </table:table-cell>
              <table:table-cell office:value-type="float" office:value="-50.57">
                <text:p>-50.57</text:p>
              </table:table-cell>
            </table:table-row>
            <table:table-row>
              <table:table-cell office:value-type="float" office:value="18.638">
                <text:p>18.638</text:p>
              </table:table-cell>
              <table:table-cell office:value-type="float" office:value="-67.87">
                <text:p>-67.87</text:p>
              </table:table-cell>
              <table:table-cell office:value-type="float" office:value="-50.45">
                <text:p>-50.45</text:p>
              </table:table-cell>
            </table:table-row>
            <table:table-row>
              <table:table-cell office:value-type="float" office:value="18.688">
                <text:p>18.688</text:p>
              </table:table-cell>
              <table:table-cell office:value-type="float" office:value="-67.73">
                <text:p>-67.73</text:p>
              </table:table-cell>
              <table:table-cell office:value-type="float" office:value="-50.34">
                <text:p>-50.34</text:p>
              </table:table-cell>
            </table:table-row>
            <table:table-row>
              <table:table-cell office:value-type="float" office:value="18.738">
                <text:p>18.738</text:p>
              </table:table-cell>
              <table:table-cell office:value-type="float" office:value="-67.61">
                <text:p>-67.61</text:p>
              </table:table-cell>
              <table:table-cell office:value-type="float" office:value="-50.24">
                <text:p>-50.24</text:p>
              </table:table-cell>
            </table:table-row>
            <table:table-row>
              <table:table-cell office:value-type="float" office:value="18.788">
                <text:p>18.788</text:p>
              </table:table-cell>
              <table:table-cell office:value-type="float" office:value="-67.48">
                <text:p>-67.48</text:p>
              </table:table-cell>
              <table:table-cell office:value-type="float" office:value="-50.13">
                <text:p>-50.13</text:p>
              </table:table-cell>
            </table:table-row>
            <table:table-row>
              <table:table-cell office:value-type="float" office:value="18.838">
                <text:p>18.838</text:p>
              </table:table-cell>
              <table:table-cell office:value-type="float" office:value="-67.36">
                <text:p>-67.36</text:p>
              </table:table-cell>
              <table:table-cell office:value-type="float" office:value="-50.03">
                <text:p>-50.03</text:p>
              </table:table-cell>
            </table:table-row>
            <table:table-row>
              <table:table-cell office:value-type="float" office:value="18.888">
                <text:p>18.888</text:p>
              </table:table-cell>
              <table:table-cell office:value-type="float" office:value="-67.25">
                <text:p>-67.25</text:p>
              </table:table-cell>
              <table:table-cell office:value-type="float" office:value="-49.94">
                <text:p>-49.94</text:p>
              </table:table-cell>
            </table:table-row>
            <table:table-row>
              <table:table-cell office:value-type="float" office:value="18.938">
                <text:p>18.938</text:p>
              </table:table-cell>
              <table:table-cell office:value-type="float" office:value="-67.14">
                <text:p>-67.14</text:p>
              </table:table-cell>
              <table:table-cell office:value-type="float" office:value="-49.85">
                <text:p>-49.85</text:p>
              </table:table-cell>
            </table:table-row>
            <table:table-row>
              <table:table-cell office:value-type="float" office:value="18.988">
                <text:p>18.988</text:p>
              </table:table-cell>
              <table:table-cell office:value-type="float" office:value="-67.05">
                <text:p>-67.05</text:p>
              </table:table-cell>
              <table:table-cell office:value-type="float" office:value="-49.78">
                <text:p>-49.78</text:p>
              </table:table-cell>
            </table:table-row>
            <table:table-row>
              <table:table-cell office:value-type="float" office:value="19.038">
                <text:p>19.038</text:p>
              </table:table-cell>
              <table:table-cell office:value-type="float" office:value="-66.95">
                <text:p>-66.95</text:p>
              </table:table-cell>
              <table:table-cell office:value-type="float" office:value="-49.69">
                <text:p>-49.69</text:p>
              </table:table-cell>
            </table:table-row>
            <table:table-row>
              <table:table-cell office:value-type="float" office:value="19.088">
                <text:p>19.088</text:p>
              </table:table-cell>
              <table:table-cell office:value-type="float" office:value="-66.86">
                <text:p>-66.86</text:p>
              </table:table-cell>
              <table:table-cell office:value-type="float" office:value="-49.61">
                <text:p>-49.61</text:p>
              </table:table-cell>
            </table:table-row>
            <table:table-row>
              <table:table-cell office:value-type="float" office:value="19.198">
                <text:p>19.198</text:p>
              </table:table-cell>
              <table:table-cell office:value-type="float" office:value="-70.16">
                <text:p>-70.16</text:p>
              </table:table-cell>
              <table:table-cell office:value-type="float" office:value="-52.37">
                <text:p>-52.37</text:p>
              </table:table-cell>
            </table:table-row>
            <table:table-row>
              <table:table-cell office:value-type="float" office:value="19.248">
                <text:p>19.248</text:p>
              </table:table-cell>
              <table:table-cell office:value-type="float" office:value="-69.91">
                <text:p>-69.91</text:p>
              </table:table-cell>
              <table:table-cell office:value-type="float" office:value="-52.16">
                <text:p>-52.16</text:p>
              </table:table-cell>
            </table:table-row>
            <table:table-row>
              <table:table-cell office:value-type="float" office:value="19.298">
                <text:p>19.298</text:p>
              </table:table-cell>
              <table:table-cell office:value-type="float" office:value="-69.69">
                <text:p>-69.69</text:p>
              </table:table-cell>
              <table:table-cell office:value-type="float" office:value="-51.98">
                <text:p>-51.98</text:p>
              </table:table-cell>
            </table:table-row>
            <table:table-row>
              <table:table-cell office:value-type="float" office:value="19.348">
                <text:p>19.348</text:p>
              </table:table-cell>
              <table:table-cell office:value-type="float" office:value="-69.44">
                <text:p>-69.44</text:p>
              </table:table-cell>
              <table:table-cell office:value-type="float" office:value="-51.77">
                <text:p>-51.77</text:p>
              </table:table-cell>
            </table:table-row>
            <table:table-row>
              <table:table-cell office:value-type="float" office:value="19.398">
                <text:p>19.398</text:p>
              </table:table-cell>
              <table:table-cell office:value-type="float" office:value="-69.23">
                <text:p>-69.23</text:p>
              </table:table-cell>
              <table:table-cell office:value-type="float" office:value="-51.59">
                <text:p>-51.59</text:p>
              </table:table-cell>
            </table:table-row>
            <table:table-row>
              <table:table-cell office:value-type="float" office:value="19.448">
                <text:p>19.448</text:p>
              </table:table-cell>
              <table:table-cell office:value-type="float" office:value="-69.02">
                <text:p>-69.02</text:p>
              </table:table-cell>
              <table:table-cell office:value-type="float" office:value="-51.42">
                <text:p>-51.42</text:p>
              </table:table-cell>
            </table:table-row>
            <table:table-row>
              <table:table-cell office:value-type="float" office:value="19.498">
                <text:p>19.498</text:p>
              </table:table-cell>
              <table:table-cell office:value-type="float" office:value="-68.83">
                <text:p>-68.83</text:p>
              </table:table-cell>
              <table:table-cell office:value-type="float" office:value="-51.26">
                <text:p>-51.26</text:p>
              </table:table-cell>
            </table:table-row>
            <table:table-row>
              <table:table-cell office:value-type="float" office:value="19.548">
                <text:p>19.548</text:p>
              </table:table-cell>
              <table:table-cell office:value-type="float" office:value="-68.65">
                <text:p>-68.65</text:p>
              </table:table-cell>
              <table:table-cell office:value-type="float" office:value="-51.11">
                <text:p>-51.11</text:p>
              </table:table-cell>
            </table:table-row>
            <table:table-row>
              <table:table-cell office:value-type="float" office:value="19.598">
                <text:p>19.598</text:p>
              </table:table-cell>
              <table:table-cell office:value-type="float" office:value="-68.47">
                <text:p>-68.47</text:p>
              </table:table-cell>
              <table:table-cell office:value-type="float" office:value="-50.96">
                <text:p>-50.96</text:p>
              </table:table-cell>
            </table:table-row>
            <table:table-row>
              <table:table-cell office:value-type="float" office:value="19.648">
                <text:p>19.648</text:p>
              </table:table-cell>
              <table:table-cell office:value-type="float" office:value="-68.3">
                <text:p>-68.3</text:p>
              </table:table-cell>
              <table:table-cell office:value-type="float" office:value="-50.82">
                <text:p>-50.82</text:p>
              </table:table-cell>
            </table:table-row>
            <table:table-row>
              <table:table-cell office:value-type="float" office:value="19.698">
                <text:p>19.698</text:p>
              </table:table-cell>
              <table:table-cell office:value-type="float" office:value="-68.14">
                <text:p>-68.14</text:p>
              </table:table-cell>
              <table:table-cell office:value-type="float" office:value="-50.69">
                <text:p>-50.69</text:p>
              </table:table-cell>
            </table:table-row>
            <table:table-row>
              <table:table-cell office:value-type="float" office:value="19.748">
                <text:p>19.748</text:p>
              </table:table-cell>
              <table:table-cell office:value-type="float" office:value="-67.99">
                <text:p>-67.99</text:p>
              </table:table-cell>
              <table:table-cell office:value-type="float" office:value="-50.56">
                <text:p>-50.56</text:p>
              </table:table-cell>
            </table:table-row>
            <table:table-row>
              <table:table-cell office:value-type="float" office:value="19.798">
                <text:p>19.798</text:p>
              </table:table-cell>
              <table:table-cell office:value-type="float" office:value="-67.86">
                <text:p>-67.86</text:p>
              </table:table-cell>
              <table:table-cell office:value-type="float" office:value="-50.45">
                <text:p>-50.45</text:p>
              </table:table-cell>
            </table:table-row>
            <table:table-row>
              <table:table-cell office:value-type="float" office:value="19.848">
                <text:p>19.848</text:p>
              </table:table-cell>
              <table:table-cell office:value-type="float" office:value="-67.71">
                <text:p>-67.71</text:p>
              </table:table-cell>
              <table:table-cell office:value-type="float" office:value="-50.33">
                <text:p>-50.33</text:p>
              </table:table-cell>
            </table:table-row>
            <table:table-row>
              <table:table-cell office:value-type="float" office:value="19.898">
                <text:p>19.898</text:p>
              </table:table-cell>
              <table:table-cell office:value-type="float" office:value="-67.58">
                <text:p>-67.58</text:p>
              </table:table-cell>
              <table:table-cell office:value-type="float" office:value="-50.22">
                <text:p>-50.22</text:p>
              </table:table-cell>
            </table:table-row>
            <table:table-row>
              <table:table-cell office:value-type="float" office:value="19.948">
                <text:p>19.948</text:p>
              </table:table-cell>
              <table:table-cell office:value-type="float" office:value="-67.46">
                <text:p>-67.46</text:p>
              </table:table-cell>
              <table:table-cell office:value-type="float" office:value="-50.12">
                <text:p>-50.12</text:p>
              </table:table-cell>
            </table:table-row>
            <table:table-row>
              <table:table-cell office:value-type="float" office:value="19.998">
                <text:p>19.998</text:p>
              </table:table-cell>
              <table:table-cell office:value-type="float" office:value="-67.35">
                <text:p>-67.35</text:p>
              </table:table-cell>
              <table:table-cell office:value-type="float" office:value="-50.02">
                <text:p>-50.02</text:p>
              </table:table-cell>
            </table:table-row>
            <table:table-row>
              <table:table-cell office:value-type="float" office:value="20.048">
                <text:p>20.048</text:p>
              </table:table-cell>
              <table:table-cell office:value-type="float" office:value="-67.24">
                <text:p>-67.24</text:p>
              </table:table-cell>
              <table:table-cell office:value-type="float" office:value="-49.94">
                <text:p>-49.94</text:p>
              </table:table-cell>
            </table:table-row>
            <table:table-row>
              <table:table-cell office:value-type="float" office:value="20.098">
                <text:p>20.098</text:p>
              </table:table-cell>
              <table:table-cell office:value-type="float" office:value="-67.13">
                <text:p>-67.13</text:p>
              </table:table-cell>
              <table:table-cell office:value-type="float" office:value="-49.84">
                <text:p>-49.84</text:p>
              </table:table-cell>
            </table:table-row>
            <table:table-row>
              <table:table-cell office:value-type="float" office:value="20.148">
                <text:p>20.148</text:p>
              </table:table-cell>
              <table:table-cell office:value-type="float" office:value="-67.03">
                <text:p>-67.03</text:p>
              </table:table-cell>
              <table:table-cell office:value-type="float" office:value="-49.76">
                <text:p>-49.76</text:p>
              </table:table-cell>
            </table:table-row>
            <table:table-row>
              <table:table-cell office:value-type="float" office:value="20.198">
                <text:p>20.198</text:p>
              </table:table-cell>
              <table:table-cell office:value-type="float" office:value="-66.93">
                <text:p>-66.93</text:p>
              </table:table-cell>
              <table:table-cell office:value-type="float" office:value="-49.68">
                <text:p>-49.68</text:p>
              </table:table-cell>
            </table:table-row>
            <table:table-row>
              <table:table-cell office:value-type="float" office:value="20.248">
                <text:p>20.248</text:p>
              </table:table-cell>
              <table:table-cell office:value-type="float" office:value="-66.85">
                <text:p>-66.85</text:p>
              </table:table-cell>
              <table:table-cell office:value-type="float" office:value="-49.6">
                <text:p>-49.6</text:p>
              </table:table-cell>
            </table:table-row>
            <table:table-row>
              <table:table-cell office:value-type="float" office:value="20.298">
                <text:p>20.298</text:p>
              </table:table-cell>
              <table:table-cell office:value-type="float" office:value="-66.77">
                <text:p>-66.77</text:p>
              </table:table-cell>
              <table:table-cell office:value-type="float" office:value="-49.54">
                <text:p>-49.54</text:p>
              </table:table-cell>
            </table:table-row>
            <table:table-row>
              <table:table-cell office:value-type="float" office:value="20.348">
                <text:p>20.348</text:p>
              </table:table-cell>
              <table:table-cell office:value-type="float" office:value="-66.68">
                <text:p>-66.68</text:p>
              </table:table-cell>
              <table:table-cell office:value-type="float" office:value="-49.47">
                <text:p>-49.47</text:p>
              </table:table-cell>
            </table:table-row>
            <table:table-row>
              <table:table-cell office:value-type="float" office:value="20.468">
                <text:p>20.468</text:p>
              </table:table-cell>
              <table:table-cell office:value-type="float" office:value="-70.56">
                <text:p>-70.56</text:p>
              </table:table-cell>
              <table:table-cell office:value-type="float" office:value="-52.7">
                <text:p>-52.7</text:p>
              </table:table-cell>
            </table:table-row>
            <table:table-row>
              <table:table-cell office:value-type="float" office:value="20.518">
                <text:p>20.518</text:p>
              </table:table-cell>
              <table:table-cell office:value-type="float" office:value="-70.28">
                <text:p>-70.28</text:p>
              </table:table-cell>
              <table:table-cell office:value-type="float" office:value="-52.47">
                <text:p>-52.47</text:p>
              </table:table-cell>
            </table:table-row>
            <table:table-row>
              <table:table-cell office:value-type="float" office:value="20.568">
                <text:p>20.568</text:p>
              </table:table-cell>
              <table:table-cell office:value-type="float" office:value="-70.03">
                <text:p>-70.03</text:p>
              </table:table-cell>
              <table:table-cell office:value-type="float" office:value="-52.26">
                <text:p>-52.26</text:p>
              </table:table-cell>
            </table:table-row>
            <table:table-row>
              <table:table-cell office:value-type="float" office:value="20.618">
                <text:p>20.618</text:p>
              </table:table-cell>
              <table:table-cell office:value-type="float" office:value="-69.8">
                <text:p>-69.8</text:p>
              </table:table-cell>
              <table:table-cell office:value-type="float" office:value="-52.07">
                <text:p>-52.07</text:p>
              </table:table-cell>
            </table:table-row>
            <table:table-row>
              <table:table-cell office:value-type="float" office:value="20.668">
                <text:p>20.668</text:p>
              </table:table-cell>
              <table:table-cell office:value-type="float" office:value="-69.55">
                <text:p>-69.55</text:p>
              </table:table-cell>
              <table:table-cell office:value-type="float" office:value="-51.86">
                <text:p>-51.86</text:p>
              </table:table-cell>
            </table:table-row>
            <table:table-row>
              <table:table-cell office:value-type="float" office:value="20.718">
                <text:p>20.718</text:p>
              </table:table-cell>
              <table:table-cell office:value-type="float" office:value="-69.33">
                <text:p>-69.33</text:p>
              </table:table-cell>
              <table:table-cell office:value-type="float" office:value="-51.67">
                <text:p>-51.67</text:p>
              </table:table-cell>
            </table:table-row>
            <table:table-row>
              <table:table-cell office:value-type="float" office:value="20.77">
                <text:p>20.77</text:p>
              </table:table-cell>
              <table:table-cell office:value-type="float" office:value="-65.51">
                <text:p>-65.51</text:p>
              </table:table-cell>
              <table:table-cell office:value-type="float" office:value="-49.16">
                <text:p>-49.16</text:p>
              </table:table-cell>
            </table:table-row>
            <table:table-row>
              <table:table-cell office:value-type="float" office:value="20.82">
                <text:p>20.82</text:p>
              </table:table-cell>
              <table:table-cell office:value-type="float" office:value="-61.91">
                <text:p>-61.91</text:p>
              </table:table-cell>
              <table:table-cell office:value-type="float" office:value="-46.78">
                <text:p>-46.78</text:p>
              </table:table-cell>
            </table:table-row>
            <table:table-row>
              <table:table-cell office:value-type="float" office:value="20.87">
                <text:p>20.87</text:p>
              </table:table-cell>
              <table:table-cell office:value-type="float" office:value="-58.49">
                <text:p>-58.49</text:p>
              </table:table-cell>
              <table:table-cell office:value-type="float" office:value="-44.53">
                <text:p>-44.53</text:p>
              </table:table-cell>
            </table:table-row>
            <table:table-row>
              <table:table-cell office:value-type="float" office:value="20.92">
                <text:p>20.92</text:p>
              </table:table-cell>
              <table:table-cell office:value-type="float" office:value="-55.22">
                <text:p>-55.22</text:p>
              </table:table-cell>
              <table:table-cell office:value-type="float" office:value="-42.39">
                <text:p>-42.39</text:p>
              </table:table-cell>
            </table:table-row>
            <table:table-row>
              <table:table-cell office:value-type="float" office:value="20.97">
                <text:p>20.97</text:p>
              </table:table-cell>
              <table:table-cell office:value-type="float" office:value="-52.14">
                <text:p>-52.14</text:p>
              </table:table-cell>
              <table:table-cell office:value-type="float" office:value="-40.4">
                <text:p>-40.4</text:p>
              </table:table-cell>
            </table:table-row>
            <table:table-row>
              <table:table-cell office:value-type="float" office:value="21.02">
                <text:p>21.02</text:p>
              </table:table-cell>
              <table:table-cell office:value-type="float" office:value="-49.2">
                <text:p>-49.2</text:p>
              </table:table-cell>
              <table:table-cell office:value-type="float" office:value="-38.48">
                <text:p>-38.48</text:p>
              </table:table-cell>
            </table:table-row>
            <table:table-row>
              <table:table-cell office:value-type="float" office:value="21.07">
                <text:p>21.07</text:p>
              </table:table-cell>
              <table:table-cell office:value-type="float" office:value="-46.41">
                <text:p>-46.41</text:p>
              </table:table-cell>
              <table:table-cell office:value-type="float" office:value="-36.67">
                <text:p>-36.67</text:p>
              </table:table-cell>
            </table:table-row>
            <table:table-row>
              <table:table-cell office:value-type="float" office:value="21.12">
                <text:p>21.12</text:p>
              </table:table-cell>
              <table:table-cell office:value-type="float" office:value="-43.74">
                <text:p>-43.74</text:p>
              </table:table-cell>
              <table:table-cell office:value-type="float" office:value="-34.91">
                <text:p>-34.91</text:p>
              </table:table-cell>
            </table:table-row>
            <table:table-row>
              <table:table-cell office:value-type="float" office:value="21.17">
                <text:p>21.17</text:p>
              </table:table-cell>
              <table:table-cell office:value-type="float" office:value="-41.23">
                <text:p>-41.23</text:p>
              </table:table-cell>
              <table:table-cell office:value-type="float" office:value="-33.24">
                <text:p>-33.24</text:p>
              </table:table-cell>
            </table:table-row>
            <table:table-row>
              <table:table-cell office:value-type="float" office:value="21.22">
                <text:p>21.22</text:p>
              </table:table-cell>
              <table:table-cell office:value-type="float" office:value="-38.83">
                <text:p>-38.83</text:p>
              </table:table-cell>
              <table:table-cell office:value-type="float" office:value="-31.64">
                <text:p>-31.64</text:p>
              </table:table-cell>
            </table:table-row>
            <table:table-row>
              <table:table-cell office:value-type="float" office:value="21.27">
                <text:p>21.27</text:p>
              </table:table-cell>
              <table:table-cell office:value-type="float" office:value="-36.56">
                <text:p>-36.56</text:p>
              </table:table-cell>
              <table:table-cell office:value-type="float" office:value="-30.19">
                <text:p>-30.19</text:p>
              </table:table-cell>
            </table:table-row>
            <table:table-row>
              <table:table-cell office:value-type="float" office:value="22.317">
                <text:p>22.317</text:p>
              </table:table-cell>
              <table:table-cell office:value-type="float" office:value="-33.72">
                <text:p>-33.72</text:p>
              </table:table-cell>
              <table:table-cell office:value-type="float" office:value="-29.74">
                <text:p>-29.74</text:p>
              </table:table-cell>
            </table:table-row>
            <table:table-row>
              <table:table-cell office:value-type="float" office:value="22.37">
                <text:p>22.37</text:p>
              </table:table-cell>
              <table:table-cell office:value-type="float" office:value="-31.6">
                <text:p>-31.6</text:p>
              </table:table-cell>
              <table:table-cell office:value-type="float" office:value="-28.24">
                <text:p>-28.24</text:p>
              </table:table-cell>
            </table:table-row>
            <table:table-row>
              <table:table-cell office:value-type="float" office:value="22.42">
                <text:p>22.42</text:p>
              </table:table-cell>
              <table:table-cell office:value-type="float" office:value="-29.7">
                <text:p>-29.7</text:p>
              </table:table-cell>
              <table:table-cell office:value-type="float" office:value="-26.94">
                <text:p>-26.94</text:p>
              </table:table-cell>
            </table:table-row>
            <table:table-row>
              <table:table-cell office:value-type="float" office:value="22.47">
                <text:p>22.47</text:p>
              </table:table-cell>
              <table:table-cell office:value-type="float" office:value="-27.9">
                <text:p>-27.9</text:p>
              </table:table-cell>
              <table:table-cell office:value-type="float" office:value="-25.66">
                <text:p>-25.66</text:p>
              </table:table-cell>
            </table:table-row>
            <table:table-row>
              <table:table-cell office:value-type="float" office:value="22.52">
                <text:p>22.52</text:p>
              </table:table-cell>
              <table:table-cell office:value-type="float" office:value="-26.1">
                <text:p>-26.1</text:p>
              </table:table-cell>
              <table:table-cell office:value-type="float" office:value="-24.31">
                <text:p>-24.31</text:p>
              </table:table-cell>
            </table:table-row>
            <table:table-row>
              <table:table-cell office:value-type="float" office:value="22.57">
                <text:p>22.57</text:p>
              </table:table-cell>
              <table:table-cell office:value-type="float" office:value="-24.35">
                <text:p>-24.35</text:p>
              </table:table-cell>
              <table:table-cell office:value-type="float" office:value="-23.83">
                <text:p>-23.83</text:p>
              </table:table-cell>
            </table:table-row>
            <table:table-row>
              <table:table-cell office:value-type="float" office:value="22.62">
                <text:p>22.62</text:p>
              </table:table-cell>
              <table:table-cell office:value-type="float" office:value="-22.71">
                <text:p>-22.71</text:p>
              </table:table-cell>
              <table:table-cell office:value-type="float" office:value="-22.79">
                <text:p>-22.79</text:p>
              </table:table-cell>
            </table:table-row>
            <table:table-row>
              <table:table-cell office:value-type="float" office:value="22.74">
                <text:p>22.74</text:p>
              </table:table-cell>
              <table:table-cell office:value-type="float" office:value="-21.17">
                <text:p>-21.17</text:p>
              </table:table-cell>
              <table:table-cell office:value-type="float" office:value="-21.71">
                <text:p>-21.71</text:p>
              </table:table-cell>
            </table:table-row>
            <table:table-row>
              <table:table-cell office:value-type="float" office:value="22.79">
                <text:p>22.79</text:p>
              </table:table-cell>
              <table:table-cell office:value-type="float" office:value="-19.79">
                <text:p>-19.79</text:p>
              </table:table-cell>
              <table:table-cell office:value-type="float" office:value="-20.68">
                <text:p>-20.68</text:p>
              </table:table-cell>
            </table:table-row>
            <table:table-row>
              <table:table-cell office:value-type="float" office:value="22.84">
                <text:p>22.84</text:p>
              </table:table-cell>
              <table:table-cell office:value-type="float" office:value="-18.49">
                <text:p>-18.49</text:p>
              </table:table-cell>
              <table:table-cell office:value-type="float" office:value="-19.72">
                <text:p>-19.72</text:p>
              </table:table-cell>
            </table:table-row>
            <table:table-row>
              <table:table-cell office:value-type="float" office:value="22.89">
                <text:p>22.89</text:p>
              </table:table-cell>
              <table:table-cell office:value-type="float" office:value="-17.24">
                <text:p>-17.24</text:p>
              </table:table-cell>
              <table:table-cell office:value-type="float" office:value="-18.78">
                <text:p>-18.78</text:p>
              </table:table-cell>
            </table:table-row>
            <table:table-row>
              <table:table-cell office:value-type="float" office:value="22.94">
                <text:p>22.94</text:p>
              </table:table-cell>
              <table:table-cell office:value-type="float" office:value="-16.07">
                <text:p>-16.07</text:p>
              </table:table-cell>
              <table:table-cell office:value-type="float" office:value="-17.88">
                <text:p>-17.88</text:p>
              </table:table-cell>
            </table:table-row>
            <table:table-row>
              <table:table-cell office:value-type="float" office:value="22.99">
                <text:p>22.99</text:p>
              </table:table-cell>
              <table:table-cell office:value-type="float" office:value="-14.96">
                <text:p>-14.96</text:p>
              </table:table-cell>
              <table:table-cell office:value-type="float" office:value="-17.06">
                <text:p>-17.06</text:p>
              </table:table-cell>
            </table:table-row>
            <table:table-row>
              <table:table-cell office:value-type="float" office:value="23.04">
                <text:p>23.04</text:p>
              </table:table-cell>
              <table:table-cell office:value-type="float" office:value="-13.9">
                <text:p>-13.9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float" office:value="23.09">
                <text:p>23.09</text:p>
              </table:table-cell>
              <table:table-cell office:value-type="float" office:value="-12.87">
                <text:p>-12.87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float" office:value="23.14">
                <text:p>23.14</text:p>
              </table:table-cell>
              <table:table-cell office:value-type="float" office:value="-11.9">
                <text:p>-11.9</text:p>
              </table:table-cell>
              <table:table-cell office:value-type="float" office:value="-14.79">
                <text:p>-14.79</text:p>
              </table:table-cell>
            </table:table-row>
            <table:table-row>
              <table:table-cell office:value-type="float" office:value="23.19">
                <text:p>23.19</text:p>
              </table:table-cell>
              <table:table-cell office:value-type="float" office:value="-10.98">
                <text:p>-10.98</text:p>
              </table:table-cell>
              <table:table-cell office:value-type="float" office:value="-14.08">
                <text:p>-14.08</text:p>
              </table:table-cell>
            </table:table-row>
            <table:table-row>
              <table:table-cell office:value-type="float" office:value="23.24">
                <text:p>23.24</text:p>
              </table:table-cell>
              <table:table-cell office:value-type="float" office:value="-10.11">
                <text:p>-10.11</text:p>
              </table:table-cell>
              <table:table-cell office:value-type="float" office:value="-13.42">
                <text:p>-13.42</text:p>
              </table:table-cell>
            </table:table-row>
            <table:table-row>
              <table:table-cell office:value-type="float" office:value="23.29">
                <text:p>23.29</text:p>
              </table:table-cell>
              <table:table-cell office:value-type="float" office:value="-9.29">
                <text:p>-9.29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float" office:value="23.34">
                <text:p>23.34</text:p>
              </table:table-cell>
              <table:table-cell office:value-type="float" office:value="-8.49">
                <text:p>-8.49</text:p>
              </table:table-cell>
              <table:table-cell office:value-type="float" office:value="-12.22">
                <text:p>-12.22</text:p>
              </table:table-cell>
            </table:table-row>
            <table:table-row>
              <table:table-cell office:value-type="float" office:value="23.39">
                <text:p>23.39</text:p>
              </table:table-cell>
              <table:table-cell office:value-type="float" office:value="-7.75">
                <text:p>-7.75</text:p>
              </table:table-cell>
              <table:table-cell office:value-type="float" office:value="-11.67">
                <text:p>-11.67</text:p>
              </table:table-cell>
            </table:table-row>
            <table:table-row>
              <table:table-cell office:value-type="float" office:value="23.44">
                <text:p>23.44</text:p>
              </table:table-cell>
              <table:table-cell office:value-type="float" office:value="-7.02">
                <text:p>-7.02</text:p>
              </table:table-cell>
              <table:table-cell office:value-type="float" office:value="-11.12">
                <text:p>-11.12</text:p>
              </table:table-cell>
            </table:table-row>
            <table:table-row>
              <table:table-cell office:value-type="float" office:value="23.49">
                <text:p>23.49</text:p>
              </table:table-cell>
              <table:table-cell office:value-type="float" office:value="-6.34">
                <text:p>-6.34</text:p>
              </table:table-cell>
              <table:table-cell office:value-type="float" office:value="-10.64">
                <text:p>-10.64</text:p>
              </table:table-cell>
            </table:table-row>
            <table:table-row>
              <table:table-cell office:value-type="float" office:value="23.54">
                <text:p>23.54</text:p>
              </table:table-cell>
              <table:table-cell office:value-type="float" office:value="-5.7">
                <text:p>-5.7</text:p>
              </table:table-cell>
              <table:table-cell office:value-type="float" office:value="-10.14">
                <text:p>-10.14</text:p>
              </table:table-cell>
            </table:table-row>
            <table:table-row>
              <table:table-cell office:value-type="float" office:value="23.59">
                <text:p>23.59</text:p>
              </table:table-cell>
              <table:table-cell office:value-type="float" office:value="-5.11">
                <text:p>-5.11</text:p>
              </table:table-cell>
              <table:table-cell office:value-type="float" office:value="-9.69">
                <text:p>-9.69</text:p>
              </table:table-cell>
            </table:table-row>
            <table:table-row>
              <table:table-cell office:value-type="float" office:value="23.64">
                <text:p>23.64</text:p>
              </table:table-cell>
              <table:table-cell office:value-type="float" office:value="-4.52">
                <text:p>-4.52</text:p>
              </table:table-cell>
              <table:table-cell office:value-type="float" office:value="-9.28">
                <text:p>-9.28</text:p>
              </table:table-cell>
            </table:table-row>
            <table:table-row>
              <table:table-cell office:value-type="float" office:value="23.69">
                <text:p>23.69</text:p>
              </table:table-cell>
              <table:table-cell office:value-type="float" office:value="-3.95">
                <text:p>-3.95</text:p>
              </table:table-cell>
              <table:table-cell office:value-type="float" office:value="-8.87">
                <text:p>-8.87</text:p>
              </table:table-cell>
            </table:table-row>
            <table:table-row>
              <table:table-cell office:value-type="float" office:value="23.74">
                <text:p>23.74</text:p>
              </table:table-cell>
              <table:table-cell office:value-type="float" office:value="-3.44">
                <text:p>-3.44</text:p>
              </table:table-cell>
              <table:table-cell office:value-type="float" office:value="-8.46">
                <text:p>-8.46</text:p>
              </table:table-cell>
            </table:table-row>
            <table:table-row>
              <table:table-cell office:value-type="float" office:value="23.79">
                <text:p>23.79</text:p>
              </table:table-cell>
              <table:table-cell office:value-type="float" office:value="-2.95">
                <text:p>-2.95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float" office:value="23.84">
                <text:p>23.84</text:p>
              </table:table-cell>
              <table:table-cell office:value-type="float" office:value="-2.48">
                <text:p>-2.48</text:p>
              </table:table-cell>
              <table:table-cell office:value-type="float" office:value="-7.74">
                <text:p>-7.74</text:p>
              </table:table-cell>
            </table:table-row>
            <table:table-row>
              <table:table-cell office:value-type="float" office:value="23.89">
                <text:p>23.89</text:p>
              </table:table-cell>
              <table:table-cell office:value-type="float" office:value="-2.05">
                <text:p>-2.05</text:p>
              </table:table-cell>
              <table:table-cell office:value-type="float" office:value="-7.43">
                <text:p>-7.43</text:p>
              </table:table-cell>
            </table:table-row>
            <table:table-row>
              <table:table-cell office:value-type="float" office:value="23.94">
                <text:p>23.94</text:p>
              </table:table-cell>
              <table:table-cell office:value-type="float" office:value="-1.61">
                <text:p>-1.61</text:p>
              </table:table-cell>
              <table:table-cell office:value-type="float" office:value="-7.13">
                <text:p>-7.13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-1.08">
                <text:p>-1.08</text:p>
              </table:table-cell>
              <table:table-cell office:value-type="float" office:value="-6.86">
                <text:p>-6.86</text:p>
              </table:table-cell>
            </table:table-row>
            <table:table-row>
              <table:table-cell office:value-type="float" office:value="24.15">
                <text:p>24.15</text:p>
              </table:table-cell>
              <table:table-cell office:value-type="float" office:value="-0.74">
                <text:p>-0.74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-0.13">
                <text:p>-0.13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float" office:value="24.25">
                <text:p>24.25</text:p>
              </table:table-cell>
              <table:table-cell office:value-type="float" office:value="0.48">
                <text:p>0.48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2.13">
                <text:p>2.13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float" office:value="24.35">
                <text:p>24.35</text:p>
              </table:table-cell>
              <table:table-cell office:value-type="float" office:value="1.68">
                <text:p>1.68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.25">
                <text:p>1.25</text:p>
              </table:table-cell>
              <table:table-cell office:value-type="float" office:value="-15.18">
                <text:p>-15.18</text:p>
              </table:table-cell>
            </table:table-row>
            <table:table-row>
              <table:table-cell office:value-type="float" office:value="24.45">
                <text:p>24.45</text:p>
              </table:table-cell>
              <table:table-cell office:value-type="float" office:value="1">
                <text:p>1</text:p>
              </table:table-cell>
              <table:table-cell office:value-type="float" office:value="-19.13">
                <text:p>-19.1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.15">
                <text:p>1.15</text:p>
              </table:table-cell>
              <table:table-cell office:value-type="float" office:value="-24.91">
                <text:p>-24.91</text:p>
              </table:table-cell>
            </table:table-row>
            <table:table-row>
              <table:table-cell office:value-type="float" office:value="24.55">
                <text:p>24.55</text:p>
              </table:table-cell>
              <table:table-cell office:value-type="float" office:value="1.56">
                <text:p>1.56</text:p>
              </table:table-cell>
              <table:table-cell office:value-type="float" office:value="-29.8">
                <text:p>-29.8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0.51">
                <text:p>0.51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float" office:value="24.65">
                <text:p>24.65</text:p>
              </table:table-cell>
              <table:table-cell office:value-type="float" office:value="0.43">
                <text:p>0.43</text:p>
              </table:table-cell>
              <table:table-cell office:value-type="float" office:value="-37.06">
                <text:p>-37.06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0.92">
                <text:p>0.92</text:p>
              </table:table-cell>
              <table:table-cell office:value-type="float" office:value="-38.61">
                <text:p>-38.61</text:p>
              </table:table-cell>
            </table:table-row>
            <table:table-row>
              <table:table-cell office:value-type="float" office:value="24.75">
                <text:p>24.75</text:p>
              </table:table-cell>
              <table:table-cell office:value-type="float" office:value="1.2">
                <text:p>1.2</text:p>
              </table:table-cell>
              <table:table-cell office:value-type="float" office:value="-38.24">
                <text:p>-38.24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.36">
                <text:p>1.36</text:p>
              </table:table-cell>
              <table:table-cell office:value-type="float" office:value="-36.57">
                <text:p>-36.57</text:p>
              </table:table-cell>
            </table:table-row>
            <table:table-row>
              <table:table-cell office:value-type="float" office:value="24.85">
                <text:p>24.85</text:p>
              </table:table-cell>
              <table:table-cell office:value-type="float" office:value="1.71">
                <text:p>1.71</text:p>
              </table:table-cell>
              <table:table-cell office:value-type="float" office:value="-34.49">
                <text:p>-34.49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1.92">
                <text:p>1.92</text:p>
              </table:table-cell>
              <table:table-cell office:value-type="float" office:value="-31.75">
                <text:p>-31.75</text:p>
              </table:table-cell>
            </table:table-row>
            <table:table-row>
              <table:table-cell office:value-type="float" office:value="24.95">
                <text:p>24.95</text:p>
              </table:table-cell>
              <table:table-cell office:value-type="float" office:value="1.59">
                <text:p>1.59</text:p>
              </table:table-cell>
              <table:table-cell office:value-type="float" office:value="-25.78">
                <text:p>-25.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3">
                <text:p>0.83</text:p>
              </table:table-cell>
              <table:table-cell office:value-type="float" office:value="-18.42">
                <text:p>-18.42</text:p>
              </table:table-cell>
            </table:table-row>
            <table:table-row>
              <table:table-cell office:value-type="float" office:value="25.05">
                <text:p>25.05</text:p>
              </table:table-cell>
              <table:table-cell office:value-type="float" office:value="0.14">
                <text:p>0.14</text:p>
              </table:table-cell>
              <table:table-cell office:value-type="float" office:value="-15.79">
                <text:p>-15.79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-0.39">
                <text:p>-0.39</text:p>
              </table:table-cell>
              <table:table-cell office:value-type="float" office:value="-10.62">
                <text:p>-10.62</text:p>
              </table:table-cell>
            </table:table-row>
            <table:table-row>
              <table:table-cell office:value-type="float" office:value="25.15">
                <text:p>25.15</text:p>
              </table:table-cell>
              <table:table-cell office:value-type="float" office:value="-1.24">
                <text:p>-1.24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-2.28">
                <text:p>-2.2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5.25">
                <text:p>25.25</text:p>
              </table:table-cell>
              <table:table-cell office:value-type="float" office:value="-2.54">
                <text:p>-2.54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-3.61">
                <text:p>-3.6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25.35">
                <text:p>25.35</text:p>
              </table:table-cell>
              <table:table-cell office:value-type="float" office:value="-5.24">
                <text:p>-5.24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-5.57">
                <text:p>-5.57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-6.67">
                <text:p>-6.67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float" office:value="25.55">
                <text:p>25.55</text:p>
              </table:table-cell>
              <table:table-cell office:value-type="float" office:value="-6.85">
                <text:p>-6.85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-7.18">
                <text:p>-7.18</text:p>
              </table:table-cell>
              <table:table-cell office:value-type="float" office:value="21.48">
                <text:p>21.48</text:p>
              </table:table-cell>
            </table:table-row>
            <table:table-row>
              <table:table-cell office:value-type="float" office:value="25.65">
                <text:p>25.65</text:p>
              </table:table-cell>
              <table:table-cell office:value-type="float" office:value="-7.15">
                <text:p>-7.15</text:p>
              </table:table-cell>
              <table:table-cell office:value-type="float" office:value="21.79">
                <text:p>21.79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-7.2">
                <text:p>-7.2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float" office:value="25.75">
                <text:p>25.75</text:p>
              </table:table-cell>
              <table:table-cell office:value-type="float" office:value="-7.49">
                <text:p>-7.4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-7.51">
                <text:p>-7.51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float" office:value="25.85">
                <text:p>25.85</text:p>
              </table:table-cell>
              <table:table-cell office:value-type="float" office:value="-7.55">
                <text:p>-7.55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-7.41">
                <text:p>-7.41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float" office:value="25.95">
                <text:p>25.95</text:p>
              </table:table-cell>
              <table:table-cell office:value-type="float" office:value="-7.42">
                <text:p>-7.42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7.79">
                <text:p>-7.79</text:p>
              </table:table-cell>
              <table:table-cell office:value-type="float" office:value="-7.91">
                <text:p>-7.91</text:p>
              </table:table-cell>
            </table:table-row>
            <table:table-row>
              <table:table-cell office:value-type="float" office:value="26.05">
                <text:p>26.05</text:p>
              </table:table-cell>
              <table:table-cell office:value-type="float" office:value="-8.97">
                <text:p>-8.97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-11.24">
                <text:p>-11.24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float" office:value="26.15">
                <text:p>26.15</text:p>
              </table:table-cell>
              <table:table-cell office:value-type="float" office:value="-14.02">
                <text:p>-14.02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-16.66">
                <text:p>-16.66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26.25">
                <text:p>26.25</text:p>
              </table:table-cell>
              <table:table-cell office:value-type="float" office:value="-19.01">
                <text:p>-19.0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-22.55">
                <text:p>-22.5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26.35">
                <text:p>26.35</text:p>
              </table:table-cell>
              <table:table-cell office:value-type="float" office:value="-26.32">
                <text:p>-26.32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-28.74">
                <text:p>-28.74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float" office:value="26.45">
                <text:p>26.45</text:p>
              </table:table-cell>
              <table:table-cell office:value-type="float" office:value="-30.62">
                <text:p>-30.62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-31.82">
                <text:p>-31.82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float" office:value="26.55">
                <text:p>26.55</text:p>
              </table:table-cell>
              <table:table-cell office:value-type="float" office:value="-32.71">
                <text:p>-32.7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-32.69">
                <text:p>-32.69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float" office:value="26.65">
                <text:p>26.65</text:p>
              </table:table-cell>
              <table:table-cell office:value-type="float" office:value="-32.36">
                <text:p>-32.36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-31.6">
                <text:p>-31.6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26.75">
                <text:p>26.75</text:p>
              </table:table-cell>
              <table:table-cell office:value-type="float" office:value="-28.36">
                <text:p>-28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6.85">
                <text:p>26.85</text:p>
              </table:table-cell>
              <table:table-cell office:value-type="float" office:value="-18.86">
                <text:p>-18.8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-12.26">
                <text:p>-12.2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6.95">
                <text:p>26.95</text:p>
              </table:table-cell>
              <table:table-cell office:value-type="float" office:value="-7.35">
                <text:p>-7.3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43">
                <text:p>6.43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27.05">
                <text:p>27.05</text:p>
              </table:table-cell>
              <table:table-cell office:value-type="float" office:value="10.31">
                <text:p>10.3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10.29">
                <text:p>10.29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float" office:value="27.15">
                <text:p>27.15</text:p>
              </table:table-cell>
              <table:table-cell office:value-type="float" office:value="10.07">
                <text:p>10.07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0.18">
                <text:p>10.18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27.25">
                <text:p>27.25</text:p>
              </table:table-cell>
              <table:table-cell office:value-type="float" office:value="10.39">
                <text:p>10.3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10.69">
                <text:p>10.6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float" office:value="27.35">
                <text:p>27.35</text:p>
              </table:table-cell>
              <table:table-cell office:value-type="float" office:value="10.56">
                <text:p>10.5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10.14">
                <text:p>10.1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27.45">
                <text:p>27.45</text:p>
              </table:table-cell>
              <table:table-cell office:value-type="float" office:value="9.65">
                <text:p>9.6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9.47">
                <text:p>9.4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27.55">
                <text:p>27.55</text:p>
              </table:table-cell>
              <table:table-cell office:value-type="float" office:value="9.15">
                <text:p>9.15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8.9">
                <text:p>8.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27.65">
                <text:p>27.65</text:p>
              </table:table-cell>
              <table:table-cell office:value-type="float" office:value="9.16">
                <text:p>9.1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9.03">
                <text:p>9.0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27.75">
                <text:p>27.75</text:p>
              </table:table-cell>
              <table:table-cell office:value-type="float" office:value="8.89">
                <text:p>8.89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8.68">
                <text:p>8.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float" office:value="27.85">
                <text:p>27.85</text:p>
              </table:table-cell>
              <table:table-cell office:value-type="float" office:value="8.51">
                <text:p>8.5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8.35">
                <text:p>8.3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27.95">
                <text:p>27.95</text:p>
              </table:table-cell>
              <table:table-cell office:value-type="float" office:value="8.26">
                <text:p>8.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14">
                <text:p>8.1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8.05">
                <text:p>28.05</text:p>
              </table:table-cell>
              <table:table-cell office:value-type="float" office:value="8.05">
                <text:p>8.0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7.94">
                <text:p>7.9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8.15">
                <text:p>28.15</text:p>
              </table:table-cell>
              <table:table-cell office:value-type="float" office:value="7.83">
                <text:p>7.8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7.76">
                <text:p>7.7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28.25">
                <text:p>28.25</text:p>
              </table:table-cell>
              <table:table-cell office:value-type="float" office:value="7.67">
                <text:p>7.6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8.35">
                <text:p>28.35</text:p>
              </table:table-cell>
              <table:table-cell office:value-type="float" office:value="7.64">
                <text:p>7.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7.56">
                <text:p>7.5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float" office:value="28.45">
                <text:p>28.45</text:p>
              </table:table-cell>
              <table:table-cell office:value-type="float" office:value="7.49">
                <text:p>7.4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7.4">
                <text:p>7.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28.55">
                <text:p>28.55</text:p>
              </table:table-cell>
              <table:table-cell office:value-type="float" office:value="7.35">
                <text:p>7.35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7.28">
                <text:p>7.2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8.65">
                <text:p>28.65</text:p>
              </table:table-cell>
              <table:table-cell office:value-type="float" office:value="7.21">
                <text:p>7.2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7.14">
                <text:p>7.1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float" office:value="28.75">
                <text:p>28.75</text:p>
              </table:table-cell>
              <table:table-cell office:value-type="float" office:value="7.07">
                <text:p>7.07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7.02">
                <text:p>7.02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float" office:value="28.85">
                <text:p>28.85</text:p>
              </table:table-cell>
              <table:table-cell office:value-type="float" office:value="6.98">
                <text:p>6.98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6.93">
                <text:p>6.93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8.95">
                <text:p>28.95</text:p>
              </table:table-cell>
              <table:table-cell office:value-type="float" office:value="6.89">
                <text:p>6.89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82">
                <text:p>6.8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float" office:value="29.05">
                <text:p>29.05</text:p>
              </table:table-cell>
              <table:table-cell office:value-type="float" office:value="6.77">
                <text:p>6.7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6.74">
                <text:p>6.74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float" office:value="29.15">
                <text:p>29.15</text:p>
              </table:table-cell>
              <table:table-cell office:value-type="float" office:value="6.7">
                <text:p>6.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6.66">
                <text:p>6.66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float" office:value="29.25">
                <text:p>29.25</text:p>
              </table:table-cell>
              <table:table-cell office:value-type="float" office:value="6.62">
                <text:p>6.62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6.58">
                <text:p>6.58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29.35">
                <text:p>29.35</text:p>
              </table:table-cell>
              <table:table-cell office:value-type="float" office:value="6.55">
                <text:p>6.55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6.5">
                <text:p>6.5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float" office:value="29.45">
                <text:p>29.45</text:p>
              </table:table-cell>
              <table:table-cell office:value-type="float" office:value="6.5">
                <text:p>6.5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6.48">
                <text:p>6.48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float" office:value="29.55">
                <text:p>29.55</text:p>
              </table:table-cell>
              <table:table-cell office:value-type="float" office:value="6.46">
                <text:p>6.46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6.42">
                <text:p>6.42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float" office:value="29.65">
                <text:p>29.65</text:p>
              </table:table-cell>
              <table:table-cell office:value-type="float" office:value="6.4">
                <text:p>6.4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6.37">
                <text:p>6.37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float" office:value="29.81">
                <text:p>29.81</text:p>
              </table:table-cell>
              <table:table-cell office:value-type="float" office:value="6.54">
                <text:p>6.5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9.86">
                <text:p>29.86</text:p>
              </table:table-cell>
              <table:table-cell office:value-type="float" office:value="6.9">
                <text:p>6.9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29.91">
                <text:p>29.91</text:p>
              </table:table-cell>
              <table:table-cell office:value-type="float" office:value="7">
                <text:p>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29.96">
                <text:p>29.96</text:p>
              </table:table-cell>
              <table:table-cell office:value-type="float" office:value="6.7">
                <text:p>6.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30.01">
                <text:p>30.01</text:p>
              </table:table-cell>
              <table:table-cell office:value-type="float" office:value="6.65">
                <text:p>6.6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30.06">
                <text:p>30.06</text:p>
              </table:table-cell>
              <table:table-cell office:value-type="float" office:value="6.63">
                <text:p>6.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30.11">
                <text:p>30.11</text:p>
              </table:table-cell>
              <table:table-cell office:value-type="float" office:value="6.6">
                <text:p>6.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30.16">
                <text:p>30.16</text:p>
              </table:table-cell>
              <table:table-cell office:value-type="float" office:value="6.58">
                <text:p>6.5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30.21">
                <text:p>30.21</text:p>
              </table:table-cell>
              <table:table-cell office:value-type="float" office:value="6.55">
                <text:p>6.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30.26">
                <text:p>30.26</text:p>
              </table:table-cell>
              <table:table-cell office:value-type="float" office:value="6.54">
                <text:p>6.5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30.31">
                <text:p>30.31</text:p>
              </table:table-cell>
              <table:table-cell office:value-type="float" office:value="6.53">
                <text:p>6.5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0.36">
                <text:p>30.36</text:p>
              </table:table-cell>
              <table:table-cell office:value-type="float" office:value="6.53">
                <text:p>6.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0.41">
                <text:p>30.41</text:p>
              </table:table-cell>
              <table:table-cell office:value-type="float" office:value="6.54">
                <text:p>6.5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30.46">
                <text:p>30.46</text:p>
              </table:table-cell>
              <table:table-cell office:value-type="float" office:value="6.54">
                <text:p>6.5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0.51">
                <text:p>30.51</text:p>
              </table:table-cell>
              <table:table-cell office:value-type="float" office:value="6.52">
                <text:p>6.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0.56">
                <text:p>30.56</text:p>
              </table:table-cell>
              <table:table-cell office:value-type="float" office:value="6.51">
                <text:p>6.5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0.61">
                <text:p>30.61</text:p>
              </table:table-cell>
              <table:table-cell office:value-type="float" office:value="6.51">
                <text:p>6.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0.66">
                <text:p>30.66</text:p>
              </table:table-cell>
              <table:table-cell office:value-type="float" office:value="6.5">
                <text:p>6.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30.71">
                <text:p>30.71</text:p>
              </table:table-cell>
              <table:table-cell office:value-type="float" office:value="6.49">
                <text:p>6.4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30.76">
                <text:p>30.76</text:p>
              </table:table-cell>
              <table:table-cell office:value-type="float" office:value="6.47">
                <text:p>6.47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30.81">
                <text:p>30.81</text:p>
              </table:table-cell>
              <table:table-cell office:value-type="float" office:value="6.47">
                <text:p>6.4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30.86">
                <text:p>30.86</text:p>
              </table:table-cell>
              <table:table-cell office:value-type="float" office:value="6.47">
                <text:p>6.4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30.91">
                <text:p>30.91</text:p>
              </table:table-cell>
              <table:table-cell office:value-type="float" office:value="6.47">
                <text:p>6.4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30.96">
                <text:p>30.96</text:p>
              </table:table-cell>
              <table:table-cell office:value-type="float" office:value="6.46">
                <text:p>6.4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31.01">
                <text:p>31.01</text:p>
              </table:table-cell>
              <table:table-cell office:value-type="float" office:value="6.47">
                <text:p>6.47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31.06">
                <text:p>31.06</text:p>
              </table:table-cell>
              <table:table-cell office:value-type="float" office:value="6.47">
                <text:p>6.47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1.11">
                <text:p>31.11</text:p>
              </table:table-cell>
              <table:table-cell office:value-type="float" office:value="6.46">
                <text:p>6.4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31.16">
                <text:p>31.16</text:p>
              </table:table-cell>
              <table:table-cell office:value-type="float" office:value="6.45">
                <text:p>6.45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31.21">
                <text:p>31.21</text:p>
              </table:table-cell>
              <table:table-cell office:value-type="float" office:value="6.46">
                <text:p>6.46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31.33">
                <text:p>31.33</text:p>
              </table:table-cell>
              <table:table-cell office:value-type="float" office:value="6.56">
                <text:p>6.5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float" office:value="31.38">
                <text:p>31.38</text:p>
              </table:table-cell>
              <table:table-cell office:value-type="float" office:value="6.54">
                <text:p>6.54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float" office:value="31.43">
                <text:p>31.43</text:p>
              </table:table-cell>
              <table:table-cell office:value-type="float" office:value="6.52">
                <text:p>6.52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float" office:value="31.48">
                <text:p>31.48</text:p>
              </table:table-cell>
              <table:table-cell office:value-type="float" office:value="6.49">
                <text:p>6.49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float" office:value="31.53">
                <text:p>31.53</text:p>
              </table:table-cell>
              <table:table-cell office:value-type="float" office:value="6.47">
                <text:p>6.47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float" office:value="31.58">
                <text:p>31.58</text:p>
              </table:table-cell>
              <table:table-cell office:value-type="float" office:value="6.47">
                <text:p>6.47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float" office:value="31.63">
                <text:p>31.63</text:p>
              </table:table-cell>
              <table:table-cell office:value-type="float" office:value="6.45">
                <text:p>6.45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float" office:value="31.68">
                <text:p>31.68</text:p>
              </table:table-cell>
              <table:table-cell office:value-type="float" office:value="6.44">
                <text:p>6.44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31.73">
                <text:p>31.73</text:p>
              </table:table-cell>
              <table:table-cell office:value-type="float" office:value="6.43">
                <text:p>6.43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float" office:value="31.78">
                <text:p>31.78</text:p>
              </table:table-cell>
              <table:table-cell office:value-type="float" office:value="6.41">
                <text:p>6.4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float" office:value="31.83">
                <text:p>31.83</text:p>
              </table:table-cell>
              <table:table-cell office:value-type="float" office:value="6.4">
                <text:p>6.4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float" office:value="31.88">
                <text:p>31.88</text:p>
              </table:table-cell>
              <table:table-cell office:value-type="float" office:value="6.41">
                <text:p>6.41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float" office:value="31.93">
                <text:p>31.93</text:p>
              </table:table-cell>
              <table:table-cell office:value-type="float" office:value="6.43">
                <text:p>6.43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1.98">
                <text:p>31.98</text:p>
              </table:table-cell>
              <table:table-cell office:value-type="float" office:value="6.44">
                <text:p>6.4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03">
                <text:p>32.03</text:p>
              </table:table-cell>
              <table:table-cell office:value-type="float" office:value="6.41">
                <text:p>6.4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float" office:value="32.08">
                <text:p>32.08</text:p>
              </table:table-cell>
              <table:table-cell office:value-type="float" office:value="6.39">
                <text:p>6.3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float" office:value="32.13">
                <text:p>32.13</text:p>
              </table:table-cell>
              <table:table-cell office:value-type="float" office:value="6.41">
                <text:p>6.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.18">
                <text:p>32.18</text:p>
              </table:table-cell>
              <table:table-cell office:value-type="float" office:value="6.39">
                <text:p>6.3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2.23">
                <text:p>32.23</text:p>
              </table:table-cell>
              <table:table-cell office:value-type="float" office:value="6.39">
                <text:p>6.3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2.28">
                <text:p>32.28</text:p>
              </table:table-cell>
              <table:table-cell office:value-type="float" office:value="6.37">
                <text:p>6.3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float" office:value="32.33">
                <text:p>32.33</text:p>
              </table:table-cell>
              <table:table-cell office:value-type="float" office:value="6.38">
                <text:p>6.3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float" office:value="32.38">
                <text:p>32.38</text:p>
              </table:table-cell>
              <table:table-cell office:value-type="float" office:value="6.37">
                <text:p>6.37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float" office:value="32.43">
                <text:p>32.43</text:p>
              </table:table-cell>
              <table:table-cell office:value-type="float" office:value="6.38">
                <text:p>6.38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float" office:value="32.48">
                <text:p>32.48</text:p>
              </table:table-cell>
              <table:table-cell office:value-type="float" office:value="6.37">
                <text:p>6.37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float" office:value="32.53">
                <text:p>32.53</text:p>
              </table:table-cell>
              <table:table-cell office:value-type="float" office:value="6.37">
                <text:p>6.37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float" office:value="32.58">
                <text:p>32.58</text:p>
              </table:table-cell>
              <table:table-cell office:value-type="float" office:value="6.35">
                <text:p>6.3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float" office:value="32.63">
                <text:p>32.63</text:p>
              </table:table-cell>
              <table:table-cell office:value-type="float" office:value="6.34">
                <text:p>6.34</text:p>
              </table:table-cell>
              <table:table-cell office:value-type="float" office:value="-1.11">
                <text:p>-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